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6ad" officeooo:paragraph-rsid="001d06ad"/>
    </style:style>
    <style:style style:name="P2" style:family="paragraph" style:parent-style-name="Standard">
      <style:text-properties officeooo:rsid="001d06ad" officeooo:paragraph-rsid="004064fb"/>
    </style:style>
    <style:style style:name="P3" style:family="paragraph" style:parent-style-name="Standard">
      <style:text-properties officeooo:rsid="001d06ad" officeooo:paragraph-rsid="0042384d"/>
    </style:style>
    <style:style style:name="P4" style:family="paragraph" style:parent-style-name="Standard">
      <style:text-properties officeooo:rsid="001d06ad" officeooo:paragraph-rsid="0046f0a5"/>
    </style:style>
    <style:style style:name="P5" style:family="paragraph" style:parent-style-name="Standard">
      <style:text-properties officeooo:rsid="001d06ad" officeooo:paragraph-rsid="0047a262"/>
    </style:style>
    <style:style style:name="P6" style:family="paragraph" style:parent-style-name="Standard">
      <style:paragraph-properties fo:text-align="justify" style:justify-single-word="false"/>
      <style:text-properties officeooo:rsid="001da88a" officeooo:paragraph-rsid="001d06ad"/>
    </style:style>
    <style:style style:name="P7" style:family="paragraph" style:parent-style-name="Standard">
      <style:paragraph-properties fo:text-align="justify" style:justify-single-word="false"/>
      <style:text-properties officeooo:rsid="001da88a" officeooo:paragraph-rsid="001da88a"/>
    </style:style>
    <style:style style:name="P8" style:family="paragraph" style:parent-style-name="Standard">
      <style:paragraph-properties fo:text-align="justify" style:justify-single-word="false"/>
      <style:text-properties officeooo:rsid="001da88a" officeooo:paragraph-rsid="00a163d6"/>
    </style:style>
    <style:style style:name="P9" style:family="paragraph" style:parent-style-name="Standard">
      <style:text-properties officeooo:rsid="001da88a" officeooo:paragraph-rsid="001da88a"/>
    </style:style>
    <style:style style:name="P10" style:family="paragraph" style:parent-style-name="Standard">
      <style:text-properties fo:font-weight="bold" officeooo:rsid="001da88a" officeooo:paragraph-rsid="001da88a" style:font-weight-asian="bold" style:font-weight-complex="bold"/>
    </style:style>
    <style:style style:name="P11" style:family="paragraph" style:parent-style-name="Standard">
      <style:text-properties fo:font-weight="bold" officeooo:rsid="001da88a" officeooo:paragraph-rsid="004064fb" style:font-weight-asian="bold" style:font-weight-complex="bold"/>
    </style:style>
    <style:style style:name="P12" style:family="paragraph" style:parent-style-name="Standard">
      <style:paragraph-properties fo:text-align="justify" style:justify-single-word="false"/>
      <style:text-properties fo:font-weight="bold" officeooo:rsid="001ee1bf" officeooo:paragraph-rsid="001ee1bf" style:font-weight-asian="bold" style:font-weight-complex="bold"/>
    </style:style>
    <style:style style:name="P13" style:family="paragraph" style:parent-style-name="Standard">
      <style:paragraph-properties fo:text-align="justify" style:justify-single-word="false"/>
      <style:text-properties fo:font-weight="bold" officeooo:rsid="001ee1bf" officeooo:paragraph-rsid="007df4d8" style:font-weight-asian="bold" style:font-weight-complex="bold"/>
    </style:style>
    <style:style style:name="P14" style:family="paragraph" style:parent-style-name="Standard">
      <style:paragraph-properties fo:text-align="center" style:justify-single-word="false"/>
      <style:text-properties fo:font-weight="bold" officeooo:rsid="001d06ad" officeooo:paragraph-rsid="001d06ad" style:font-weight-asian="bold" style:font-weight-complex="bold"/>
    </style:style>
    <style:style style:name="P15" style:family="paragraph" style:parent-style-name="Standard">
      <style:paragraph-properties fo:text-align="justify" style:justify-single-word="false"/>
      <style:text-properties fo:font-weight="bold" officeooo:rsid="0020fb8b" officeooo:paragraph-rsid="0020fb8b" style:font-weight-asian="bold" style:font-weight-complex="bold"/>
    </style:style>
    <style:style style:name="P16" style:family="paragraph" style:parent-style-name="Standard">
      <style:paragraph-properties fo:text-align="justify" style:justify-single-word="false"/>
      <style:text-properties fo:font-weight="bold" officeooo:rsid="0020fb8b" officeooo:paragraph-rsid="00222263" style:font-weight-asian="bold" style:font-weight-complex="bold"/>
    </style:style>
    <style:style style:name="P17" style:family="paragraph" style:parent-style-name="Standard">
      <style:paragraph-properties fo:text-align="justify" style:justify-single-word="false"/>
      <style:text-properties fo:font-weight="bold" officeooo:rsid="00222263" officeooo:paragraph-rsid="00222263" style:font-weight-asian="bold" style:font-weight-complex="bold"/>
    </style:style>
    <style:style style:name="P18" style:family="paragraph" style:parent-style-name="Standard">
      <style:paragraph-properties fo:text-align="justify" style:justify-single-word="false"/>
      <style:text-properties fo:font-weight="bold" officeooo:rsid="0022f4b2" officeooo:paragraph-rsid="0022f4b2" style:font-weight-asian="bold" style:font-weight-complex="bold"/>
    </style:style>
    <style:style style:name="P19" style:family="paragraph" style:parent-style-name="Standard">
      <style:paragraph-properties fo:text-align="justify" style:justify-single-word="false"/>
      <style:text-properties fo:font-weight="bold" officeooo:rsid="0022f4b2" officeooo:paragraph-rsid="00264f07" style:font-weight-asian="bold" style:font-weight-complex="bold"/>
    </style:style>
    <style:style style:name="P20" style:family="paragraph" style:parent-style-name="Standard">
      <style:paragraph-properties fo:text-align="justify" style:justify-single-word="false"/>
      <style:text-properties fo:font-weight="bold" officeooo:rsid="0022f4b2" officeooo:paragraph-rsid="002984e7" style:font-weight-asian="bold" style:font-weight-complex="bold"/>
    </style:style>
    <style:style style:name="P21" style:family="paragraph" style:parent-style-name="Standard">
      <style:paragraph-properties fo:text-align="justify" style:justify-single-word="false"/>
      <style:text-properties fo:font-weight="bold" officeooo:rsid="0022f4b2" officeooo:paragraph-rsid="002baee4" style:font-weight-asian="bold" style:font-weight-complex="bold"/>
    </style:style>
    <style:style style:name="P22" style:family="paragraph" style:parent-style-name="Standard">
      <style:paragraph-properties fo:text-align="justify" style:justify-single-word="false"/>
      <style:text-properties fo:font-weight="bold" officeooo:rsid="00264f07" officeooo:paragraph-rsid="00264f07" style:font-weight-asian="bold" style:font-weight-complex="bold"/>
    </style:style>
    <style:style style:name="P23" style:family="paragraph" style:parent-style-name="Standard">
      <style:paragraph-properties fo:text-align="justify" style:justify-single-word="false"/>
      <style:text-properties fo:font-weight="bold" officeooo:rsid="00264f07" officeooo:paragraph-rsid="002984e7" style:font-weight-asian="bold" style:font-weight-complex="bold"/>
    </style:style>
    <style:style style:name="P24" style:family="paragraph" style:parent-style-name="Standard">
      <style:paragraph-properties fo:text-align="justify" style:justify-single-word="false"/>
      <style:text-properties fo:font-weight="bold" officeooo:rsid="002baee4" officeooo:paragraph-rsid="002baee4" style:font-weight-asian="bold" style:font-weight-complex="bold"/>
    </style:style>
    <style:style style:name="P25" style:family="paragraph" style:parent-style-name="Standard">
      <style:paragraph-properties fo:text-align="justify" style:justify-single-word="false"/>
      <style:text-properties fo:font-weight="bold" officeooo:rsid="002e9cba" officeooo:paragraph-rsid="002e9cba" style:font-weight-asian="bold" style:font-weight-complex="bold"/>
    </style:style>
    <style:style style:name="P26" style:family="paragraph" style:parent-style-name="Standard">
      <style:paragraph-properties fo:text-align="justify" style:justify-single-word="false"/>
      <style:text-properties fo:font-weight="bold" officeooo:rsid="002e9cba" officeooo:paragraph-rsid="0031e902" style:font-weight-asian="bold" style:font-weight-complex="bold"/>
    </style:style>
    <style:style style:name="P27" style:family="paragraph" style:parent-style-name="Standard">
      <style:paragraph-properties fo:text-align="justify" style:justify-single-word="false"/>
      <style:text-properties fo:font-weight="bold" officeooo:rsid="0031e902" officeooo:paragraph-rsid="0031e902" style:font-weight-asian="bold" style:font-weight-complex="bold"/>
    </style:style>
    <style:style style:name="P28" style:family="paragraph" style:parent-style-name="Standard">
      <style:paragraph-properties fo:text-align="justify" style:justify-single-word="false"/>
      <style:text-properties fo:font-weight="bold" officeooo:rsid="0031e902" officeooo:paragraph-rsid="0033bf05" style:font-weight-asian="bold" style:font-weight-complex="bold"/>
    </style:style>
    <style:style style:name="P29" style:family="paragraph" style:parent-style-name="Standard">
      <style:paragraph-properties fo:text-align="justify" style:justify-single-word="false"/>
      <style:text-properties fo:font-weight="bold" officeooo:rsid="00377b4b" officeooo:paragraph-rsid="00377b4b" style:font-weight-asian="bold" style:font-weight-complex="bold"/>
    </style:style>
    <style:style style:name="P30" style:family="paragraph" style:parent-style-name="Standard">
      <style:paragraph-properties fo:text-align="justify" style:justify-single-word="false"/>
      <style:text-properties fo:font-weight="bold" officeooo:rsid="003ac84d" officeooo:paragraph-rsid="003ac84d" style:font-weight-asian="bold" style:font-weight-complex="bold"/>
    </style:style>
    <style:style style:name="P31" style:family="paragraph" style:parent-style-name="Standard">
      <style:text-properties fo:font-weight="bold" officeooo:rsid="0046f0a5" officeooo:paragraph-rsid="0046f0a5" style:font-weight-asian="bold" style:font-weight-complex="bold"/>
    </style:style>
    <style:style style:name="P32" style:family="paragraph" style:parent-style-name="Standard">
      <style:text-properties fo:font-weight="bold" officeooo:rsid="0047a262" officeooo:paragraph-rsid="0047a262" style:font-weight-asian="bold" style:font-weight-complex="bold"/>
    </style:style>
    <style:style style:name="P33" style:family="paragraph" style:parent-style-name="Standard">
      <style:paragraph-properties fo:text-align="justify" style:justify-single-word="false"/>
      <style:text-properties fo:font-weight="bold" officeooo:rsid="0049c61a" officeooo:paragraph-rsid="0049c61a" style:font-weight-asian="bold" style:font-weight-complex="bold"/>
    </style:style>
    <style:style style:name="P34" style:family="paragraph" style:parent-style-name="Standard">
      <style:paragraph-properties fo:text-align="justify" style:justify-single-word="false"/>
      <style:text-properties fo:font-weight="bold" officeooo:rsid="004bb39a" officeooo:paragraph-rsid="004bb39a" style:font-weight-asian="bold" style:font-weight-complex="bold"/>
    </style:style>
    <style:style style:name="P35" style:family="paragraph" style:parent-style-name="Standard">
      <style:paragraph-properties fo:text-align="justify" style:justify-single-word="false"/>
      <style:text-properties fo:font-weight="bold" officeooo:rsid="004ca496" officeooo:paragraph-rsid="004ca496" style:font-weight-asian="bold" style:font-weight-complex="bold"/>
    </style:style>
    <style:style style:name="P36" style:family="paragraph" style:parent-style-name="Standard">
      <style:paragraph-properties fo:text-align="justify" style:justify-single-word="false"/>
      <style:text-properties fo:font-weight="bold" officeooo:rsid="004e77c2" officeooo:paragraph-rsid="004e77c2" style:font-weight-asian="bold" style:font-weight-complex="bold"/>
    </style:style>
    <style:style style:name="P37" style:family="paragraph" style:parent-style-name="Standard">
      <style:paragraph-properties fo:text-align="justify" style:justify-single-word="false"/>
      <style:text-properties fo:font-weight="bold" officeooo:rsid="005277bf" officeooo:paragraph-rsid="005277bf" style:font-weight-asian="bold" style:font-weight-complex="bold"/>
    </style:style>
    <style:style style:name="P38" style:family="paragraph" style:parent-style-name="Standard">
      <style:paragraph-properties fo:text-align="justify" style:justify-single-word="false"/>
      <style:text-properties fo:font-weight="bold" officeooo:rsid="0054874a" officeooo:paragraph-rsid="0054874a" style:font-weight-asian="bold" style:font-weight-complex="bold"/>
    </style:style>
    <style:style style:name="P39" style:family="paragraph" style:parent-style-name="Standard">
      <style:paragraph-properties fo:text-align="justify" style:justify-single-word="false"/>
      <style:text-properties fo:font-weight="bold" officeooo:rsid="0054874a" officeooo:paragraph-rsid="0057fd32" style:font-weight-asian="bold" style:font-weight-complex="bold"/>
    </style:style>
    <style:style style:name="P40" style:family="paragraph" style:parent-style-name="Standard">
      <style:paragraph-properties fo:text-align="justify" style:justify-single-word="false"/>
      <style:text-properties fo:font-weight="bold" officeooo:rsid="005c0428" officeooo:paragraph-rsid="005c0428" style:font-weight-asian="bold" style:font-weight-complex="bold"/>
    </style:style>
    <style:style style:name="P41" style:family="paragraph" style:parent-style-name="Standard">
      <style:paragraph-properties fo:text-align="justify" style:justify-single-word="false"/>
      <style:text-properties fo:font-weight="bold" officeooo:rsid="006193a8" officeooo:paragraph-rsid="006193a8" style:font-weight-asian="bold" style:font-weight-complex="bold"/>
    </style:style>
    <style:style style:name="P42" style:family="paragraph" style:parent-style-name="Standard">
      <style:paragraph-properties fo:text-align="justify" style:justify-single-word="false"/>
      <style:text-properties fo:font-weight="bold" officeooo:rsid="006193a8" officeooo:paragraph-rsid="00658b9e" style:font-weight-asian="bold" style:font-weight-complex="bold"/>
    </style:style>
    <style:style style:name="P43" style:family="paragraph" style:parent-style-name="Standard">
      <style:paragraph-properties fo:text-align="justify" style:justify-single-word="false"/>
      <style:text-properties fo:font-weight="bold" officeooo:rsid="006193a8" officeooo:paragraph-rsid="00670307" style:font-weight-asian="bold" style:font-weight-complex="bold"/>
    </style:style>
    <style:style style:name="P44" style:family="paragraph" style:parent-style-name="Standard">
      <style:paragraph-properties fo:text-align="justify" style:justify-single-word="false"/>
      <style:text-properties fo:font-weight="bold" officeooo:rsid="006193a8" officeooo:paragraph-rsid="00699f16" style:font-weight-asian="bold" style:font-weight-complex="bold"/>
    </style:style>
    <style:style style:name="P45" style:family="paragraph" style:parent-style-name="Standard">
      <style:paragraph-properties fo:text-align="justify" style:justify-single-word="false"/>
      <style:text-properties fo:font-weight="bold" officeooo:rsid="006193a8" officeooo:paragraph-rsid="006f46ff" style:font-weight-asian="bold" style:font-weight-complex="bold"/>
    </style:style>
    <style:style style:name="P46" style:family="paragraph" style:parent-style-name="Standard">
      <style:paragraph-properties fo:text-align="justify" style:justify-single-word="false"/>
      <style:text-properties fo:font-weight="bold" officeooo:rsid="00658b9e" officeooo:paragraph-rsid="00658b9e" style:font-weight-asian="bold" style:font-weight-complex="bold"/>
    </style:style>
    <style:style style:name="P47" style:family="paragraph" style:parent-style-name="Standard">
      <style:paragraph-properties fo:text-align="justify" style:justify-single-word="false"/>
      <style:text-properties fo:font-weight="bold" officeooo:rsid="00670307" officeooo:paragraph-rsid="00670307" style:font-weight-asian="bold" style:font-weight-complex="bold"/>
    </style:style>
    <style:style style:name="P48" style:family="paragraph" style:parent-style-name="Standard">
      <style:paragraph-properties fo:text-align="justify" style:justify-single-word="false"/>
      <style:text-properties fo:font-weight="bold" officeooo:rsid="00670307" officeooo:paragraph-rsid="00699f16" style:font-weight-asian="bold" style:font-weight-complex="bold"/>
    </style:style>
    <style:style style:name="P49" style:family="paragraph" style:parent-style-name="Standard">
      <style:paragraph-properties fo:text-align="justify" style:justify-single-word="false"/>
      <style:text-properties fo:font-weight="bold" officeooo:rsid="0071db65" officeooo:paragraph-rsid="0071db65" style:font-weight-asian="bold" style:font-weight-complex="bold"/>
    </style:style>
    <style:style style:name="P50" style:family="paragraph" style:parent-style-name="Standard">
      <style:paragraph-properties fo:text-align="justify" style:justify-single-word="false"/>
      <style:text-properties fo:font-weight="bold" officeooo:rsid="0071db65" officeooo:paragraph-rsid="0075307f" style:font-weight-asian="bold" style:font-weight-complex="bold"/>
    </style:style>
    <style:style style:name="P51" style:family="paragraph" style:parent-style-name="Standard">
      <style:paragraph-properties fo:text-align="justify" style:justify-single-word="false"/>
      <style:text-properties fo:font-weight="bold" officeooo:rsid="0071db65" officeooo:paragraph-rsid="0076f4ad" style:font-weight-asian="bold" style:font-weight-complex="bold"/>
    </style:style>
    <style:style style:name="P52" style:family="paragraph" style:parent-style-name="Standard">
      <style:paragraph-properties fo:text-align="justify" style:justify-single-word="false"/>
      <style:text-properties fo:font-weight="bold" officeooo:rsid="0071db65" officeooo:paragraph-rsid="007df4d8" style:font-weight-asian="bold" style:font-weight-complex="bold"/>
    </style:style>
    <style:style style:name="P53" style:family="paragraph" style:parent-style-name="Standard">
      <style:paragraph-properties fo:text-align="justify" style:justify-single-word="false"/>
      <style:text-properties fo:font-weight="bold" officeooo:rsid="0071db65" officeooo:paragraph-rsid="0082866f" style:font-weight-asian="bold" style:font-weight-complex="bold"/>
    </style:style>
    <style:style style:name="P54" style:family="paragraph" style:parent-style-name="Standard">
      <style:paragraph-properties fo:text-align="justify" style:justify-single-word="false"/>
      <style:text-properties fo:font-weight="bold" officeooo:rsid="0071db65" officeooo:paragraph-rsid="0082f707" style:font-weight-asian="bold" style:font-weight-complex="bold"/>
    </style:style>
    <style:style style:name="P55" style:family="paragraph" style:parent-style-name="Standard">
      <style:paragraph-properties fo:text-align="justify" style:justify-single-word="false"/>
      <style:text-properties fo:font-weight="bold" officeooo:rsid="007df4d8" officeooo:paragraph-rsid="007df4d8" style:font-weight-asian="bold" style:font-weight-complex="bold"/>
    </style:style>
    <style:style style:name="P56" style:family="paragraph" style:parent-style-name="Standard">
      <style:paragraph-properties fo:text-align="justify" style:justify-single-word="false"/>
      <style:text-properties fo:font-weight="bold" officeooo:rsid="0082f707" officeooo:paragraph-rsid="0082f707" style:font-weight-asian="bold" style:font-weight-complex="bold"/>
    </style:style>
    <style:style style:name="P57" style:family="paragraph" style:parent-style-name="Standard">
      <style:paragraph-properties fo:text-align="justify" style:justify-single-word="false"/>
      <style:text-properties fo:font-weight="bold" officeooo:rsid="008cdd51" officeooo:paragraph-rsid="008cdd51" style:font-weight-asian="bold" style:font-weight-complex="bold"/>
    </style:style>
    <style:style style:name="P58" style:family="paragraph" style:parent-style-name="Standard">
      <style:paragraph-properties fo:text-align="justify" style:justify-single-word="false"/>
      <style:text-properties fo:font-weight="bold" officeooo:rsid="006f46ff" officeooo:paragraph-rsid="009baa8e" style:font-weight-asian="bold" style:font-weight-complex="bold"/>
    </style:style>
    <style:style style:name="P59" style:family="paragraph" style:parent-style-name="Standard">
      <style:paragraph-properties fo:text-align="justify" style:justify-single-word="false"/>
      <style:text-properties fo:font-weight="bold" officeooo:rsid="008b07de" officeooo:paragraph-rsid="008b07de" fo:background-color="transparent" style:font-weight-asian="bold" style:font-weight-complex="bold"/>
    </style:style>
    <style:style style:name="P60" style:family="paragraph" style:parent-style-name="Standard">
      <style:paragraph-properties fo:text-align="justify" style:justify-single-word="false"/>
      <style:text-properties fo:font-weight="bold" officeooo:rsid="008f078b" officeooo:paragraph-rsid="008f078b" fo:background-color="transparent" style:font-weight-asian="bold" style:font-weight-complex="bold"/>
    </style:style>
    <style:style style:name="P61" style:family="paragraph" style:parent-style-name="Standard">
      <style:paragraph-properties fo:text-align="justify" style:justify-single-word="false"/>
      <style:text-properties fo:font-weight="bold" officeooo:rsid="0091ee80" officeooo:paragraph-rsid="0091ee80" fo:background-color="transparent" style:font-weight-asian="bold" style:font-weight-complex="bold"/>
    </style:style>
    <style:style style:name="P62" style:family="paragraph" style:parent-style-name="Standard">
      <style:paragraph-properties fo:text-align="justify" style:justify-single-word="false"/>
      <style:text-properties fo:font-weight="bold" officeooo:rsid="0091ee80" officeooo:paragraph-rsid="0095d86f" fo:background-color="transparent" style:font-weight-asian="bold" style:font-weight-complex="bold"/>
    </style:style>
    <style:style style:name="P63" style:family="paragraph" style:parent-style-name="Standard">
      <style:paragraph-properties fo:text-align="justify" style:justify-single-word="false"/>
      <style:text-properties fo:font-weight="bold" officeooo:rsid="00967370" officeooo:paragraph-rsid="00967370" fo:background-color="transparent" style:font-weight-asian="bold" style:font-weight-complex="bold"/>
    </style:style>
    <style:style style:name="P64" style:family="paragraph" style:parent-style-name="Standard">
      <style:paragraph-properties fo:text-align="justify" style:justify-single-word="false"/>
      <style:text-properties fo:font-weight="bold" officeooo:rsid="00967370" officeooo:paragraph-rsid="0097923c" fo:background-color="transparent" style:font-weight-asian="bold" style:font-weight-complex="bold"/>
    </style:style>
    <style:style style:name="P65" style:family="paragraph" style:parent-style-name="Standard">
      <style:paragraph-properties fo:text-align="justify" style:justify-single-word="false"/>
      <style:text-properties fo:font-weight="bold" officeooo:rsid="00a0cd0c" officeooo:paragraph-rsid="00a0cd0c" fo:background-color="transparent" style:font-weight-asian="bold" style:font-weight-complex="bold"/>
    </style:style>
    <style:style style:name="P66" style:family="paragraph" style:parent-style-name="Standard">
      <style:paragraph-properties fo:text-align="justify" style:justify-single-word="false"/>
      <style:text-properties fo:font-weight="bold" officeooo:rsid="00a308a2" officeooo:paragraph-rsid="00a308a2" fo:background-color="transparent" style:font-weight-asian="bold" style:font-weight-complex="bold"/>
    </style:style>
    <style:style style:name="P67" style:family="paragraph" style:parent-style-name="Standard">
      <style:paragraph-properties fo:text-align="justify" style:justify-single-word="false"/>
      <style:text-properties fo:font-weight="bold" officeooo:rsid="00a6e2d9" officeooo:paragraph-rsid="00a6e2d9" fo:background-color="transparent" style:font-weight-asian="bold" style:font-weight-complex="bold"/>
    </style:style>
    <style:style style:name="P68" style:family="paragraph" style:parent-style-name="Standard">
      <style:paragraph-properties fo:text-align="justify" style:justify-single-word="false"/>
      <style:text-properties fo:font-weight="bold" officeooo:rsid="00aa97bb" officeooo:paragraph-rsid="00aa97bb" fo:background-color="transparent" style:font-weight-asian="bold" style:font-weight-complex="bold"/>
    </style:style>
    <style:style style:name="P69" style:family="paragraph" style:parent-style-name="Standard">
      <style:paragraph-properties fo:text-align="justify" style:justify-single-word="false"/>
      <style:text-properties fo:font-weight="bold" officeooo:rsid="00aa97bb" officeooo:paragraph-rsid="00aeafc5" fo:background-color="transparent" style:font-weight-asian="bold" style:font-weight-complex="bold"/>
    </style:style>
    <style:style style:name="P70" style:family="paragraph" style:parent-style-name="Standard">
      <style:paragraph-properties fo:text-align="justify" style:justify-single-word="false"/>
      <style:text-properties fo:font-weight="bold" officeooo:rsid="00a35180" officeooo:paragraph-rsid="00aa97bb" fo:background-color="transparent" style:font-weight-asian="bold" style:font-weight-complex="bold"/>
    </style:style>
    <style:style style:name="P71" style:family="paragraph" style:parent-style-name="Standard">
      <style:paragraph-properties fo:text-align="justify" style:justify-single-word="false"/>
      <style:text-properties fo:font-weight="bold" officeooo:rsid="00a35180" officeooo:paragraph-rsid="00b10bd0" fo:background-color="transparent" style:font-weight-asian="bold" style:font-weight-complex="bold"/>
    </style:style>
    <style:style style:name="P72" style:family="paragraph" style:parent-style-name="Standard">
      <style:paragraph-properties fo:text-align="justify" style:justify-single-word="false"/>
      <style:text-properties fo:font-weight="bold" officeooo:rsid="00a35180" officeooo:paragraph-rsid="00b99ad6" fo:background-color="transparent" style:font-weight-asian="bold" style:font-weight-complex="bold"/>
    </style:style>
    <style:style style:name="P73" style:family="paragraph" style:parent-style-name="Standard">
      <style:paragraph-properties fo:text-align="justify" style:justify-single-word="false"/>
      <style:text-properties fo:font-weight="bold" officeooo:rsid="00a35180" officeooo:paragraph-rsid="00bb1702" fo:background-color="transparent" style:font-weight-asian="bold" style:font-weight-complex="bold"/>
    </style:style>
    <style:style style:name="P74" style:family="paragraph" style:parent-style-name="Standard">
      <style:paragraph-properties fo:text-align="justify" style:justify-single-word="false"/>
      <style:text-properties fo:font-weight="bold" officeooo:rsid="00a35180" officeooo:paragraph-rsid="00bcb5c8" fo:background-color="transparent" style:font-weight-asian="bold" style:font-weight-complex="bold"/>
    </style:style>
    <style:style style:name="P75" style:family="paragraph" style:parent-style-name="Standard">
      <style:paragraph-properties fo:text-align="justify" style:justify-single-word="false"/>
      <style:text-properties fo:font-weight="bold" officeooo:rsid="00a35180" officeooo:paragraph-rsid="00c10b65" fo:background-color="transparent" style:font-weight-asian="bold" style:font-weight-complex="bold"/>
    </style:style>
    <style:style style:name="P76" style:family="paragraph" style:parent-style-name="Standard">
      <style:paragraph-properties fo:text-align="justify" style:justify-single-word="false"/>
      <style:text-properties fo:font-weight="bold" officeooo:rsid="00a35180" officeooo:paragraph-rsid="00c27479" fo:background-color="transparent" style:font-weight-asian="bold" style:font-weight-complex="bold"/>
    </style:style>
    <style:style style:name="P77" style:family="paragraph" style:parent-style-name="Standard">
      <style:paragraph-properties fo:text-align="justify" style:justify-single-word="false"/>
      <style:text-properties fo:font-weight="bold" officeooo:rsid="00a35180" officeooo:paragraph-rsid="00c65b21" fo:background-color="transparent" style:font-weight-asian="bold" style:font-weight-complex="bold"/>
    </style:style>
    <style:style style:name="P78" style:family="paragraph" style:parent-style-name="Standard">
      <style:paragraph-properties fo:text-align="justify" style:justify-single-word="false"/>
      <style:text-properties fo:font-weight="bold" officeooo:rsid="00b10bd0" officeooo:paragraph-rsid="00b10bd0" fo:background-color="transparent" style:font-weight-asian="bold" style:font-weight-complex="bold"/>
    </style:style>
    <style:style style:name="P79" style:family="paragraph" style:parent-style-name="Standard">
      <style:paragraph-properties fo:text-align="justify" style:justify-single-word="false"/>
      <style:text-properties fo:font-weight="bold" officeooo:rsid="00b10bd0" officeooo:paragraph-rsid="00b99ad6" fo:background-color="transparent" style:font-weight-asian="bold" style:font-weight-complex="bold"/>
    </style:style>
    <style:style style:name="P80" style:family="paragraph" style:parent-style-name="Standard">
      <style:paragraph-properties fo:text-align="justify" style:justify-single-word="false"/>
      <style:text-properties fo:font-weight="bold" officeooo:rsid="00b99ad6" officeooo:paragraph-rsid="00b99ad6" fo:background-color="transparent" style:font-weight-asian="bold" style:font-weight-complex="bold"/>
    </style:style>
    <style:style style:name="P81" style:family="paragraph" style:parent-style-name="Standard">
      <style:paragraph-properties fo:text-align="justify" style:justify-single-word="false"/>
      <style:text-properties fo:font-weight="bold" officeooo:rsid="00bb1702" officeooo:paragraph-rsid="00bb1702" fo:background-color="transparent" style:font-weight-asian="bold" style:font-weight-complex="bold"/>
    </style:style>
    <style:style style:name="P82" style:family="paragraph" style:parent-style-name="Standard">
      <style:paragraph-properties fo:text-align="justify" style:justify-single-word="false"/>
      <style:text-properties fo:font-weight="bold" officeooo:rsid="00bcb5c8" officeooo:paragraph-rsid="00bcb5c8" fo:background-color="transparent" style:font-weight-asian="bold" style:font-weight-complex="bold"/>
    </style:style>
    <style:style style:name="P83" style:family="paragraph" style:parent-style-name="Standard">
      <style:paragraph-properties fo:text-align="justify" style:justify-single-word="false"/>
      <style:text-properties fo:font-weight="bold" officeooo:rsid="00bfbdee" officeooo:paragraph-rsid="00bfbdee" fo:background-color="transparent" style:font-weight-asian="bold" style:font-weight-complex="bold"/>
    </style:style>
    <style:style style:name="P84" style:family="paragraph" style:parent-style-name="Standard">
      <style:paragraph-properties fo:text-align="justify" style:justify-single-word="false"/>
      <style:text-properties fo:font-weight="bold" officeooo:rsid="00c10b65" officeooo:paragraph-rsid="00c10b65" fo:background-color="transparent" style:font-weight-asian="bold" style:font-weight-complex="bold"/>
    </style:style>
    <style:style style:name="P85" style:family="paragraph" style:parent-style-name="Standard">
      <style:paragraph-properties fo:text-align="justify" style:justify-single-word="false"/>
      <style:text-properties fo:font-weight="bold" officeooo:rsid="00c27479" officeooo:paragraph-rsid="00c27479" fo:background-color="transparent" style:font-weight-asian="bold" style:font-weight-complex="bold"/>
    </style:style>
    <style:style style:name="P86" style:family="paragraph" style:parent-style-name="Standard">
      <style:paragraph-properties fo:text-align="justify" style:justify-single-word="false"/>
      <style:text-properties fo:font-weight="bold" officeooo:rsid="00c36fd6" officeooo:paragraph-rsid="00c36fd6" fo:background-color="transparent" style:font-weight-asian="bold" style:font-weight-complex="bold"/>
    </style:style>
    <style:style style:name="P87" style:family="paragraph" style:parent-style-name="Standard">
      <style:paragraph-properties fo:text-align="justify" style:justify-single-word="false"/>
      <style:text-properties fo:font-weight="bold" officeooo:rsid="00c601f6" officeooo:paragraph-rsid="00c601f6" fo:background-color="transparent" style:font-weight-asian="bold" style:font-weight-complex="bold"/>
    </style:style>
    <style:style style:name="P88" style:family="paragraph" style:parent-style-name="Standard">
      <style:paragraph-properties fo:text-align="justify" style:justify-single-word="false"/>
      <style:text-properties fo:font-weight="bold" officeooo:rsid="00c601f6" officeooo:paragraph-rsid="00c65b21" fo:background-color="transparent" style:font-weight-asian="bold" style:font-weight-complex="bold"/>
    </style:style>
    <style:style style:name="P89" style:family="paragraph" style:parent-style-name="Standard">
      <style:paragraph-properties fo:text-align="justify" style:justify-single-word="false"/>
      <style:text-properties fo:font-weight="bold" officeooo:rsid="00c65b21" officeooo:paragraph-rsid="00c65b21" fo:background-color="transparent" style:font-weight-asian="bold" style:font-weight-complex="bold"/>
    </style:style>
    <style:style style:name="P90" style:family="paragraph" style:parent-style-name="Standard">
      <style:text-properties fo:font-weight="normal" officeooo:rsid="001da88a" officeooo:paragraph-rsid="001ee1bf" style:font-weight-asian="normal" style:font-weight-complex="normal"/>
    </style:style>
    <style:style style:name="P91" style:family="paragraph" style:parent-style-name="Standard">
      <style:paragraph-properties fo:text-align="justify" style:justify-single-word="false"/>
      <style:text-properties fo:font-weight="normal" officeooo:rsid="001da88a" officeooo:paragraph-rsid="001da88a" style:font-weight-asian="normal" style:font-weight-complex="normal"/>
    </style:style>
    <style:style style:name="P92" style:family="paragraph" style:parent-style-name="Standard">
      <style:paragraph-properties fo:text-align="justify" style:justify-single-word="false"/>
      <style:text-properties fo:font-weight="normal" officeooo:rsid="001da88a" officeooo:paragraph-rsid="001ee1bf" style:font-weight-asian="normal" style:font-weight-complex="normal"/>
    </style:style>
    <style:style style:name="P93" style:family="paragraph" style:parent-style-name="Standard">
      <style:paragraph-properties fo:text-align="justify" style:justify-single-word="false"/>
      <style:text-properties fo:font-weight="normal" officeooo:rsid="001da88a" officeooo:paragraph-rsid="004064fb" style:font-weight-asian="normal" style:font-weight-complex="normal"/>
    </style:style>
    <style:style style:name="P94" style:family="paragraph" style:parent-style-name="Standard">
      <style:paragraph-properties fo:text-align="justify" style:justify-single-word="false"/>
      <style:text-properties fo:font-weight="normal" officeooo:rsid="001da88a" officeooo:paragraph-rsid="0042384d" style:font-weight-asian="normal" style:font-weight-complex="normal"/>
    </style:style>
    <style:style style:name="P95" style:family="paragraph" style:parent-style-name="Standard">
      <style:paragraph-properties fo:text-align="justify" style:justify-single-word="false"/>
      <style:text-properties fo:font-weight="normal" officeooo:rsid="001da88a" officeooo:paragraph-rsid="0046f0a5" style:font-weight-asian="normal" style:font-weight-complex="normal"/>
    </style:style>
    <style:style style:name="P96" style:family="paragraph" style:parent-style-name="Standard">
      <style:paragraph-properties fo:text-align="justify" style:justify-single-word="false"/>
      <style:text-properties fo:font-weight="normal" officeooo:rsid="001da88a" officeooo:paragraph-rsid="0047a262" style:font-weight-asian="normal" style:font-weight-complex="normal"/>
    </style:style>
    <style:style style:name="P97" style:family="paragraph" style:parent-style-name="Standard">
      <style:paragraph-properties fo:text-align="justify" style:justify-single-word="false"/>
      <style:text-properties fo:font-weight="normal" officeooo:rsid="001da88a" officeooo:paragraph-rsid="0049c61a" style:font-weight-asian="normal" style:font-weight-complex="normal"/>
    </style:style>
    <style:style style:name="P98" style:family="paragraph" style:parent-style-name="Standard">
      <style:paragraph-properties fo:text-align="justify" style:justify-single-word="false"/>
      <style:text-properties fo:font-weight="normal" officeooo:rsid="001da88a" officeooo:paragraph-rsid="004bb39a" style:font-weight-asian="normal" style:font-weight-complex="normal"/>
    </style:style>
    <style:style style:name="P99" style:family="paragraph" style:parent-style-name="Standard">
      <style:paragraph-properties fo:text-align="justify" style:justify-single-word="false"/>
      <style:text-properties fo:font-weight="normal" officeooo:rsid="001da88a" officeooo:paragraph-rsid="004ca496" style:font-weight-asian="normal" style:font-weight-complex="normal"/>
    </style:style>
    <style:style style:name="P100" style:family="paragraph" style:parent-style-name="Standard">
      <style:paragraph-properties fo:text-align="justify" style:justify-single-word="false"/>
      <style:text-properties fo:font-weight="normal" officeooo:rsid="001da88a" officeooo:paragraph-rsid="004d230e" style:font-weight-asian="normal" style:font-weight-complex="normal"/>
    </style:style>
    <style:style style:name="P101" style:family="paragraph" style:parent-style-name="Standard">
      <style:paragraph-properties fo:text-align="justify" style:justify-single-word="false"/>
      <style:text-properties fo:font-weight="normal" officeooo:rsid="001da88a" officeooo:paragraph-rsid="0020fb8b" style:font-weight-asian="normal" style:font-weight-complex="normal"/>
    </style:style>
    <style:style style:name="P102" style:family="paragraph" style:parent-style-name="Standard">
      <style:paragraph-properties fo:text-align="justify" style:justify-single-word="false"/>
      <style:text-properties fo:font-weight="normal" officeooo:rsid="001da88a" officeooo:paragraph-rsid="0071db65" style:font-weight-asian="normal" style:font-weight-complex="normal"/>
    </style:style>
    <style:style style:name="P103" style:family="paragraph" style:parent-style-name="Standard">
      <style:paragraph-properties fo:text-align="justify" style:justify-single-word="false"/>
      <style:text-properties fo:font-weight="normal" officeooo:rsid="001da88a" officeooo:paragraph-rsid="0075307f" style:font-weight-asian="normal" style:font-weight-complex="normal"/>
    </style:style>
    <style:style style:name="P104" style:family="paragraph" style:parent-style-name="Standard">
      <style:paragraph-properties fo:text-align="justify" style:justify-single-word="false"/>
      <style:text-properties fo:font-weight="normal" officeooo:rsid="001da88a" officeooo:paragraph-rsid="0076f4ad" style:font-weight-asian="normal" style:font-weight-complex="normal"/>
    </style:style>
    <style:style style:name="P105" style:family="paragraph" style:parent-style-name="Standard">
      <style:paragraph-properties fo:text-align="justify" style:justify-single-word="false"/>
      <style:text-properties fo:font-weight="normal" officeooo:rsid="001da88a" officeooo:paragraph-rsid="007df4d8" style:font-weight-asian="normal" style:font-weight-complex="normal"/>
    </style:style>
    <style:style style:name="P106" style:family="paragraph" style:parent-style-name="Standard">
      <style:paragraph-properties fo:text-align="justify" style:justify-single-word="false"/>
      <style:text-properties fo:font-weight="normal" officeooo:rsid="001da88a" officeooo:paragraph-rsid="0082866f" style:font-weight-asian="normal" style:font-weight-complex="normal"/>
    </style:style>
    <style:style style:name="P107" style:family="paragraph" style:parent-style-name="Standard">
      <style:paragraph-properties fo:text-align="justify" style:justify-single-word="false"/>
      <style:text-properties fo:font-weight="normal" officeooo:rsid="001da88a" officeooo:paragraph-rsid="0082f707" style:font-weight-asian="normal" style:font-weight-complex="normal"/>
    </style:style>
    <style:style style:name="P108" style:family="paragraph" style:parent-style-name="Standard">
      <style:text-properties fo:font-weight="normal" officeooo:rsid="001da88a" officeooo:paragraph-rsid="0082f707" style:font-weight-asian="normal" style:font-weight-complex="normal"/>
    </style:style>
    <style:style style:name="P109" style:family="paragraph" style:parent-style-name="Standard">
      <style:paragraph-properties fo:text-align="justify" style:justify-single-word="false"/>
      <style:text-properties fo:font-weight="normal" officeooo:rsid="001ee1bf" officeooo:paragraph-rsid="001ee1bf" style:font-weight-asian="normal" style:font-weight-complex="normal"/>
    </style:style>
    <style:style style:name="P110" style:family="paragraph" style:parent-style-name="Standard">
      <style:paragraph-properties fo:text-align="justify" style:justify-single-word="false"/>
      <style:text-properties fo:font-weight="normal" officeooo:rsid="001ee1bf" officeooo:paragraph-rsid="00222263" style:font-weight-asian="normal" style:font-weight-complex="normal"/>
    </style:style>
    <style:style style:name="P111" style:family="paragraph" style:parent-style-name="Standard">
      <style:paragraph-properties fo:text-align="justify" style:justify-single-word="false"/>
      <style:text-properties fo:font-weight="normal" officeooo:rsid="001ee1bf" officeooo:paragraph-rsid="00249d52" style:font-weight-asian="normal" style:font-weight-complex="normal"/>
    </style:style>
    <style:style style:name="P112" style:family="paragraph" style:parent-style-name="Standard">
      <style:paragraph-properties fo:text-align="justify" style:justify-single-word="false"/>
      <style:text-properties fo:font-weight="normal" officeooo:rsid="001ee1bf" officeooo:paragraph-rsid="00264f07" style:font-weight-asian="normal" style:font-weight-complex="normal"/>
    </style:style>
    <style:style style:name="P113" style:family="paragraph" style:parent-style-name="Standard">
      <style:paragraph-properties fo:text-align="justify" style:justify-single-word="false"/>
      <style:text-properties fo:font-weight="normal" officeooo:rsid="001ee1bf" officeooo:paragraph-rsid="002984e7" style:font-weight-asian="normal" style:font-weight-complex="normal"/>
    </style:style>
    <style:style style:name="P114" style:family="paragraph" style:parent-style-name="Standard">
      <style:paragraph-properties fo:text-align="justify" style:justify-single-word="false"/>
      <style:text-properties fo:font-weight="normal" officeooo:rsid="001ee1bf" officeooo:paragraph-rsid="002baee4" style:font-weight-asian="normal" style:font-weight-complex="normal"/>
    </style:style>
    <style:style style:name="P115" style:family="paragraph" style:parent-style-name="Standard">
      <style:paragraph-properties fo:text-align="justify" style:justify-single-word="false"/>
      <style:text-properties fo:font-weight="normal" officeooo:rsid="001ee1bf" officeooo:paragraph-rsid="002e9cba" style:font-weight-asian="normal" style:font-weight-complex="normal"/>
    </style:style>
    <style:style style:name="P116" style:family="paragraph" style:parent-style-name="Standard">
      <style:paragraph-properties fo:text-align="justify" style:justify-single-word="false"/>
      <style:text-properties fo:font-weight="normal" officeooo:rsid="001ee1bf" officeooo:paragraph-rsid="0033bf05" style:font-weight-asian="normal" style:font-weight-complex="normal"/>
    </style:style>
    <style:style style:name="P117" style:family="paragraph" style:parent-style-name="Standard">
      <style:paragraph-properties fo:text-align="justify" style:justify-single-word="false"/>
      <style:text-properties fo:font-weight="normal" officeooo:rsid="001ee1bf" officeooo:paragraph-rsid="00377b4b" style:font-weight-asian="normal" style:font-weight-complex="normal"/>
    </style:style>
    <style:style style:name="P118" style:family="paragraph" style:parent-style-name="Standard">
      <style:paragraph-properties fo:text-align="justify" style:justify-single-word="false"/>
      <style:text-properties fo:font-weight="normal" officeooo:rsid="001ee1bf" officeooo:paragraph-rsid="003ac84d" style:font-weight-asian="normal" style:font-weight-complex="normal"/>
    </style:style>
    <style:style style:name="P119" style:family="paragraph" style:parent-style-name="Standard">
      <style:paragraph-properties fo:text-align="justify" style:justify-single-word="false"/>
      <style:text-properties fo:font-weight="normal" officeooo:rsid="001ee1bf" officeooo:paragraph-rsid="003b7c73" style:font-weight-asian="normal" style:font-weight-complex="normal"/>
    </style:style>
    <style:style style:name="P120" style:family="paragraph" style:parent-style-name="Standard">
      <style:paragraph-properties fo:text-align="justify" style:justify-single-word="false"/>
      <style:text-properties fo:font-weight="normal" officeooo:rsid="001ee1bf" officeooo:paragraph-rsid="004064fb" style:font-weight-asian="normal" style:font-weight-complex="normal"/>
    </style:style>
    <style:style style:name="P121" style:family="paragraph" style:parent-style-name="Standard">
      <style:paragraph-properties fo:text-align="justify" style:justify-single-word="false"/>
      <style:text-properties fo:font-weight="normal" officeooo:rsid="001ee1bf" officeooo:paragraph-rsid="0042384d" style:font-weight-asian="normal" style:font-weight-complex="normal"/>
    </style:style>
    <style:style style:name="P122" style:family="paragraph" style:parent-style-name="Standard">
      <style:paragraph-properties fo:text-align="justify" style:justify-single-word="false"/>
      <style:text-properties fo:font-weight="normal" officeooo:rsid="001ee1bf" officeooo:paragraph-rsid="0046f0a5" style:font-weight-asian="normal" style:font-weight-complex="normal"/>
    </style:style>
    <style:style style:name="P123" style:family="paragraph" style:parent-style-name="Standard">
      <style:paragraph-properties fo:text-align="justify" style:justify-single-word="false"/>
      <style:text-properties fo:font-weight="normal" officeooo:rsid="001ee1bf" officeooo:paragraph-rsid="0047a262" style:font-weight-asian="normal" style:font-weight-complex="normal"/>
    </style:style>
    <style:style style:name="P124" style:family="paragraph" style:parent-style-name="Standard">
      <style:paragraph-properties fo:text-align="justify" style:justify-single-word="false"/>
      <style:text-properties fo:font-weight="normal" officeooo:rsid="001ee1bf" officeooo:paragraph-rsid="0049c61a" style:font-weight-asian="normal" style:font-weight-complex="normal"/>
    </style:style>
    <style:style style:name="P125" style:family="paragraph" style:parent-style-name="Standard">
      <style:paragraph-properties fo:text-align="justify" style:justify-single-word="false"/>
      <style:text-properties fo:font-weight="normal" officeooo:rsid="001ee1bf" officeooo:paragraph-rsid="004bb39a" style:font-weight-asian="normal" style:font-weight-complex="normal"/>
    </style:style>
    <style:style style:name="P126" style:family="paragraph" style:parent-style-name="Standard">
      <style:paragraph-properties fo:text-align="justify" style:justify-single-word="false"/>
      <style:text-properties fo:font-weight="normal" officeooo:rsid="001ee1bf" officeooo:paragraph-rsid="004ca496" style:font-weight-asian="normal" style:font-weight-complex="normal"/>
    </style:style>
    <style:style style:name="P127" style:family="paragraph" style:parent-style-name="Standard">
      <style:paragraph-properties fo:text-align="justify" style:justify-single-word="false"/>
      <style:text-properties fo:font-weight="normal" officeooo:rsid="001ee1bf" officeooo:paragraph-rsid="004d230e" style:font-weight-asian="normal" style:font-weight-complex="normal"/>
    </style:style>
    <style:style style:name="P128" style:family="paragraph" style:parent-style-name="Standard">
      <style:paragraph-properties fo:text-align="justify" style:justify-single-word="false"/>
      <style:text-properties fo:font-weight="normal" officeooo:rsid="001ee1bf" officeooo:paragraph-rsid="004e77c2" style:font-weight-asian="normal" style:font-weight-complex="normal"/>
    </style:style>
    <style:style style:name="P129" style:family="paragraph" style:parent-style-name="Standard">
      <style:paragraph-properties fo:text-align="justify" style:justify-single-word="false"/>
      <style:text-properties fo:font-weight="normal" officeooo:rsid="001ee1bf" officeooo:paragraph-rsid="005277bf" style:font-weight-asian="normal" style:font-weight-complex="normal"/>
    </style:style>
    <style:style style:name="P130" style:family="paragraph" style:parent-style-name="Standard">
      <style:paragraph-properties fo:text-align="justify" style:justify-single-word="false"/>
      <style:text-properties fo:font-weight="normal" officeooo:rsid="001ee1bf" officeooo:paragraph-rsid="0054874a" style:font-weight-asian="normal" style:font-weight-complex="normal"/>
    </style:style>
    <style:style style:name="P131" style:family="paragraph" style:parent-style-name="Standard">
      <style:paragraph-properties fo:text-align="justify" style:justify-single-word="false"/>
      <style:text-properties fo:font-weight="normal" officeooo:rsid="001ee1bf" officeooo:paragraph-rsid="0057feb4" style:font-weight-asian="normal" style:font-weight-complex="normal"/>
    </style:style>
    <style:style style:name="P132" style:family="paragraph" style:parent-style-name="Standard">
      <style:paragraph-properties fo:text-align="justify" style:justify-single-word="false"/>
      <style:text-properties fo:font-weight="normal" officeooo:rsid="001ee1bf" officeooo:paragraph-rsid="005c335d" style:font-weight-asian="normal" style:font-weight-complex="normal"/>
    </style:style>
    <style:style style:name="P133" style:family="paragraph" style:parent-style-name="Standard">
      <style:paragraph-properties fo:text-align="justify" style:justify-single-word="false"/>
      <style:text-properties fo:font-weight="normal" officeooo:rsid="001ee1bf" officeooo:paragraph-rsid="006193a8" style:font-weight-asian="normal" style:font-weight-complex="normal"/>
    </style:style>
    <style:style style:name="P134" style:family="paragraph" style:parent-style-name="Standard">
      <style:paragraph-properties fo:text-align="justify" style:justify-single-word="false"/>
      <style:text-properties fo:font-weight="normal" officeooo:rsid="001ee1bf" officeooo:paragraph-rsid="00658b9e" style:font-weight-asian="normal" style:font-weight-complex="normal"/>
    </style:style>
    <style:style style:name="P135" style:family="paragraph" style:parent-style-name="Standard">
      <style:paragraph-properties fo:text-align="justify" style:justify-single-word="false"/>
      <style:text-properties fo:font-weight="normal" officeooo:rsid="001ee1bf" officeooo:paragraph-rsid="00670307" style:font-weight-asian="normal" style:font-weight-complex="normal"/>
    </style:style>
    <style:style style:name="P136" style:family="paragraph" style:parent-style-name="Standard">
      <style:paragraph-properties fo:text-align="justify" style:justify-single-word="false"/>
      <style:text-properties fo:font-weight="normal" officeooo:rsid="001ee1bf" officeooo:paragraph-rsid="00699f16" style:font-weight-asian="normal" style:font-weight-complex="normal"/>
    </style:style>
    <style:style style:name="P137" style:family="paragraph" style:parent-style-name="Standard">
      <style:paragraph-properties fo:text-align="justify" style:justify-single-word="false"/>
      <style:text-properties fo:font-weight="normal" officeooo:rsid="001ee1bf" officeooo:paragraph-rsid="006f46ff" style:font-weight-asian="normal" style:font-weight-complex="normal"/>
    </style:style>
    <style:style style:name="P138" style:family="paragraph" style:parent-style-name="Standard">
      <style:paragraph-properties fo:text-align="justify" style:justify-single-word="false"/>
      <style:text-properties fo:font-weight="normal" officeooo:rsid="001ee1bf" officeooo:paragraph-rsid="0071db65" style:font-weight-asian="normal" style:font-weight-complex="normal"/>
    </style:style>
    <style:style style:name="P139" style:family="paragraph" style:parent-style-name="Standard">
      <style:paragraph-properties fo:text-align="justify" style:justify-single-word="false"/>
      <style:text-properties fo:font-weight="normal" officeooo:rsid="001ee1bf" officeooo:paragraph-rsid="0075307f" style:font-weight-asian="normal" style:font-weight-complex="normal"/>
    </style:style>
    <style:style style:name="P140" style:family="paragraph" style:parent-style-name="Standard">
      <style:paragraph-properties fo:text-align="justify" style:justify-single-word="false"/>
      <style:text-properties fo:font-weight="normal" officeooo:rsid="001ee1bf" officeooo:paragraph-rsid="0076f4ad" style:font-weight-asian="normal" style:font-weight-complex="normal"/>
    </style:style>
    <style:style style:name="P141" style:family="paragraph" style:parent-style-name="Standard">
      <style:paragraph-properties fo:text-align="justify" style:justify-single-word="false"/>
      <style:text-properties fo:font-weight="normal" officeooo:rsid="001ee1bf" officeooo:paragraph-rsid="007df4d8" style:font-weight-asian="normal" style:font-weight-complex="normal"/>
    </style:style>
    <style:style style:name="P142" style:family="paragraph" style:parent-style-name="Standard">
      <style:paragraph-properties fo:text-align="justify" style:justify-single-word="false"/>
      <style:text-properties fo:font-weight="normal" officeooo:rsid="001ee1bf" officeooo:paragraph-rsid="0082866f" style:font-weight-asian="normal" style:font-weight-complex="normal"/>
    </style:style>
    <style:style style:name="P143" style:family="paragraph" style:parent-style-name="Standard">
      <style:paragraph-properties fo:text-align="justify" style:justify-single-word="false"/>
      <style:text-properties fo:font-weight="normal" officeooo:rsid="001ee1bf" officeooo:paragraph-rsid="00876dd1" style:font-weight-asian="normal" style:font-weight-complex="normal"/>
    </style:style>
    <style:style style:name="P144" style:family="paragraph" style:parent-style-name="Standard">
      <style:paragraph-properties fo:text-align="justify" style:justify-single-word="false"/>
      <style:text-properties fo:font-weight="normal" officeooo:rsid="001ee1bf" officeooo:paragraph-rsid="0089a402" style:font-weight-asian="normal" style:font-weight-complex="normal"/>
    </style:style>
    <style:style style:name="P145" style:family="paragraph" style:parent-style-name="Standard">
      <style:paragraph-properties fo:text-align="justify" style:justify-single-word="false"/>
      <style:text-properties fo:font-weight="normal" officeooo:rsid="001ee1bf" officeooo:paragraph-rsid="008b07de" style:font-weight-asian="normal" style:font-weight-complex="normal"/>
    </style:style>
    <style:style style:name="P146" style:family="paragraph" style:parent-style-name="Standard">
      <style:paragraph-properties fo:text-align="justify" style:justify-single-word="false"/>
      <style:text-properties fo:font-weight="normal" officeooo:rsid="001ee1bf" officeooo:paragraph-rsid="008cdd51" style:font-weight-asian="normal" style:font-weight-complex="normal"/>
    </style:style>
    <style:style style:name="P147" style:family="paragraph" style:parent-style-name="Standard">
      <style:paragraph-properties fo:text-align="justify" style:justify-single-word="false"/>
      <style:text-properties fo:font-weight="normal" officeooo:rsid="001ee1bf" officeooo:paragraph-rsid="008f078b" style:font-weight-asian="normal" style:font-weight-complex="normal"/>
    </style:style>
    <style:style style:name="P148" style:family="paragraph" style:parent-style-name="Standard">
      <style:paragraph-properties fo:text-align="justify" style:justify-single-word="false"/>
      <style:text-properties fo:font-weight="normal" officeooo:rsid="001ee1bf" officeooo:paragraph-rsid="0091ee80" style:font-weight-asian="normal" style:font-weight-complex="normal"/>
    </style:style>
    <style:style style:name="P149" style:family="paragraph" style:parent-style-name="Standard">
      <style:paragraph-properties fo:text-align="justify" style:justify-single-word="false"/>
      <style:text-properties fo:font-weight="normal" officeooo:rsid="001ee1bf" officeooo:paragraph-rsid="00a06324" style:font-weight-asian="normal" style:font-weight-complex="normal"/>
    </style:style>
    <style:style style:name="P150" style:family="paragraph" style:parent-style-name="Standard">
      <style:paragraph-properties fo:text-align="justify" style:justify-single-word="false"/>
      <style:text-properties fo:font-weight="normal" officeooo:rsid="001ee1bf" officeooo:paragraph-rsid="00967370" style:font-weight-asian="normal" style:font-weight-complex="normal"/>
    </style:style>
    <style:style style:name="P151" style:family="paragraph" style:parent-style-name="Standard">
      <style:text-properties fo:font-weight="normal" officeooo:rsid="001ee1bf" officeooo:paragraph-rsid="00a308a2" style:font-weight-asian="normal" style:font-weight-complex="normal"/>
    </style:style>
    <style:style style:name="P152" style:family="paragraph" style:parent-style-name="Standard">
      <style:paragraph-properties fo:text-align="justify" style:justify-single-word="false"/>
      <style:text-properties fo:font-weight="normal" officeooo:paragraph-rsid="003937ac" style:font-weight-asian="normal" style:font-weight-complex="normal"/>
    </style:style>
    <style:style style:name="P153" style:family="paragraph" style:parent-style-name="Standard">
      <style:paragraph-properties fo:text-align="justify" style:justify-single-word="false"/>
      <style:text-properties fo:font-weight="normal" officeooo:paragraph-rsid="00762255" style:font-weight-asian="normal" style:font-weight-complex="normal"/>
    </style:style>
    <style:style style:name="P154" style:family="paragraph" style:parent-style-name="Standard">
      <style:paragraph-properties fo:text-align="justify" style:justify-single-word="false"/>
      <style:text-properties fo:font-weight="normal" officeooo:rsid="003ac84d" officeooo:paragraph-rsid="003ac84d" style:font-weight-asian="normal" style:font-weight-complex="normal"/>
    </style:style>
    <style:style style:name="P155" style:family="paragraph" style:parent-style-name="Standard">
      <style:paragraph-properties fo:text-align="justify" style:justify-single-word="false"/>
      <style:text-properties fo:font-weight="normal" officeooo:rsid="004064fb" officeooo:paragraph-rsid="004064fb" style:font-weight-asian="normal" style:font-weight-complex="normal"/>
    </style:style>
    <style:style style:name="P156" style:family="paragraph" style:parent-style-name="Standard">
      <style:paragraph-properties fo:text-align="justify" style:justify-single-word="false"/>
      <style:text-properties fo:font-weight="normal" officeooo:rsid="004e77c2" officeooo:paragraph-rsid="004e77c2" style:font-weight-asian="normal" style:font-weight-complex="normal"/>
    </style:style>
    <style:style style:name="P157" style:family="paragraph" style:parent-style-name="Standard">
      <style:paragraph-properties fo:text-align="justify" style:justify-single-word="false"/>
      <style:text-properties fo:font-weight="normal" officeooo:rsid="004e77c2" officeooo:paragraph-rsid="005277bf" style:font-weight-asian="normal" style:font-weight-complex="normal"/>
    </style:style>
    <style:style style:name="P158" style:family="paragraph" style:parent-style-name="Standard">
      <style:paragraph-properties fo:text-align="justify" style:justify-single-word="false"/>
      <style:text-properties fo:font-weight="normal" officeooo:rsid="004e77c2" officeooo:paragraph-rsid="0054874a" style:font-weight-asian="normal" style:font-weight-complex="normal"/>
    </style:style>
    <style:style style:name="P159" style:family="paragraph" style:parent-style-name="Standard">
      <style:paragraph-properties fo:text-align="justify" style:justify-single-word="false"/>
      <style:text-properties fo:font-weight="normal" officeooo:rsid="004e77c2" officeooo:paragraph-rsid="0057fd32" style:font-weight-asian="normal" style:font-weight-complex="normal"/>
    </style:style>
    <style:style style:name="P160" style:family="paragraph" style:parent-style-name="Standard">
      <style:paragraph-properties fo:text-align="justify" style:justify-single-word="false"/>
      <style:text-properties fo:font-weight="normal" officeooo:rsid="004e77c2" officeooo:paragraph-rsid="0057feb4" style:font-weight-asian="normal" style:font-weight-complex="normal"/>
    </style:style>
    <style:style style:name="P161" style:family="paragraph" style:parent-style-name="Standard">
      <style:paragraph-properties fo:text-align="justify" style:justify-single-word="false"/>
      <style:text-properties fo:font-weight="normal" officeooo:rsid="004e77c2" officeooo:paragraph-rsid="005c335d" style:font-weight-asian="normal" style:font-weight-complex="normal"/>
    </style:style>
    <style:style style:name="P162" style:family="paragraph" style:parent-style-name="Standard">
      <style:paragraph-properties fo:text-align="justify" style:justify-single-word="false"/>
      <style:text-properties fo:font-weight="normal" officeooo:rsid="004e77c2" officeooo:paragraph-rsid="006193a8" style:font-weight-asian="normal" style:font-weight-complex="normal"/>
    </style:style>
    <style:style style:name="P163" style:family="paragraph" style:parent-style-name="Standard">
      <style:paragraph-properties fo:text-align="justify" style:justify-single-word="false"/>
      <style:text-properties fo:font-weight="normal" officeooo:rsid="004e77c2" officeooo:paragraph-rsid="00658b9e" style:font-weight-asian="normal" style:font-weight-complex="normal"/>
    </style:style>
    <style:style style:name="P164" style:family="paragraph" style:parent-style-name="Standard">
      <style:paragraph-properties fo:text-align="justify" style:justify-single-word="false"/>
      <style:text-properties fo:font-weight="normal" officeooo:rsid="004e77c2" officeooo:paragraph-rsid="00670307" style:font-weight-asian="normal" style:font-weight-complex="normal"/>
    </style:style>
    <style:style style:name="P165" style:family="paragraph" style:parent-style-name="Standard">
      <style:paragraph-properties fo:text-align="justify" style:justify-single-word="false"/>
      <style:text-properties fo:font-weight="normal" officeooo:rsid="004e77c2" officeooo:paragraph-rsid="00699f16" style:font-weight-asian="normal" style:font-weight-complex="normal"/>
    </style:style>
    <style:style style:name="P166" style:family="paragraph" style:parent-style-name="Standard">
      <style:paragraph-properties fo:text-align="justify" style:justify-single-word="false"/>
      <style:text-properties fo:font-weight="normal" officeooo:rsid="004f592b" officeooo:paragraph-rsid="004f592b" style:font-weight-asian="normal" style:font-weight-complex="normal"/>
    </style:style>
    <style:style style:name="P167" style:family="paragraph" style:parent-style-name="Standard">
      <style:paragraph-properties fo:text-align="justify" style:justify-single-word="false"/>
      <style:text-properties fo:font-weight="normal" officeooo:rsid="0020fb8b" officeooo:paragraph-rsid="0020fb8b" style:font-weight-asian="normal" style:font-weight-complex="normal"/>
    </style:style>
    <style:style style:name="P168" style:family="paragraph" style:parent-style-name="Standard">
      <style:paragraph-properties fo:text-align="justify" style:justify-single-word="false"/>
      <style:text-properties fo:font-weight="normal" officeooo:rsid="00222263" officeooo:paragraph-rsid="00222263" style:font-weight-asian="normal" style:font-weight-complex="normal"/>
    </style:style>
    <style:style style:name="P169" style:family="paragraph" style:parent-style-name="Standard">
      <style:paragraph-properties fo:text-align="justify" style:justify-single-word="false"/>
      <style:text-properties fo:font-weight="normal" officeooo:rsid="0022f4b2" officeooo:paragraph-rsid="00222263" style:font-weight-asian="normal" style:font-weight-complex="normal"/>
    </style:style>
    <style:style style:name="P170" style:family="paragraph" style:parent-style-name="Standard">
      <style:paragraph-properties fo:text-align="justify" style:justify-single-word="false"/>
      <style:text-properties fo:font-weight="normal" officeooo:rsid="0022f4b2" officeooo:paragraph-rsid="0022f4b2" style:font-weight-asian="normal" style:font-weight-complex="normal"/>
    </style:style>
    <style:style style:name="P171" style:family="paragraph" style:parent-style-name="Standard">
      <style:paragraph-properties fo:text-align="justify" style:justify-single-word="false"/>
      <style:text-properties fo:font-weight="normal" officeooo:rsid="0022f4b2" officeooo:paragraph-rsid="00249d52" style:font-weight-asian="normal" style:font-weight-complex="normal"/>
    </style:style>
    <style:style style:name="P172" style:family="paragraph" style:parent-style-name="Standard">
      <style:paragraph-properties fo:text-align="justify" style:justify-single-word="false"/>
      <style:text-properties fo:font-weight="normal" officeooo:rsid="0022f4b2" officeooo:paragraph-rsid="00264f07" style:font-weight-asian="normal" style:font-weight-complex="normal"/>
    </style:style>
    <style:style style:name="P173" style:family="paragraph" style:parent-style-name="Standard">
      <style:paragraph-properties fo:text-align="justify" style:justify-single-word="false"/>
      <style:text-properties fo:font-weight="normal" officeooo:rsid="0022f4b2" officeooo:paragraph-rsid="002984e7" style:font-weight-asian="normal" style:font-weight-complex="normal"/>
    </style:style>
    <style:style style:name="P174" style:family="paragraph" style:parent-style-name="Standard">
      <style:paragraph-properties fo:text-align="justify" style:justify-single-word="false"/>
      <style:text-properties fo:font-weight="normal" officeooo:rsid="0022f4b2" officeooo:paragraph-rsid="002baee4" style:font-weight-asian="normal" style:font-weight-complex="normal"/>
    </style:style>
    <style:style style:name="P175" style:family="paragraph" style:parent-style-name="Standard">
      <style:paragraph-properties fo:text-align="justify" style:justify-single-word="false"/>
      <style:text-properties fo:font-weight="normal" officeooo:rsid="0022f4b2" officeooo:paragraph-rsid="002ceef4" style:font-weight-asian="normal" style:font-weight-complex="normal"/>
    </style:style>
    <style:style style:name="P176" style:family="paragraph" style:parent-style-name="Standard">
      <style:paragraph-properties fo:text-align="justify" style:justify-single-word="false"/>
      <style:text-properties fo:font-weight="normal" officeooo:rsid="00249d52" officeooo:paragraph-rsid="00249d52" style:font-weight-asian="normal" style:font-weight-complex="normal"/>
    </style:style>
    <style:style style:name="P177" style:family="paragraph" style:parent-style-name="Standard">
      <style:paragraph-properties fo:text-align="justify" style:justify-single-word="false"/>
      <style:text-properties fo:font-weight="normal" officeooo:rsid="002baee4" officeooo:paragraph-rsid="002baee4" style:font-weight-asian="normal" style:font-weight-complex="normal"/>
    </style:style>
    <style:style style:name="P178" style:family="paragraph" style:parent-style-name="Standard">
      <style:paragraph-properties fo:text-align="justify" style:justify-single-word="false"/>
      <style:text-properties fo:font-weight="normal" officeooo:rsid="002ceef4" officeooo:paragraph-rsid="002ceef4" style:font-weight-asian="normal" style:font-weight-complex="normal"/>
    </style:style>
    <style:style style:name="P179" style:family="paragraph" style:parent-style-name="Standard">
      <style:paragraph-properties fo:text-align="justify" style:justify-single-word="false"/>
      <style:text-properties fo:font-weight="normal" officeooo:rsid="002e9cba" officeooo:paragraph-rsid="002e9cba" style:font-weight-asian="normal" style:font-weight-complex="normal"/>
    </style:style>
    <style:style style:name="P180" style:family="paragraph" style:parent-style-name="Standard">
      <style:paragraph-properties fo:text-align="justify" style:justify-single-word="false"/>
      <style:text-properties fo:font-weight="normal" officeooo:rsid="0031e902" officeooo:paragraph-rsid="0031e902" style:font-weight-asian="normal" style:font-weight-complex="normal"/>
    </style:style>
    <style:style style:name="P181" style:family="paragraph" style:parent-style-name="Standard">
      <style:paragraph-properties fo:text-align="justify" style:justify-single-word="false"/>
      <style:text-properties fo:font-weight="normal" officeooo:rsid="0031e902" officeooo:paragraph-rsid="0033bf05" style:font-weight-asian="normal" style:font-weight-complex="normal"/>
    </style:style>
    <style:style style:name="P182" style:family="paragraph" style:parent-style-name="Standard">
      <style:paragraph-properties fo:text-align="justify" style:justify-single-word="false"/>
      <style:text-properties fo:font-weight="normal" officeooo:rsid="0033bf05" officeooo:paragraph-rsid="0033bf05" style:font-weight-asian="normal" style:font-weight-complex="normal"/>
    </style:style>
    <style:style style:name="P183" style:family="paragraph" style:parent-style-name="Standard">
      <style:paragraph-properties fo:text-align="justify" style:justify-single-word="false"/>
      <style:text-properties fo:font-weight="normal" officeooo:rsid="0033bf05" officeooo:paragraph-rsid="00377b4b" style:font-weight-asian="normal" style:font-weight-complex="normal"/>
    </style:style>
    <style:style style:name="P184" style:family="paragraph" style:parent-style-name="Standard">
      <style:paragraph-properties fo:text-align="justify" style:justify-single-word="false"/>
      <style:text-properties fo:font-weight="normal" officeooo:rsid="0033bf05" officeooo:paragraph-rsid="003ac84d" style:font-weight-asian="normal" style:font-weight-complex="normal"/>
    </style:style>
    <style:style style:name="P185" style:family="paragraph" style:parent-style-name="Standard">
      <style:paragraph-properties fo:text-align="justify" style:justify-single-word="false"/>
      <style:text-properties fo:font-weight="normal" officeooo:rsid="0033bf05" officeooo:paragraph-rsid="003b7c73" style:font-weight-asian="normal" style:font-weight-complex="normal"/>
    </style:style>
    <style:style style:name="P186" style:family="paragraph" style:parent-style-name="Standard">
      <style:paragraph-properties fo:text-align="justify" style:justify-single-word="false"/>
      <style:text-properties fo:font-weight="normal" officeooo:rsid="0033bf05" officeooo:paragraph-rsid="004064fb" style:font-weight-asian="normal" style:font-weight-complex="normal"/>
    </style:style>
    <style:style style:name="P187" style:family="paragraph" style:parent-style-name="Standard">
      <style:paragraph-properties fo:text-align="justify" style:justify-single-word="false"/>
      <style:text-properties fo:font-weight="normal" officeooo:rsid="0033bf05" officeooo:paragraph-rsid="00526f2d" style:font-weight-asian="normal" style:font-weight-complex="normal"/>
    </style:style>
    <style:style style:name="P188" style:family="paragraph" style:parent-style-name="Standard">
      <style:paragraph-properties fo:text-align="justify" style:justify-single-word="false"/>
      <style:text-properties fo:font-weight="normal" officeooo:rsid="0033bf05" officeooo:paragraph-rsid="0054874a" style:font-weight-asian="normal" style:font-weight-complex="normal"/>
    </style:style>
    <style:style style:name="P189" style:family="paragraph" style:parent-style-name="Standard">
      <style:paragraph-properties fo:text-align="justify" style:justify-single-word="false"/>
      <style:text-properties fo:font-weight="normal" officeooo:rsid="003b683a" officeooo:paragraph-rsid="003ac84d" style:font-weight-asian="normal" style:font-weight-complex="normal"/>
    </style:style>
    <style:style style:name="P190" style:family="paragraph" style:parent-style-name="Standard">
      <style:paragraph-properties fo:text-align="justify" style:justify-single-word="false"/>
      <style:text-properties fo:font-weight="normal" officeooo:rsid="003b683a" officeooo:paragraph-rsid="003b7c73" style:font-weight-asian="normal" style:font-weight-complex="normal"/>
    </style:style>
    <style:style style:name="P191" style:family="paragraph" style:parent-style-name="Standard">
      <style:paragraph-properties fo:text-align="justify" style:justify-single-word="false"/>
      <style:text-properties fo:font-weight="normal" officeooo:rsid="00408637" officeooo:paragraph-rsid="00408637" style:font-weight-asian="normal" style:font-weight-complex="normal"/>
    </style:style>
    <style:style style:name="P192" style:family="paragraph" style:parent-style-name="Standard">
      <style:paragraph-properties fo:text-align="justify" style:justify-single-word="false"/>
      <style:text-properties fo:font-weight="normal" officeooo:rsid="00437603" officeooo:paragraph-rsid="00437603" style:font-weight-asian="normal" style:font-weight-complex="normal"/>
    </style:style>
    <style:style style:name="P193" style:family="paragraph" style:parent-style-name="Standard">
      <style:paragraph-properties fo:text-align="justify" style:justify-single-word="false"/>
      <style:text-properties fo:font-weight="normal" officeooo:rsid="0049c61a" officeooo:paragraph-rsid="0049c61a" style:font-weight-asian="normal" style:font-weight-complex="normal"/>
    </style:style>
    <style:style style:name="P194" style:family="paragraph" style:parent-style-name="Standard">
      <style:paragraph-properties fo:text-align="justify" style:justify-single-word="false"/>
      <style:text-properties fo:font-weight="normal" officeooo:rsid="0049c61a" officeooo:paragraph-rsid="004bb39a" style:font-weight-asian="normal" style:font-weight-complex="normal"/>
    </style:style>
    <style:style style:name="P195" style:family="paragraph" style:parent-style-name="Standard">
      <style:paragraph-properties fo:text-align="justify" style:justify-single-word="false"/>
      <style:text-properties fo:font-weight="normal" officeooo:rsid="0049c61a" officeooo:paragraph-rsid="004ca496" style:font-weight-asian="normal" style:font-weight-complex="normal"/>
    </style:style>
    <style:style style:name="P196" style:family="paragraph" style:parent-style-name="Standard">
      <style:paragraph-properties fo:text-align="justify" style:justify-single-word="false"/>
      <style:text-properties fo:font-weight="normal" officeooo:rsid="005277bf" officeooo:paragraph-rsid="005277bf" style:font-weight-asian="normal" style:font-weight-complex="normal"/>
    </style:style>
    <style:style style:name="P197" style:family="paragraph" style:parent-style-name="Standard">
      <style:paragraph-properties fo:text-align="justify" style:justify-single-word="false"/>
      <style:text-properties fo:font-weight="normal" officeooo:rsid="0053eca2" officeooo:paragraph-rsid="0053eca2" style:font-weight-asian="normal" style:font-weight-complex="normal"/>
    </style:style>
    <style:style style:name="P198" style:family="paragraph" style:parent-style-name="Standard">
      <style:paragraph-properties fo:text-align="justify" style:justify-single-word="false"/>
      <style:text-properties fo:font-weight="normal" officeooo:rsid="0054874a" officeooo:paragraph-rsid="0054874a" style:font-weight-asian="normal" style:font-weight-complex="normal"/>
    </style:style>
    <style:style style:name="P199" style:family="paragraph" style:parent-style-name="Standard">
      <style:paragraph-properties fo:text-align="justify" style:justify-single-word="false"/>
      <style:text-properties fo:font-weight="normal" officeooo:rsid="0057fd32" officeooo:paragraph-rsid="0057fd32" style:font-weight-asian="normal" style:font-weight-complex="normal"/>
    </style:style>
    <style:style style:name="P200" style:family="paragraph" style:parent-style-name="Standard">
      <style:paragraph-properties fo:text-align="justify" style:justify-single-word="false"/>
      <style:text-properties fo:font-weight="normal" officeooo:rsid="0057fd32" officeooo:paragraph-rsid="0057feb4" style:font-weight-asian="normal" style:font-weight-complex="normal"/>
    </style:style>
    <style:style style:name="P201" style:family="paragraph" style:parent-style-name="Standard">
      <style:paragraph-properties fo:text-align="justify" style:justify-single-word="false"/>
      <style:text-properties fo:font-weight="normal" officeooo:rsid="006193a8" officeooo:paragraph-rsid="00623921" style:font-weight-asian="normal" style:font-weight-complex="normal"/>
    </style:style>
    <style:style style:name="P202" style:family="paragraph" style:parent-style-name="Standard">
      <style:paragraph-properties fo:text-align="justify" style:justify-single-word="false"/>
      <style:text-properties fo:font-weight="normal" officeooo:rsid="00623921" officeooo:paragraph-rsid="00623921" style:font-weight-asian="normal" style:font-weight-complex="normal"/>
    </style:style>
    <style:style style:name="P203" style:family="paragraph" style:parent-style-name="Standard">
      <style:paragraph-properties fo:text-align="justify" style:justify-single-word="false"/>
      <style:text-properties fo:font-weight="normal" officeooo:rsid="00623921" officeooo:paragraph-rsid="00658b9e" style:font-weight-asian="normal" style:font-weight-complex="normal"/>
    </style:style>
    <style:style style:name="P204" style:family="paragraph" style:parent-style-name="Standard">
      <style:paragraph-properties fo:text-align="justify" style:justify-single-word="false"/>
      <style:text-properties fo:font-weight="normal" officeooo:rsid="00658b9e" officeooo:paragraph-rsid="00658b9e" style:font-weight-asian="normal" style:font-weight-complex="normal"/>
    </style:style>
    <style:style style:name="P205" style:family="paragraph" style:parent-style-name="Standard">
      <style:paragraph-properties fo:text-align="justify" style:justify-single-word="false"/>
      <style:text-properties fo:font-weight="normal" officeooo:rsid="0066a8d8" officeooo:paragraph-rsid="00670307" style:font-weight-asian="normal" style:font-weight-complex="normal"/>
    </style:style>
    <style:style style:name="P206" style:family="paragraph" style:parent-style-name="Standard">
      <style:paragraph-properties fo:text-align="justify" style:justify-single-word="false"/>
      <style:text-properties fo:font-weight="normal" officeooo:rsid="0066a8d8" officeooo:paragraph-rsid="00699f16" style:font-weight-asian="normal" style:font-weight-complex="normal"/>
    </style:style>
    <style:style style:name="P207" style:family="paragraph" style:parent-style-name="Standard">
      <style:paragraph-properties fo:text-align="justify" style:justify-single-word="false"/>
      <style:text-properties fo:font-weight="normal" officeooo:rsid="0067d9bd" officeooo:paragraph-rsid="0067d9bd" style:font-weight-asian="normal" style:font-weight-complex="normal"/>
    </style:style>
    <style:style style:name="P208" style:family="paragraph" style:parent-style-name="Standard">
      <style:paragraph-properties fo:text-align="justify" style:justify-single-word="false"/>
      <style:text-properties fo:font-weight="normal" officeooo:rsid="006f46ff" officeooo:paragraph-rsid="006f46ff" style:font-weight-asian="normal" style:font-weight-complex="normal"/>
    </style:style>
    <style:style style:name="P209" style:family="paragraph" style:parent-style-name="Standard">
      <style:paragraph-properties fo:text-align="justify" style:justify-single-word="false"/>
      <style:text-properties fo:font-weight="normal" officeooo:rsid="0070c276" officeooo:paragraph-rsid="006f46ff" style:font-weight-asian="normal" style:font-weight-complex="normal"/>
    </style:style>
    <style:style style:name="P210" style:family="paragraph" style:parent-style-name="Standard">
      <style:paragraph-properties fo:text-align="justify" style:justify-single-word="false"/>
      <style:text-properties fo:font-weight="normal" officeooo:rsid="0071db65" officeooo:paragraph-rsid="0071db65" style:font-weight-asian="normal" style:font-weight-complex="normal"/>
    </style:style>
    <style:style style:name="P211" style:family="paragraph" style:parent-style-name="Standard">
      <style:paragraph-properties fo:text-align="justify" style:justify-single-word="false"/>
      <style:text-properties fo:font-weight="normal" officeooo:rsid="0071db65" officeooo:paragraph-rsid="0075307f" style:font-weight-asian="normal" style:font-weight-complex="normal"/>
    </style:style>
    <style:style style:name="P212" style:family="paragraph" style:parent-style-name="Standard">
      <style:paragraph-properties fo:text-align="justify" style:justify-single-word="false"/>
      <style:text-properties fo:font-weight="normal" officeooo:rsid="0071db65" officeooo:paragraph-rsid="0076f4ad" style:font-weight-asian="normal" style:font-weight-complex="normal"/>
    </style:style>
    <style:style style:name="P213" style:family="paragraph" style:parent-style-name="Standard">
      <style:paragraph-properties fo:text-align="justify" style:justify-single-word="false"/>
      <style:text-properties fo:font-weight="normal" officeooo:rsid="0071db65" officeooo:paragraph-rsid="007df4d8" style:font-weight-asian="normal" style:font-weight-complex="normal"/>
    </style:style>
    <style:style style:name="P214" style:family="paragraph" style:parent-style-name="Standard">
      <style:paragraph-properties fo:text-align="justify" style:justify-single-word="false"/>
      <style:text-properties fo:font-weight="normal" officeooo:rsid="0071db65" officeooo:paragraph-rsid="0082866f" style:font-weight-asian="normal" style:font-weight-complex="normal"/>
    </style:style>
    <style:style style:name="P215" style:family="paragraph" style:parent-style-name="Standard">
      <style:paragraph-properties fo:text-align="justify" style:justify-single-word="false"/>
      <style:text-properties fo:font-weight="normal" officeooo:rsid="0071db65" officeooo:paragraph-rsid="0082f707" style:font-weight-asian="normal" style:font-weight-complex="normal"/>
    </style:style>
    <style:style style:name="P216" style:family="paragraph" style:parent-style-name="Standard">
      <style:paragraph-properties fo:text-align="justify" style:justify-single-word="false"/>
      <style:text-properties fo:font-weight="normal" officeooo:rsid="007466ea" officeooo:paragraph-rsid="007466ea" style:font-weight-asian="normal" style:font-weight-complex="normal"/>
    </style:style>
    <style:style style:name="P217" style:family="paragraph" style:parent-style-name="Standard">
      <style:paragraph-properties fo:text-align="justify" style:justify-single-word="false"/>
      <style:text-properties fo:font-weight="normal" officeooo:rsid="0075307f" officeooo:paragraph-rsid="0075307f" style:font-weight-asian="normal" style:font-weight-complex="normal"/>
    </style:style>
    <style:style style:name="P218" style:family="paragraph" style:parent-style-name="Standard">
      <style:paragraph-properties fo:text-align="justify" style:justify-single-word="false"/>
      <style:text-properties fo:font-weight="normal" officeooo:rsid="0076f4ad" officeooo:paragraph-rsid="0076f4ad" style:font-weight-asian="normal" style:font-weight-complex="normal"/>
    </style:style>
    <style:style style:name="P219" style:family="paragraph" style:parent-style-name="Standard">
      <style:paragraph-properties fo:text-align="justify" style:justify-single-word="false"/>
      <style:text-properties fo:font-weight="normal" officeooo:rsid="0078afb6" officeooo:paragraph-rsid="0078afb6" style:font-weight-asian="normal" style:font-weight-complex="normal"/>
    </style:style>
    <style:style style:name="P220" style:family="paragraph" style:parent-style-name="Standard">
      <style:paragraph-properties fo:text-align="justify" style:justify-single-word="false"/>
      <style:text-properties fo:font-weight="normal" officeooo:rsid="001d06ad" officeooo:paragraph-rsid="004064fb" fo:background-color="#ffff00" style:font-weight-asian="normal" style:font-weight-complex="normal"/>
    </style:style>
    <style:style style:name="P221" style:family="paragraph" style:parent-style-name="Standard">
      <style:paragraph-properties fo:text-align="justify" style:justify-single-word="false"/>
      <style:text-properties fo:font-weight="normal" officeooo:rsid="001d06ad" officeooo:paragraph-rsid="00526f2d" fo:background-color="#ffff00" style:font-weight-asian="normal" style:font-weight-complex="normal"/>
    </style:style>
    <style:style style:name="P222" style:family="paragraph" style:parent-style-name="Standard">
      <style:paragraph-properties fo:text-align="justify" style:justify-single-word="false"/>
      <style:text-properties fo:font-weight="normal" officeooo:rsid="001d06ad" officeooo:paragraph-rsid="00876dd1" fo:background-color="#ffff00" style:font-weight-asian="normal" style:font-weight-complex="normal"/>
    </style:style>
    <style:style style:name="P223" style:family="paragraph" style:parent-style-name="Standard">
      <style:paragraph-properties fo:text-align="justify" style:justify-single-word="false"/>
      <style:text-properties fo:font-weight="normal" officeooo:rsid="001d06ad" officeooo:paragraph-rsid="008b07de" fo:background-color="#ffff00" style:font-weight-asian="normal" style:font-weight-complex="normal"/>
    </style:style>
    <style:style style:name="P224" style:family="paragraph" style:parent-style-name="Standard">
      <style:paragraph-properties fo:text-align="justify" style:justify-single-word="false"/>
      <style:text-properties fo:font-weight="normal" officeooo:rsid="001d06ad" officeooo:paragraph-rsid="00a06324" fo:background-color="#ffff00" style:font-weight-asian="normal" style:font-weight-complex="normal"/>
    </style:style>
    <style:style style:name="P225" style:family="paragraph" style:parent-style-name="Standard">
      <style:paragraph-properties fo:text-align="justify" style:justify-single-word="false"/>
      <style:text-properties fo:font-weight="normal" officeooo:rsid="001d06ad" officeooo:paragraph-rsid="00a0cd0c" fo:background-color="#ffff00" style:font-weight-asian="normal" style:font-weight-complex="normal"/>
    </style:style>
    <style:style style:name="P226" style:family="paragraph" style:parent-style-name="Standard">
      <style:paragraph-properties fo:text-align="justify" style:justify-single-word="false"/>
      <style:text-properties fo:font-weight="normal" officeooo:rsid="001d06ad" officeooo:paragraph-rsid="00a308a2" fo:background-color="#ffff00" style:font-weight-asian="normal" style:font-weight-complex="normal"/>
    </style:style>
    <style:style style:name="P227" style:family="paragraph" style:parent-style-name="Standard">
      <style:paragraph-properties fo:text-align="justify" style:justify-single-word="false"/>
      <style:text-properties fo:font-weight="normal" officeooo:rsid="001d06ad" officeooo:paragraph-rsid="00a3a31b" fo:background-color="#ffff00" style:font-weight-asian="normal" style:font-weight-complex="normal"/>
    </style:style>
    <style:style style:name="P228" style:family="paragraph" style:parent-style-name="Standard">
      <style:paragraph-properties fo:text-align="justify" style:justify-single-word="false"/>
      <style:text-properties fo:font-weight="normal" officeooo:rsid="001d06ad" officeooo:paragraph-rsid="00beb66f" fo:background-color="#ffff00" style:font-weight-asian="normal" style:font-weight-complex="normal"/>
    </style:style>
    <style:style style:name="P229" style:family="paragraph" style:parent-style-name="Standard">
      <style:paragraph-properties fo:text-align="justify" style:justify-single-word="false"/>
      <style:text-properties fo:font-weight="normal" officeooo:rsid="001d06ad" officeooo:paragraph-rsid="00876dd1" fo:background-color="transparent" style:font-weight-asian="normal" style:font-weight-complex="normal"/>
    </style:style>
    <style:style style:name="P230" style:family="paragraph" style:parent-style-name="Standard">
      <style:paragraph-properties fo:text-align="justify" style:justify-single-word="false"/>
      <style:text-properties fo:font-weight="normal" officeooo:rsid="001d06ad" officeooo:paragraph-rsid="00967370" fo:background-color="transparent" style:font-weight-asian="normal" style:font-weight-complex="normal"/>
    </style:style>
    <style:style style:name="P231" style:family="paragraph" style:parent-style-name="Standard">
      <style:paragraph-properties fo:text-align="justify" style:justify-single-word="false"/>
      <style:text-properties fo:font-weight="normal" officeooo:rsid="001d06ad" officeooo:paragraph-rsid="0097923c" fo:background-color="transparent" style:font-weight-asian="normal" style:font-weight-complex="normal"/>
    </style:style>
    <style:style style:name="P232" style:family="paragraph" style:parent-style-name="Standard">
      <style:paragraph-properties fo:text-align="justify" style:justify-single-word="false"/>
      <style:text-properties fo:font-weight="normal" officeooo:rsid="001d06ad" officeooo:paragraph-rsid="00a0cd0c" fo:background-color="transparent" style:font-weight-asian="normal" style:font-weight-complex="normal"/>
    </style:style>
    <style:style style:name="P233" style:family="paragraph" style:parent-style-name="Standard">
      <style:paragraph-properties fo:text-align="justify" style:justify-single-word="false"/>
      <style:text-properties fo:font-weight="normal" officeooo:rsid="001ee1bf" officeooo:paragraph-rsid="0095d86f" fo:background-color="transparent" style:font-weight-asian="normal" style:font-weight-complex="normal"/>
    </style:style>
    <style:style style:name="P234" style:family="paragraph" style:parent-style-name="Standard">
      <style:paragraph-properties fo:text-align="justify" style:justify-single-word="false"/>
      <style:text-properties fo:font-weight="normal" officeooo:rsid="001ee1bf" officeooo:paragraph-rsid="009722f5" fo:background-color="transparent" style:font-weight-asian="normal" style:font-weight-complex="normal"/>
    </style:style>
    <style:style style:name="P235" style:family="paragraph" style:parent-style-name="Standard">
      <style:paragraph-properties fo:text-align="justify" style:justify-single-word="false"/>
      <style:text-properties fo:font-weight="normal" officeooo:rsid="001ee1bf" officeooo:paragraph-rsid="0097923c" fo:background-color="transparent" style:font-weight-asian="normal" style:font-weight-complex="normal"/>
    </style:style>
    <style:style style:name="P236" style:family="paragraph" style:parent-style-name="Standard">
      <style:paragraph-properties fo:text-align="justify" style:justify-single-word="false"/>
      <style:text-properties fo:font-weight="normal" officeooo:rsid="001ee1bf" officeooo:paragraph-rsid="00a0cd0c" fo:background-color="transparent" style:font-weight-asian="normal" style:font-weight-complex="normal"/>
    </style:style>
    <style:style style:name="P237" style:family="paragraph" style:parent-style-name="Standard">
      <style:paragraph-properties fo:text-align="justify" style:justify-single-word="false"/>
      <style:text-properties fo:font-weight="normal" officeooo:rsid="001ee1bf" officeooo:paragraph-rsid="00a35180" fo:background-color="transparent" style:font-weight-asian="normal" style:font-weight-complex="normal"/>
    </style:style>
    <style:style style:name="P238" style:family="paragraph" style:parent-style-name="Standard">
      <style:paragraph-properties fo:text-align="justify" style:justify-single-word="false"/>
      <style:text-properties fo:font-weight="normal" officeooo:rsid="006f46ff" officeooo:paragraph-rsid="0089a402" fo:background-color="transparent" style:font-weight-asian="normal" style:font-weight-complex="normal"/>
    </style:style>
    <style:style style:name="P239" style:family="paragraph" style:parent-style-name="Standard">
      <style:paragraph-properties fo:text-align="justify" style:justify-single-word="false"/>
      <style:text-properties fo:font-weight="normal" officeooo:rsid="006f46ff" officeooo:paragraph-rsid="008b07de" fo:background-color="transparent" style:font-weight-asian="normal" style:font-weight-complex="normal"/>
    </style:style>
    <style:style style:name="P240" style:family="paragraph" style:parent-style-name="Standard">
      <style:paragraph-properties fo:text-align="justify" style:justify-single-word="false"/>
      <style:text-properties fo:font-weight="normal" officeooo:rsid="006f46ff" officeooo:paragraph-rsid="008cdd51" fo:background-color="transparent" style:font-weight-asian="normal" style:font-weight-complex="normal"/>
    </style:style>
    <style:style style:name="P241" style:family="paragraph" style:parent-style-name="Standard">
      <style:paragraph-properties fo:text-align="justify" style:justify-single-word="false"/>
      <style:text-properties fo:font-weight="normal" officeooo:rsid="001da88a" officeooo:paragraph-rsid="0089a402" fo:background-color="transparent" style:font-weight-asian="normal" style:font-weight-complex="normal"/>
    </style:style>
    <style:style style:name="P242" style:family="paragraph" style:parent-style-name="Standard">
      <style:paragraph-properties fo:text-align="justify" style:justify-single-word="false"/>
      <style:text-properties fo:font-weight="normal" officeooo:rsid="001da88a" officeooo:paragraph-rsid="008b07de" fo:background-color="transparent" style:font-weight-asian="normal" style:font-weight-complex="normal"/>
    </style:style>
    <style:style style:name="P243" style:family="paragraph" style:parent-style-name="Standard">
      <style:paragraph-properties fo:text-align="justify" style:justify-single-word="false"/>
      <style:text-properties fo:font-weight="normal" officeooo:rsid="001da88a" officeooo:paragraph-rsid="008f078b" fo:background-color="transparent" style:font-weight-asian="normal" style:font-weight-complex="normal"/>
    </style:style>
    <style:style style:name="P244" style:family="paragraph" style:parent-style-name="Standard">
      <style:paragraph-properties fo:text-align="justify" style:justify-single-word="false"/>
      <style:text-properties fo:font-weight="normal" officeooo:rsid="001da88a" officeooo:paragraph-rsid="0091ee80" fo:background-color="transparent" style:font-weight-asian="normal" style:font-weight-complex="normal"/>
    </style:style>
    <style:style style:name="P245" style:family="paragraph" style:parent-style-name="Standard">
      <style:paragraph-properties fo:text-align="justify" style:justify-single-word="false"/>
      <style:text-properties fo:font-weight="normal" officeooo:rsid="001da88a" officeooo:paragraph-rsid="00967370" fo:background-color="transparent" style:font-weight-asian="normal" style:font-weight-complex="normal"/>
    </style:style>
    <style:style style:name="P246" style:family="paragraph" style:parent-style-name="Standard">
      <style:paragraph-properties fo:text-align="justify" style:justify-single-word="false"/>
      <style:text-properties fo:font-weight="normal" officeooo:rsid="001da88a" officeooo:paragraph-rsid="00aa97bb" fo:background-color="transparent" style:font-weight-asian="normal" style:font-weight-complex="normal"/>
    </style:style>
    <style:style style:name="P247" style:family="paragraph" style:parent-style-name="Standard">
      <style:paragraph-properties fo:text-align="justify" style:justify-single-word="false"/>
      <style:text-properties fo:font-weight="normal" officeooo:rsid="008cdd51" officeooo:paragraph-rsid="008cdd51" fo:background-color="transparent" style:font-weight-asian="normal" style:font-weight-complex="normal"/>
    </style:style>
    <style:style style:name="P248" style:family="paragraph" style:parent-style-name="Standard">
      <style:paragraph-properties fo:text-align="justify" style:justify-single-word="false"/>
      <style:text-properties fo:font-weight="normal" officeooo:rsid="008cdd51" officeooo:paragraph-rsid="008f078b" fo:background-color="transparent" style:font-weight-asian="normal" style:font-weight-complex="normal"/>
    </style:style>
    <style:style style:name="P249" style:family="paragraph" style:parent-style-name="Standard">
      <style:paragraph-properties fo:text-align="justify" style:justify-single-word="false"/>
      <style:text-properties fo:font-weight="normal" officeooo:rsid="008cdd51" officeooo:paragraph-rsid="0091ee80" fo:background-color="transparent" style:font-weight-asian="normal" style:font-weight-complex="normal"/>
    </style:style>
    <style:style style:name="P250" style:family="paragraph" style:parent-style-name="Standard">
      <style:paragraph-properties fo:text-align="justify" style:justify-single-word="false"/>
      <style:text-properties fo:font-weight="normal" officeooo:rsid="008cdd51" officeooo:paragraph-rsid="0095d86f" fo:background-color="transparent" style:font-weight-asian="normal" style:font-weight-complex="normal"/>
    </style:style>
    <style:style style:name="P251" style:family="paragraph" style:parent-style-name="Standard">
      <style:paragraph-properties fo:text-align="justify" style:justify-single-word="false"/>
      <style:text-properties fo:font-weight="normal" officeooo:rsid="008b07de" officeooo:paragraph-rsid="008b07de" fo:background-color="transparent" style:font-weight-asian="normal" style:font-weight-complex="normal"/>
    </style:style>
    <style:style style:name="P252" style:family="paragraph" style:parent-style-name="Standard">
      <style:paragraph-properties fo:text-align="justify" style:justify-single-word="false"/>
      <style:text-properties fo:font-weight="normal" officeooo:rsid="00a308a2" officeooo:paragraph-rsid="00a308a2" fo:background-color="transparent" style:font-weight-asian="normal" style:font-weight-complex="normal"/>
    </style:style>
    <style:style style:name="P253" style:family="paragraph" style:parent-style-name="Standard">
      <style:paragraph-properties fo:text-align="justify" style:justify-single-word="false"/>
      <style:text-properties fo:font-weight="normal" officeooo:rsid="00a308a2" officeooo:paragraph-rsid="00a3a31b" fo:background-color="transparent" style:font-weight-asian="normal" style:font-weight-complex="normal"/>
    </style:style>
    <style:style style:name="P254" style:family="paragraph" style:parent-style-name="Standard">
      <style:paragraph-properties fo:text-align="justify" style:justify-single-word="false"/>
      <style:text-properties fo:font-weight="normal" officeooo:rsid="00a35180" officeooo:paragraph-rsid="00a35180" fo:background-color="transparent" style:font-weight-asian="normal" style:font-weight-complex="normal"/>
    </style:style>
    <style:style style:name="P255" style:family="paragraph" style:parent-style-name="Standard">
      <style:paragraph-properties fo:text-align="justify" style:justify-single-word="false"/>
      <style:text-properties fo:font-weight="normal" officeooo:rsid="00a35180" officeooo:paragraph-rsid="00a3a31b" fo:background-color="transparent" style:font-weight-asian="normal" style:font-weight-complex="normal"/>
    </style:style>
    <style:style style:name="P256" style:family="paragraph" style:parent-style-name="Standard">
      <style:paragraph-properties fo:text-align="justify" style:justify-single-word="false"/>
      <style:text-properties fo:font-weight="normal" officeooo:rsid="00a3a31b" officeooo:paragraph-rsid="00a3a31b" fo:background-color="transparent" style:font-weight-asian="normal" style:font-weight-complex="normal"/>
    </style:style>
    <style:style style:name="P257" style:family="paragraph" style:parent-style-name="Standard">
      <style:paragraph-properties fo:text-align="justify" style:justify-single-word="false"/>
      <style:text-properties fo:font-weight="normal" officeooo:rsid="00a6e2d9" officeooo:paragraph-rsid="00a6e2d9" fo:background-color="transparent" style:font-weight-asian="normal" style:font-weight-complex="normal"/>
    </style:style>
    <style:style style:name="P258" style:family="paragraph" style:parent-style-name="Standard">
      <style:paragraph-properties fo:text-align="justify" style:justify-single-word="false"/>
      <style:text-properties fo:font-weight="normal" officeooo:rsid="00aa97bb" officeooo:paragraph-rsid="00aa97bb" fo:background-color="transparent" style:font-weight-asian="normal" style:font-weight-complex="normal"/>
    </style:style>
    <style:style style:name="P259" style:family="paragraph" style:parent-style-name="Standard">
      <style:paragraph-properties fo:text-align="justify" style:justify-single-word="false"/>
      <style:text-properties fo:font-weight="normal" officeooo:rsid="00b2b7f8" officeooo:paragraph-rsid="00b2b7f8" fo:background-color="transparent" style:font-weight-asian="normal" style:font-weight-complex="normal"/>
    </style:style>
    <style:style style:name="P260" style:family="paragraph" style:parent-style-name="Standard">
      <style:paragraph-properties fo:text-align="justify" style:justify-single-word="false"/>
      <style:text-properties fo:font-weight="normal" officeooo:rsid="00b2b7f8" officeooo:paragraph-rsid="00b61db8" fo:background-color="transparent" style:font-weight-asian="normal" style:font-weight-complex="normal"/>
    </style:style>
    <style:style style:name="P261" style:family="paragraph" style:parent-style-name="Standard">
      <style:paragraph-properties fo:text-align="justify" style:justify-single-word="false"/>
      <style:text-properties fo:font-weight="normal" officeooo:rsid="00c10b65" officeooo:paragraph-rsid="00c10b65" fo:background-color="transparent" style:font-weight-asian="normal" style:font-weight-complex="normal"/>
    </style:style>
    <style:style style:name="P262" style:family="paragraph" style:parent-style-name="Standard">
      <style:paragraph-properties fo:text-align="justify" style:justify-single-word="false"/>
      <style:text-properties fo:font-weight="normal" officeooo:rsid="00c1a538" officeooo:paragraph-rsid="00c1a538" fo:background-color="transparent" style:font-weight-asian="normal" style:font-weight-complex="normal"/>
    </style:style>
    <style:style style:name="P263" style:family="paragraph" style:parent-style-name="Standard">
      <style:paragraph-properties fo:text-align="justify" style:justify-single-word="false"/>
      <style:text-properties fo:font-weight="normal" officeooo:rsid="00c1a538" officeooo:paragraph-rsid="00c27479" fo:background-color="transparent" style:font-weight-asian="normal" style:font-weight-complex="normal"/>
    </style:style>
    <style:style style:name="P264" style:family="paragraph" style:parent-style-name="Standard">
      <style:text-properties officeooo:rsid="001d06ad" officeooo:paragraph-rsid="001d06ad" fo:background-color="#ffff00"/>
    </style:style>
    <style:style style:name="P265" style:family="paragraph" style:parent-style-name="Standard">
      <style:paragraph-properties fo:text-align="justify" style:justify-single-word="false"/>
      <style:text-properties officeooo:paragraph-rsid="001ee1bf"/>
    </style:style>
    <style:style style:name="P266" style:family="paragraph" style:parent-style-name="Standard">
      <style:paragraph-properties fo:text-align="justify" style:justify-single-word="false"/>
      <style:text-properties officeooo:paragraph-rsid="0020fb8b"/>
    </style:style>
    <style:style style:name="P267" style:family="paragraph" style:parent-style-name="Standard">
      <style:paragraph-properties fo:text-align="justify" style:justify-single-word="false"/>
      <style:text-properties officeooo:paragraph-rsid="00222263"/>
    </style:style>
    <style:style style:name="P268" style:family="paragraph" style:parent-style-name="Standard">
      <style:paragraph-properties fo:text-align="justify" style:justify-single-word="false"/>
      <style:text-properties officeooo:paragraph-rsid="00249d52"/>
    </style:style>
    <style:style style:name="P269" style:family="paragraph" style:parent-style-name="Standard">
      <style:paragraph-properties fo:text-align="justify" style:justify-single-word="false"/>
      <style:text-properties officeooo:paragraph-rsid="00264f07"/>
    </style:style>
    <style:style style:name="P270" style:family="paragraph" style:parent-style-name="Standard">
      <style:paragraph-properties fo:text-align="justify" style:justify-single-word="false"/>
      <style:text-properties officeooo:paragraph-rsid="0027c97a"/>
    </style:style>
    <style:style style:name="P271" style:family="paragraph" style:parent-style-name="Standard">
      <style:paragraph-properties fo:text-align="justify" style:justify-single-word="false"/>
      <style:text-properties officeooo:paragraph-rsid="002984e7"/>
    </style:style>
    <style:style style:name="P272" style:family="paragraph" style:parent-style-name="Standard">
      <style:paragraph-properties fo:text-align="justify" style:justify-single-word="false"/>
      <style:text-properties officeooo:paragraph-rsid="002baee4"/>
    </style:style>
    <style:style style:name="P273" style:family="paragraph" style:parent-style-name="Standard">
      <style:paragraph-properties fo:text-align="justify" style:justify-single-word="false"/>
      <style:text-properties officeooo:paragraph-rsid="002e9cba"/>
    </style:style>
    <style:style style:name="P274" style:family="paragraph" style:parent-style-name="Standard">
      <style:paragraph-properties fo:text-align="justify" style:justify-single-word="false"/>
      <style:text-properties officeooo:paragraph-rsid="0033bf05"/>
    </style:style>
    <style:style style:name="P275" style:family="paragraph" style:parent-style-name="Standard">
      <style:paragraph-properties fo:text-align="justify" style:justify-single-word="false"/>
      <style:text-properties officeooo:paragraph-rsid="0035b87c"/>
    </style:style>
    <style:style style:name="P276" style:family="paragraph" style:parent-style-name="Standard">
      <style:paragraph-properties fo:text-align="justify" style:justify-single-word="false"/>
      <style:text-properties officeooo:paragraph-rsid="00377b4b"/>
    </style:style>
    <style:style style:name="P277" style:family="paragraph" style:parent-style-name="Standard">
      <style:paragraph-properties fo:text-align="justify" style:justify-single-word="false"/>
      <style:text-properties officeooo:paragraph-rsid="003ac84d"/>
    </style:style>
    <style:style style:name="P278" style:family="paragraph" style:parent-style-name="Standard">
      <style:paragraph-properties fo:text-align="justify" style:justify-single-word="false"/>
      <style:text-properties officeooo:paragraph-rsid="003b683a"/>
    </style:style>
    <style:style style:name="P279" style:family="paragraph" style:parent-style-name="Standard">
      <style:paragraph-properties fo:text-align="justify" style:justify-single-word="false"/>
      <style:text-properties officeooo:paragraph-rsid="003b7c73"/>
    </style:style>
    <style:style style:name="P280" style:family="paragraph" style:parent-style-name="Standard">
      <style:paragraph-properties fo:text-align="justify" style:justify-single-word="false"/>
      <style:text-properties officeooo:paragraph-rsid="004064fb"/>
    </style:style>
    <style:style style:name="P281" style:family="paragraph" style:parent-style-name="Standard">
      <style:paragraph-properties fo:text-align="justify" style:justify-single-word="false"/>
      <style:text-properties officeooo:paragraph-rsid="00408637"/>
    </style:style>
    <style:style style:name="P282" style:family="paragraph" style:parent-style-name="Standard">
      <style:paragraph-properties fo:text-align="justify" style:justify-single-word="false"/>
      <style:text-properties officeooo:paragraph-rsid="0042384d"/>
    </style:style>
    <style:style style:name="P283" style:family="paragraph" style:parent-style-name="Standard">
      <style:paragraph-properties fo:text-align="justify" style:justify-single-word="false"/>
      <style:text-properties officeooo:paragraph-rsid="0046f0a5"/>
    </style:style>
    <style:style style:name="P284" style:family="paragraph" style:parent-style-name="Standard">
      <style:paragraph-properties fo:text-align="justify" style:justify-single-word="false"/>
      <style:text-properties officeooo:paragraph-rsid="004792af"/>
    </style:style>
    <style:style style:name="P285" style:family="paragraph" style:parent-style-name="Standard">
      <style:paragraph-properties fo:text-align="justify" style:justify-single-word="false"/>
      <style:text-properties officeooo:paragraph-rsid="0047a262"/>
    </style:style>
    <style:style style:name="P286" style:family="paragraph" style:parent-style-name="Standard">
      <style:paragraph-properties fo:text-align="justify" style:justify-single-word="false"/>
      <style:text-properties officeooo:paragraph-rsid="0049c61a"/>
    </style:style>
    <style:style style:name="P287" style:family="paragraph" style:parent-style-name="Standard">
      <style:paragraph-properties fo:text-align="justify" style:justify-single-word="false"/>
      <style:text-properties officeooo:paragraph-rsid="004bb39a"/>
    </style:style>
    <style:style style:name="P288" style:family="paragraph" style:parent-style-name="Standard">
      <style:paragraph-properties fo:text-align="justify" style:justify-single-word="false"/>
      <style:text-properties officeooo:paragraph-rsid="004bca03"/>
    </style:style>
    <style:style style:name="P289" style:family="paragraph" style:parent-style-name="Standard">
      <style:paragraph-properties fo:text-align="justify" style:justify-single-word="false"/>
      <style:text-properties officeooo:paragraph-rsid="004ca496"/>
    </style:style>
    <style:style style:name="P290" style:family="paragraph" style:parent-style-name="Standard">
      <style:paragraph-properties fo:text-align="justify" style:justify-single-word="false"/>
      <style:text-properties officeooo:paragraph-rsid="004d230e"/>
    </style:style>
    <style:style style:name="P291" style:family="paragraph" style:parent-style-name="Standard">
      <style:paragraph-properties fo:text-align="justify" style:justify-single-word="false"/>
      <style:text-properties officeooo:paragraph-rsid="005277bf"/>
    </style:style>
    <style:style style:name="P292" style:family="paragraph" style:parent-style-name="Standard">
      <style:paragraph-properties fo:text-align="justify" style:justify-single-word="false"/>
      <style:text-properties officeooo:paragraph-rsid="0054874a"/>
    </style:style>
    <style:style style:name="P293" style:family="paragraph" style:parent-style-name="Standard">
      <style:paragraph-properties fo:text-align="justify" style:justify-single-word="false"/>
      <style:text-properties officeooo:paragraph-rsid="0057feb4"/>
    </style:style>
    <style:style style:name="P294" style:family="paragraph" style:parent-style-name="Standard">
      <style:paragraph-properties fo:text-align="justify" style:justify-single-word="false"/>
      <style:text-properties officeooo:paragraph-rsid="0059f405"/>
    </style:style>
    <style:style style:name="P295" style:family="paragraph" style:parent-style-name="Standard">
      <style:paragraph-properties fo:text-align="justify" style:justify-single-word="false"/>
      <style:text-properties officeooo:paragraph-rsid="005b6b19"/>
    </style:style>
    <style:style style:name="P296" style:family="paragraph" style:parent-style-name="Standard">
      <style:paragraph-properties fo:text-align="justify" style:justify-single-word="false"/>
      <style:text-properties officeooo:paragraph-rsid="005c335d"/>
    </style:style>
    <style:style style:name="P297" style:family="paragraph" style:parent-style-name="Standard">
      <style:paragraph-properties fo:text-align="justify" style:justify-single-word="false"/>
      <style:text-properties officeooo:paragraph-rsid="005dfdb2"/>
    </style:style>
    <style:style style:name="P298" style:family="paragraph" style:parent-style-name="Standard">
      <style:paragraph-properties fo:text-align="justify" style:justify-single-word="false"/>
      <style:text-properties officeooo:paragraph-rsid="00623921"/>
    </style:style>
    <style:style style:name="P299" style:family="paragraph" style:parent-style-name="Standard">
      <style:paragraph-properties fo:text-align="justify" style:justify-single-word="false"/>
      <style:text-properties officeooo:paragraph-rsid="0063a3ea"/>
    </style:style>
    <style:style style:name="P300" style:family="paragraph" style:parent-style-name="Standard">
      <style:paragraph-properties fo:text-align="justify" style:justify-single-word="false"/>
      <style:text-properties officeooo:paragraph-rsid="00658b9e"/>
    </style:style>
    <style:style style:name="P301" style:family="paragraph" style:parent-style-name="Standard">
      <style:paragraph-properties fo:text-align="justify" style:justify-single-word="false"/>
      <style:text-properties officeooo:paragraph-rsid="00670307"/>
    </style:style>
    <style:style style:name="P302" style:family="paragraph" style:parent-style-name="Standard">
      <style:paragraph-properties fo:text-align="justify" style:justify-single-word="false"/>
      <style:text-properties officeooo:paragraph-rsid="0067d9bd"/>
    </style:style>
    <style:style style:name="P303" style:family="paragraph" style:parent-style-name="Standard">
      <style:paragraph-properties fo:text-align="justify" style:justify-single-word="false"/>
      <style:text-properties officeooo:paragraph-rsid="00699f16"/>
    </style:style>
    <style:style style:name="P304" style:family="paragraph" style:parent-style-name="Standard">
      <style:paragraph-properties fo:text-align="justify" style:justify-single-word="false"/>
      <style:text-properties officeooo:paragraph-rsid="006c2ffb"/>
    </style:style>
    <style:style style:name="P305" style:family="paragraph" style:parent-style-name="Standard">
      <style:paragraph-properties fo:text-align="justify" style:justify-single-word="false"/>
      <style:text-properties officeooo:paragraph-rsid="006f46ff"/>
    </style:style>
    <style:style style:name="P306" style:family="paragraph" style:parent-style-name="Standard">
      <style:paragraph-properties fo:text-align="justify" style:justify-single-word="false"/>
      <style:text-properties officeooo:paragraph-rsid="0070c276"/>
    </style:style>
    <style:style style:name="P307" style:family="paragraph" style:parent-style-name="Standard">
      <style:paragraph-properties fo:text-align="justify" style:justify-single-word="false"/>
      <style:text-properties officeooo:paragraph-rsid="007466ea"/>
    </style:style>
    <style:style style:name="P308" style:family="paragraph" style:parent-style-name="Standard">
      <style:paragraph-properties fo:text-align="justify" style:justify-single-word="false"/>
      <style:text-properties officeooo:paragraph-rsid="0075307f"/>
    </style:style>
    <style:style style:name="P309" style:family="paragraph" style:parent-style-name="Standard">
      <style:paragraph-properties fo:text-align="justify" style:justify-single-word="false"/>
      <style:text-properties officeooo:paragraph-rsid="00762255"/>
    </style:style>
    <style:style style:name="P310" style:family="paragraph" style:parent-style-name="Standard">
      <style:paragraph-properties fo:text-align="justify" style:justify-single-word="false"/>
      <style:text-properties officeooo:paragraph-rsid="0076f4ad"/>
    </style:style>
    <style:style style:name="P311" style:family="paragraph" style:parent-style-name="Standard">
      <style:paragraph-properties fo:text-align="justify" style:justify-single-word="false"/>
      <style:text-properties officeooo:paragraph-rsid="0078afb6"/>
    </style:style>
    <style:style style:name="P312" style:family="paragraph" style:parent-style-name="Standard">
      <style:paragraph-properties fo:text-align="justify" style:justify-single-word="false"/>
      <style:text-properties officeooo:paragraph-rsid="007fd5f1"/>
    </style:style>
    <style:style style:name="P313" style:family="paragraph" style:parent-style-name="Standard">
      <style:paragraph-properties fo:text-align="justify" style:justify-single-word="false"/>
      <style:text-properties officeooo:paragraph-rsid="0082866f"/>
    </style:style>
    <style:style style:name="P314" style:family="paragraph" style:parent-style-name="Standard">
      <style:paragraph-properties fo:text-align="justify" style:justify-single-word="false"/>
      <style:text-properties officeooo:paragraph-rsid="00834a60"/>
    </style:style>
    <style:style style:name="P315" style:family="paragraph" style:parent-style-name="Standard">
      <style:paragraph-properties fo:text-align="justify" style:justify-single-word="false"/>
      <style:text-properties officeooo:paragraph-rsid="00865239"/>
    </style:style>
    <style:style style:name="P316" style:family="paragraph" style:parent-style-name="Standard">
      <style:paragraph-properties fo:text-align="justify" style:justify-single-word="false"/>
      <style:text-properties officeooo:paragraph-rsid="0089a402"/>
    </style:style>
    <style:style style:name="P317" style:family="paragraph" style:parent-style-name="Standard">
      <style:paragraph-properties fo:text-align="justify" style:justify-single-word="false"/>
      <style:text-properties officeooo:paragraph-rsid="008a5ebf"/>
    </style:style>
    <style:style style:name="P318" style:family="paragraph" style:parent-style-name="Standard">
      <style:paragraph-properties fo:text-align="justify" style:justify-single-word="false"/>
      <style:text-properties officeooo:paragraph-rsid="008bc0b6"/>
    </style:style>
    <style:style style:name="P319" style:family="paragraph" style:parent-style-name="Standard">
      <style:paragraph-properties fo:text-align="justify" style:justify-single-word="false"/>
      <style:text-properties officeooo:paragraph-rsid="008cdd51"/>
    </style:style>
    <style:style style:name="P320" style:family="paragraph" style:parent-style-name="Standard">
      <style:paragraph-properties fo:text-align="justify" style:justify-single-word="false"/>
      <style:text-properties officeooo:paragraph-rsid="008f078b"/>
    </style:style>
    <style:style style:name="P321" style:family="paragraph" style:parent-style-name="Standard">
      <style:paragraph-properties fo:text-align="justify" style:justify-single-word="false"/>
      <style:text-properties officeooo:paragraph-rsid="0091ee80"/>
    </style:style>
    <style:style style:name="P322" style:family="paragraph" style:parent-style-name="Standard">
      <style:paragraph-properties fo:text-align="justify" style:justify-single-word="false"/>
      <style:text-properties officeooo:paragraph-rsid="00941852"/>
    </style:style>
    <style:style style:name="P323" style:family="paragraph" style:parent-style-name="Standard">
      <style:paragraph-properties fo:text-align="justify" style:justify-single-word="false"/>
      <style:text-properties officeooo:paragraph-rsid="0095d86f"/>
    </style:style>
    <style:style style:name="P324" style:family="paragraph" style:parent-style-name="Standard">
      <style:paragraph-properties fo:text-align="justify" style:justify-single-word="false"/>
      <style:text-properties officeooo:paragraph-rsid="0095f066"/>
    </style:style>
    <style:style style:name="P325" style:family="paragraph" style:parent-style-name="Standard">
      <style:paragraph-properties fo:text-align="justify" style:justify-single-word="false"/>
      <style:text-properties officeooo:paragraph-rsid="0097923c"/>
    </style:style>
    <style:style style:name="P326" style:family="paragraph" style:parent-style-name="Standard">
      <style:paragraph-properties fo:text-align="justify" style:justify-single-word="false"/>
      <style:text-properties officeooo:paragraph-rsid="00a308a2"/>
    </style:style>
    <style:style style:name="P327" style:family="paragraph" style:parent-style-name="Standard">
      <style:paragraph-properties fo:text-align="justify" style:justify-single-word="false"/>
      <style:text-properties officeooo:paragraph-rsid="00a3a31b"/>
    </style:style>
    <style:style style:name="P328" style:family="paragraph" style:parent-style-name="Standard">
      <style:paragraph-properties fo:text-align="justify" style:justify-single-word="false"/>
      <style:text-properties officeooo:paragraph-rsid="00a6e2d9"/>
    </style:style>
    <style:style style:name="P329" style:family="paragraph" style:parent-style-name="Standard">
      <style:paragraph-properties fo:text-align="justify" style:justify-single-word="false"/>
      <style:text-properties officeooo:paragraph-rsid="00a964d6"/>
    </style:style>
    <style:style style:name="P330" style:family="paragraph" style:parent-style-name="Standard">
      <style:paragraph-properties fo:text-align="justify" style:justify-single-word="false"/>
      <style:text-properties officeooo:paragraph-rsid="00aa97bb"/>
    </style:style>
    <style:style style:name="P331" style:family="paragraph" style:parent-style-name="Standard">
      <style:paragraph-properties fo:text-align="justify" style:justify-single-word="false"/>
      <style:text-properties officeooo:paragraph-rsid="00b61db8"/>
    </style:style>
    <style:style style:name="P332" style:family="paragraph" style:parent-style-name="Standard">
      <style:paragraph-properties fo:text-align="justify" style:justify-single-word="false"/>
      <style:text-properties officeooo:paragraph-rsid="00bb1702"/>
    </style:style>
    <style:style style:name="P333" style:family="paragraph" style:parent-style-name="Standard">
      <style:paragraph-properties fo:text-align="justify" style:justify-single-word="false"/>
      <style:text-properties officeooo:paragraph-rsid="00bcb5c8"/>
    </style:style>
    <style:style style:name="P334" style:family="paragraph" style:parent-style-name="Standard">
      <style:paragraph-properties fo:text-align="justify" style:justify-single-word="false"/>
      <style:text-properties officeooo:paragraph-rsid="00beb66f"/>
    </style:style>
    <style:style style:name="P335" style:family="paragraph" style:parent-style-name="Standard">
      <style:paragraph-properties fo:text-align="justify" style:justify-single-word="false"/>
      <style:text-properties officeooo:paragraph-rsid="00bfbdee"/>
    </style:style>
    <style:style style:name="P336" style:family="paragraph" style:parent-style-name="Standard">
      <style:paragraph-properties fo:text-align="justify" style:justify-single-word="false"/>
      <style:text-properties officeooo:paragraph-rsid="00c10b65"/>
    </style:style>
    <style:style style:name="P337" style:family="paragraph" style:parent-style-name="Standard">
      <style:paragraph-properties fo:text-align="justify" style:justify-single-word="false"/>
      <style:text-properties officeooo:paragraph-rsid="00c27479"/>
    </style:style>
    <style:style style:name="P338" style:family="paragraph" style:parent-style-name="Standard">
      <style:paragraph-properties fo:text-align="justify" style:justify-single-word="false"/>
      <style:text-properties officeooo:paragraph-rsid="00c70a66"/>
    </style:style>
    <style:style style:name="P339" style:family="paragraph" style:parent-style-name="Standard">
      <style:paragraph-properties fo:text-align="justify" style:justify-single-word="false"/>
      <style:text-properties officeooo:rsid="00249d52" officeooo:paragraph-rsid="00249d52"/>
    </style:style>
    <style:style style:name="P340" style:family="paragraph" style:parent-style-name="Standard">
      <style:paragraph-properties fo:text-align="justify" style:justify-single-word="false"/>
      <style:text-properties fo:language="en" fo:country="US" officeooo:paragraph-rsid="004d230e"/>
    </style:style>
    <style:style style:name="P341" style:family="paragraph" style:parent-style-name="Standard">
      <style:paragraph-properties fo:text-align="justify" style:justify-single-word="false"/>
      <style:text-properties fo:language="en" fo:country="US" officeooo:paragraph-rsid="006bf44d"/>
    </style:style>
    <style:style style:name="P342" style:family="paragraph" style:parent-style-name="Standard">
      <style:paragraph-properties fo:text-align="justify" style:justify-single-word="false"/>
      <style:text-properties fo:language="en" fo:country="US" officeooo:paragraph-rsid="007a6b3f"/>
    </style:style>
    <style:style style:name="P343" style:family="paragraph" style:parent-style-name="Standard">
      <style:paragraph-properties fo:text-align="justify" style:justify-single-word="false"/>
      <style:text-properties fo:language="en" fo:country="US" officeooo:rsid="004ca496" officeooo:paragraph-rsid="004ca496"/>
    </style:style>
    <style:style style:name="P344" style:family="paragraph" style:parent-style-name="Standard">
      <style:paragraph-properties fo:text-align="justify" style:justify-single-word="false"/>
      <style:text-properties fo:language="en" fo:country="US" fo:font-weight="normal" officeooo:rsid="0027c97a" officeooo:paragraph-rsid="0027c97a" style:font-weight-asian="normal" style:font-weight-complex="normal"/>
    </style:style>
    <style:style style:name="P345" style:family="paragraph" style:parent-style-name="Standard">
      <style:paragraph-properties fo:text-align="justify" style:justify-single-word="false"/>
      <style:text-properties fo:language="en" fo:country="US" fo:font-weight="normal" officeooo:rsid="002984e7" officeooo:paragraph-rsid="002984e7" style:font-weight-asian="normal" style:font-weight-complex="normal"/>
    </style:style>
    <style:style style:name="P346" style:family="paragraph" style:parent-style-name="Standard">
      <style:paragraph-properties fo:text-align="justify" style:justify-single-word="false"/>
      <style:text-properties fo:language="en" fo:country="US" fo:font-weight="normal" officeooo:rsid="002aa159" officeooo:paragraph-rsid="002984e7" style:font-weight-asian="normal" style:font-weight-complex="normal"/>
    </style:style>
    <style:style style:name="P347" style:family="paragraph" style:parent-style-name="Standard">
      <style:paragraph-properties fo:text-align="justify" style:justify-single-word="false"/>
      <style:text-properties fo:language="en" fo:country="US" fo:font-weight="normal" officeooo:rsid="0033bf05" officeooo:paragraph-rsid="0033bf05" style:font-weight-asian="normal" style:font-weight-complex="normal"/>
    </style:style>
    <style:style style:name="P348" style:family="paragraph" style:parent-style-name="Standard">
      <style:paragraph-properties fo:text-align="justify" style:justify-single-word="false"/>
      <style:text-properties fo:language="en" fo:country="US" fo:font-weight="normal" officeooo:rsid="0035b87c" officeooo:paragraph-rsid="0035b87c" style:font-weight-asian="normal" style:font-weight-complex="normal"/>
    </style:style>
    <style:style style:name="P349" style:family="paragraph" style:parent-style-name="Standard">
      <style:paragraph-properties fo:text-align="justify" style:justify-single-word="false"/>
      <style:text-properties fo:language="en" fo:country="US" fo:font-weight="normal" officeooo:rsid="003937ac" officeooo:paragraph-rsid="00377b4b" style:font-weight-asian="normal" style:font-weight-complex="normal"/>
    </style:style>
    <style:style style:name="P350" style:family="paragraph" style:parent-style-name="Standard">
      <style:paragraph-properties fo:text-align="justify" style:justify-single-word="false"/>
      <style:text-properties fo:language="en" fo:country="US" fo:font-weight="normal" officeooo:rsid="003937ac" officeooo:paragraph-rsid="003937ac" style:font-weight-asian="normal" style:font-weight-complex="normal"/>
    </style:style>
    <style:style style:name="P351" style:family="paragraph" style:parent-style-name="Standard">
      <style:paragraph-properties fo:text-align="justify" style:justify-single-word="false"/>
      <style:text-properties fo:language="en" fo:country="US" fo:font-weight="normal" officeooo:rsid="003b683a" officeooo:paragraph-rsid="003b683a" style:font-weight-asian="normal" style:font-weight-complex="normal"/>
    </style:style>
    <style:style style:name="P352" style:family="paragraph" style:parent-style-name="Standard">
      <style:paragraph-properties fo:text-align="justify" style:justify-single-word="false"/>
      <style:text-properties fo:language="en" fo:country="US" fo:font-weight="normal" officeooo:rsid="003b683a" officeooo:paragraph-rsid="00502f0e" style:font-weight-asian="normal" style:font-weight-complex="normal"/>
    </style:style>
    <style:style style:name="P353" style:family="paragraph" style:parent-style-name="Standard">
      <style:paragraph-properties fo:text-align="justify" style:justify-single-word="false"/>
      <style:text-properties fo:language="en" fo:country="US" fo:font-weight="normal" officeooo:rsid="003b7c73" officeooo:paragraph-rsid="003b7c73" style:font-weight-asian="normal" style:font-weight-complex="normal"/>
    </style:style>
    <style:style style:name="P354" style:family="paragraph" style:parent-style-name="Standard">
      <style:paragraph-properties fo:text-align="justify" style:justify-single-word="false"/>
      <style:text-properties fo:language="en" fo:country="US" fo:font-weight="normal" officeooo:rsid="004532c7" officeooo:paragraph-rsid="004532c7" style:font-weight-asian="normal" style:font-weight-complex="normal"/>
    </style:style>
    <style:style style:name="P355" style:family="paragraph" style:parent-style-name="Standard">
      <style:paragraph-properties fo:text-align="justify" style:justify-single-word="false"/>
      <style:text-properties fo:language="en" fo:country="US" fo:font-weight="normal" officeooo:rsid="0046f0a5" officeooo:paragraph-rsid="0046f0a5" style:font-weight-asian="normal" style:font-weight-complex="normal"/>
    </style:style>
    <style:style style:name="P356" style:family="paragraph" style:parent-style-name="Standard">
      <style:paragraph-properties fo:text-align="justify" style:justify-single-word="false"/>
      <style:text-properties fo:language="en" fo:country="US" fo:font-weight="normal" officeooo:rsid="004792af" officeooo:paragraph-rsid="004792af" style:font-weight-asian="normal" style:font-weight-complex="normal"/>
    </style:style>
    <style:style style:name="P357" style:family="paragraph" style:parent-style-name="Standard">
      <style:paragraph-properties fo:text-align="justify" style:justify-single-word="false"/>
      <style:text-properties fo:language="en" fo:country="US" fo:font-weight="normal" officeooo:rsid="004792af" officeooo:paragraph-rsid="0047a262" style:font-weight-asian="normal" style:font-weight-complex="normal"/>
    </style:style>
    <style:style style:name="P358" style:family="paragraph" style:parent-style-name="Standard">
      <style:paragraph-properties fo:text-align="justify" style:justify-single-word="false"/>
      <style:text-properties fo:language="en" fo:country="US" fo:font-weight="normal" officeooo:rsid="004792af" officeooo:paragraph-rsid="0049c61a" style:font-weight-asian="normal" style:font-weight-complex="normal"/>
    </style:style>
    <style:style style:name="P359" style:family="paragraph" style:parent-style-name="Standard">
      <style:paragraph-properties fo:text-align="justify" style:justify-single-word="false"/>
      <style:text-properties fo:language="en" fo:country="US" fo:font-weight="normal" officeooo:rsid="0047a262" officeooo:paragraph-rsid="0047a262" style:font-weight-asian="normal" style:font-weight-complex="normal"/>
    </style:style>
    <style:style style:name="P360" style:family="paragraph" style:parent-style-name="Standard">
      <style:paragraph-properties fo:text-align="justify" style:justify-single-word="false"/>
      <style:text-properties fo:language="en" fo:country="US" fo:font-weight="normal" officeooo:rsid="004878be" officeooo:paragraph-rsid="0047a262" style:font-weight-asian="normal" style:font-weight-complex="normal"/>
    </style:style>
    <style:style style:name="P361" style:family="paragraph" style:parent-style-name="Standard">
      <style:paragraph-properties fo:text-align="justify" style:justify-single-word="false"/>
      <style:text-properties fo:language="en" fo:country="US" fo:font-weight="normal" officeooo:rsid="004878be" officeooo:paragraph-rsid="0049c61a" style:font-weight-asian="normal" style:font-weight-complex="normal"/>
    </style:style>
    <style:style style:name="P362" style:family="paragraph" style:parent-style-name="Standard">
      <style:paragraph-properties fo:text-align="justify" style:justify-single-word="false"/>
      <style:text-properties fo:language="en" fo:country="US" fo:font-weight="normal" officeooo:rsid="0049fc2b" officeooo:paragraph-rsid="0049c61a" style:font-weight-asian="normal" style:font-weight-complex="normal"/>
    </style:style>
    <style:style style:name="P363" style:family="paragraph" style:parent-style-name="Standard">
      <style:paragraph-properties fo:text-align="justify" style:justify-single-word="false"/>
      <style:text-properties fo:language="en" fo:country="US" fo:font-weight="normal" officeooo:rsid="0049fc2b" officeooo:paragraph-rsid="0049fc2b" style:font-weight-asian="normal" style:font-weight-complex="normal"/>
    </style:style>
    <style:style style:name="P364" style:family="paragraph" style:parent-style-name="Standard">
      <style:paragraph-properties fo:text-align="justify" style:justify-single-word="false"/>
      <style:text-properties fo:language="en" fo:country="US" fo:font-weight="normal" officeooo:rsid="0067d9bd" officeooo:paragraph-rsid="0067d9bd" style:font-weight-asian="normal" style:font-weight-complex="normal"/>
    </style:style>
    <style:style style:name="P365" style:family="paragraph" style:parent-style-name="Standard">
      <style:paragraph-properties fo:text-align="justify" style:justify-single-word="false"/>
      <style:text-properties fo:language="en" fo:country="US" fo:font-weight="normal" officeooo:rsid="006a866a" officeooo:paragraph-rsid="006bf44d" style:font-weight-asian="normal" style:font-weight-complex="normal"/>
    </style:style>
    <style:style style:name="P366" style:family="paragraph" style:parent-style-name="Standard">
      <style:paragraph-properties fo:text-align="justify" style:justify-single-word="false"/>
      <style:text-properties fo:language="en" fo:country="US" fo:font-weight="normal" officeooo:rsid="006c2ffb" officeooo:paragraph-rsid="006c2ffb" style:font-weight-asian="normal" style:font-weight-complex="normal"/>
    </style:style>
    <style:style style:name="P367" style:family="paragraph" style:parent-style-name="Standard">
      <style:paragraph-properties fo:text-align="justify" style:justify-single-word="false"/>
      <style:text-properties fo:language="en" fo:country="US" fo:font-weight="normal" officeooo:rsid="007df4d8" officeooo:paragraph-rsid="007df4d8" style:font-weight-asian="normal" style:font-weight-complex="normal"/>
    </style:style>
    <style:style style:name="P368" style:family="paragraph" style:parent-style-name="Standard">
      <style:paragraph-properties fo:text-align="justify" style:justify-single-word="false"/>
      <style:text-properties fo:language="en" fo:country="US" fo:font-weight="normal" officeooo:rsid="0082866f" officeooo:paragraph-rsid="0082866f" style:font-weight-asian="normal" style:font-weight-complex="normal"/>
    </style:style>
    <style:style style:name="P369" style:family="paragraph" style:parent-style-name="Standard">
      <style:paragraph-properties fo:text-align="justify" style:justify-single-word="false"/>
      <style:text-properties fo:language="en" fo:country="US" fo:font-weight="normal" officeooo:rsid="00834a60" officeooo:paragraph-rsid="00834a60" style:font-weight-asian="normal" style:font-weight-complex="normal"/>
    </style:style>
    <style:style style:name="P370" style:family="paragraph" style:parent-style-name="Standard">
      <style:paragraph-properties fo:text-align="justify" style:justify-single-word="false"/>
      <style:text-properties fo:language="en" fo:country="US" fo:font-weight="normal" officeooo:rsid="00865239" officeooo:paragraph-rsid="0084c65f" style:font-weight-asian="normal" style:font-weight-complex="normal"/>
    </style:style>
    <style:style style:name="P371" style:family="paragraph" style:parent-style-name="Standard">
      <style:paragraph-properties fo:text-align="justify" style:justify-single-word="false"/>
      <style:text-properties fo:language="en" fo:country="US" fo:font-weight="normal" officeooo:rsid="006f46ff" officeooo:paragraph-rsid="0089a402" fo:background-color="transparent" style:font-weight-asian="normal" style:font-weight-complex="normal"/>
    </style:style>
    <style:style style:name="P372" style:family="paragraph" style:parent-style-name="Standard">
      <style:paragraph-properties fo:text-align="justify" style:justify-single-word="false"/>
      <style:text-properties fo:language="en" fo:country="US" fo:font-weight="normal" officeooo:rsid="008bc0b6" officeooo:paragraph-rsid="008bc0b6" fo:background-color="transparent" style:font-weight-asian="normal" style:font-weight-complex="normal"/>
    </style:style>
    <style:style style:name="P373" style:family="paragraph" style:parent-style-name="Standard">
      <style:paragraph-properties fo:text-align="justify" style:justify-single-word="false"/>
      <style:text-properties fo:language="en" fo:country="US" fo:font-weight="normal" officeooo:rsid="008cdd51" officeooo:paragraph-rsid="008cdd51" fo:background-color="transparent" style:font-weight-asian="normal" style:font-weight-complex="normal"/>
    </style:style>
    <style:style style:name="P374" style:family="paragraph" style:parent-style-name="Standard">
      <style:paragraph-properties fo:text-align="justify" style:justify-single-word="false"/>
      <style:text-properties fo:language="en" fo:country="US" fo:font-weight="normal" officeooo:rsid="008f078b" officeooo:paragraph-rsid="008f078b" fo:background-color="transparent" style:font-weight-asian="normal" style:font-weight-complex="normal"/>
    </style:style>
    <style:style style:name="P375" style:family="paragraph" style:parent-style-name="Standard">
      <style:paragraph-properties fo:text-align="justify" style:justify-single-word="false"/>
      <style:text-properties fo:language="en" fo:country="US" fo:font-weight="normal" officeooo:rsid="00902b12" officeooo:paragraph-rsid="008f078b" fo:background-color="transparent" style:font-weight-asian="normal" style:font-weight-complex="normal"/>
    </style:style>
    <style:style style:name="P376" style:family="paragraph" style:parent-style-name="Standard">
      <style:paragraph-properties fo:text-align="justify" style:justify-single-word="false"/>
      <style:text-properties fo:language="en" fo:country="US" fo:font-weight="normal" officeooo:rsid="00902b12" officeooo:paragraph-rsid="00902b12" fo:background-color="transparent" style:font-weight-asian="normal" style:font-weight-complex="normal"/>
    </style:style>
    <style:style style:name="P377" style:family="paragraph" style:parent-style-name="Standard">
      <style:paragraph-properties fo:text-align="justify" style:justify-single-word="false"/>
      <style:text-properties fo:language="en" fo:country="US" fo:font-weight="normal" officeooo:rsid="00902b12" officeooo:paragraph-rsid="0091ee80" fo:background-color="transparent" style:font-weight-asian="normal" style:font-weight-complex="normal"/>
    </style:style>
    <style:style style:name="P378" style:family="paragraph" style:parent-style-name="Standard">
      <style:paragraph-properties fo:text-align="justify" style:justify-single-word="false"/>
      <style:text-properties fo:language="en" fo:country="US" fo:font-weight="normal" officeooo:rsid="00902b12" officeooo:paragraph-rsid="0095d86f" fo:background-color="transparent" style:font-weight-asian="normal" style:font-weight-complex="normal"/>
    </style:style>
    <style:style style:name="P379" style:family="paragraph" style:parent-style-name="Standard">
      <style:paragraph-properties fo:text-align="justify" style:justify-single-word="false"/>
      <style:text-properties fo:language="en" fo:country="US" fo:font-weight="normal" officeooo:rsid="00902b12" officeooo:paragraph-rsid="009722f5" fo:background-color="transparent" style:font-weight-asian="normal" style:font-weight-complex="normal"/>
    </style:style>
    <style:style style:name="P380" style:family="paragraph" style:parent-style-name="Standard">
      <style:paragraph-properties fo:text-align="justify" style:justify-single-word="false"/>
      <style:text-properties fo:language="en" fo:country="US" fo:font-weight="normal" officeooo:rsid="00902b12" officeooo:paragraph-rsid="0097923c" fo:background-color="transparent" style:font-weight-asian="normal" style:font-weight-complex="normal"/>
    </style:style>
    <style:style style:name="P381" style:family="paragraph" style:parent-style-name="Standard">
      <style:paragraph-properties fo:text-align="justify" style:justify-single-word="false"/>
      <style:text-properties fo:language="en" fo:country="US" fo:font-weight="normal" officeooo:rsid="00941852" officeooo:paragraph-rsid="0091ee80" fo:background-color="transparent" style:font-weight-asian="normal" style:font-weight-complex="normal"/>
    </style:style>
    <style:style style:name="P382" style:family="paragraph" style:parent-style-name="Standard">
      <style:paragraph-properties fo:text-align="justify" style:justify-single-word="false"/>
      <style:text-properties fo:language="en" fo:country="US" fo:font-weight="normal" officeooo:rsid="00941852" officeooo:paragraph-rsid="00941852" fo:background-color="transparent" style:font-weight-asian="normal" style:font-weight-complex="normal"/>
    </style:style>
    <style:style style:name="P383" style:family="paragraph" style:parent-style-name="Standard">
      <style:paragraph-properties fo:text-align="justify" style:justify-single-word="false"/>
      <style:text-properties fo:language="en" fo:country="US" fo:font-weight="normal" officeooo:rsid="00941852" officeooo:paragraph-rsid="0095d86f" fo:background-color="transparent" style:font-weight-asian="normal" style:font-weight-complex="normal"/>
    </style:style>
    <style:style style:name="P384" style:family="paragraph" style:parent-style-name="Standard">
      <style:paragraph-properties fo:text-align="justify" style:justify-single-word="false"/>
      <style:text-properties fo:language="en" fo:country="US" fo:font-weight="normal" officeooo:rsid="0095d86f" officeooo:paragraph-rsid="0095d86f" fo:background-color="transparent" style:font-weight-asian="normal" style:font-weight-complex="normal"/>
    </style:style>
    <style:style style:name="P385" style:family="paragraph" style:parent-style-name="Standard">
      <style:paragraph-properties fo:text-align="justify" style:justify-single-word="false"/>
      <style:text-properties fo:language="en" fo:country="US" fo:font-weight="normal" officeooo:rsid="009722f5" officeooo:paragraph-rsid="009722f5" fo:background-color="transparent" style:font-weight-asian="normal" style:font-weight-complex="normal"/>
    </style:style>
    <style:style style:name="P386" style:family="paragraph" style:parent-style-name="Standard">
      <style:paragraph-properties fo:text-align="justify" style:justify-single-word="false"/>
      <style:text-properties fo:language="en" fo:country="US" fo:font-weight="normal" officeooo:rsid="0098b9f7" officeooo:paragraph-rsid="0098b9f7" fo:background-color="transparent" style:font-weight-asian="normal" style:font-weight-complex="normal"/>
    </style:style>
    <style:style style:name="P387" style:family="paragraph" style:parent-style-name="Standard">
      <style:paragraph-properties fo:text-align="justify" style:justify-single-word="false"/>
      <style:text-properties fo:language="en" fo:country="US" officeooo:rsid="004d230e" officeooo:paragraph-rsid="004d230e"/>
    </style:style>
    <style:style style:name="P388" style:family="paragraph" style:parent-style-name="Standard">
      <style:paragraph-properties fo:text-align="justify" style:justify-single-word="false"/>
      <style:text-properties fo:language="en" fo:country="US" officeooo:rsid="007df4d8" officeooo:paragraph-rsid="007df4d8"/>
    </style:style>
    <style:style style:name="P389" style:family="paragraph" style:parent-style-name="Standard">
      <style:paragraph-properties fo:text-align="justify" style:justify-single-word="false"/>
      <style:text-properties fo:language="en" fo:country="US" officeooo:rsid="0089a402" officeooo:paragraph-rsid="0089a402"/>
    </style:style>
    <style:style style:name="P390" style:family="paragraph" style:parent-style-name="Standard">
      <style:paragraph-properties fo:text-align="justify" style:justify-single-word="false"/>
      <style:text-properties officeooo:rsid="0027c97a" officeooo:paragraph-rsid="0027c97a"/>
    </style:style>
    <style:style style:name="P391" style:family="paragraph" style:parent-style-name="Standard">
      <style:paragraph-properties fo:text-align="justify" style:justify-single-word="false"/>
      <style:text-properties officeooo:rsid="002baee4" officeooo:paragraph-rsid="002baee4"/>
    </style:style>
    <style:style style:name="P392" style:family="paragraph" style:parent-style-name="Standard">
      <style:text-properties officeooo:paragraph-rsid="0042384d"/>
    </style:style>
    <style:style style:name="P393" style:family="paragraph" style:parent-style-name="Standard">
      <style:paragraph-properties fo:text-align="justify" style:justify-single-word="false"/>
      <style:text-properties officeooo:rsid="00437603" officeooo:paragraph-rsid="00437603"/>
    </style:style>
    <style:style style:name="P394" style:family="paragraph" style:parent-style-name="Standard">
      <style:paragraph-properties fo:text-align="justify" style:justify-single-word="false"/>
      <style:text-properties officeooo:rsid="004792af" officeooo:paragraph-rsid="004792af"/>
    </style:style>
    <style:style style:name="P395" style:family="paragraph" style:parent-style-name="Standard">
      <style:paragraph-properties fo:text-align="justify" style:justify-single-word="false"/>
      <style:text-properties officeooo:rsid="0047a262" officeooo:paragraph-rsid="0047a262"/>
    </style:style>
    <style:style style:name="P396" style:family="paragraph" style:parent-style-name="Standard">
      <style:paragraph-properties fo:text-align="justify" style:justify-single-word="false"/>
      <style:text-properties officeooo:rsid="0047a262" officeooo:paragraph-rsid="004878be"/>
    </style:style>
    <style:style style:name="P397" style:family="paragraph" style:parent-style-name="Standard">
      <style:paragraph-properties fo:text-align="justify" style:justify-single-word="false"/>
      <style:text-properties officeooo:rsid="0049c61a" officeooo:paragraph-rsid="0049c61a"/>
    </style:style>
    <style:style style:name="P398" style:family="paragraph" style:parent-style-name="Standard">
      <style:paragraph-properties fo:text-align="justify" style:justify-single-word="false"/>
      <style:text-properties officeooo:rsid="0049c61a" officeooo:paragraph-rsid="005213ce"/>
    </style:style>
    <style:style style:name="P399" style:family="paragraph" style:parent-style-name="Standard">
      <style:paragraph-properties fo:text-align="justify" style:justify-single-word="false"/>
      <style:text-properties officeooo:rsid="004bb39a" officeooo:paragraph-rsid="004bb39a"/>
    </style:style>
    <style:style style:name="P400" style:family="paragraph" style:parent-style-name="Standard">
      <style:paragraph-properties fo:text-align="justify" style:justify-single-word="false"/>
      <style:text-properties officeooo:rsid="005c335d" officeooo:paragraph-rsid="005c335d"/>
    </style:style>
    <style:style style:name="P401" style:family="paragraph" style:parent-style-name="Standard">
      <style:paragraph-properties fo:text-align="justify" style:justify-single-word="false"/>
      <style:text-properties officeooo:rsid="005c335d" officeooo:paragraph-rsid="005c8955"/>
    </style:style>
    <style:style style:name="P402" style:family="paragraph" style:parent-style-name="Standard">
      <style:paragraph-properties fo:text-align="justify" style:justify-single-word="false"/>
      <style:text-properties officeooo:rsid="00658b9e" officeooo:paragraph-rsid="00658b9e"/>
    </style:style>
    <style:style style:name="P403" style:family="paragraph" style:parent-style-name="Standard">
      <style:paragraph-properties fo:text-align="justify" style:justify-single-word="false"/>
      <style:text-properties officeooo:rsid="0067d9bd" officeooo:paragraph-rsid="0067d9bd"/>
    </style:style>
    <style:style style:name="P404" style:family="paragraph" style:parent-style-name="Standard">
      <style:paragraph-properties fo:text-align="justify" style:justify-single-word="false"/>
      <style:text-properties fo:font-variant="normal" fo:text-transform="none" fo:font-style="normal" fo:font-weight="normal" officeooo:rsid="0053eca2" officeooo:paragraph-rsid="0053eca2" style:font-weight-asian="normal" style:font-weight-complex="normal"/>
    </style:style>
    <style:style style:name="P405" style:family="paragraph" style:parent-style-name="Standard">
      <style:paragraph-properties fo:text-align="justify" style:justify-single-word="false"/>
      <style:text-properties fo:font-variant="normal" fo:text-transform="none" fo:font-style="normal" fo:font-weight="normal" officeooo:rsid="0053eca2" officeooo:paragraph-rsid="0054874a" style:font-weight-asian="normal" style:font-weight-complex="normal"/>
    </style:style>
    <style:style style:name="P406" style:family="paragraph" style:parent-style-name="Standard">
      <style:paragraph-properties fo:text-align="justify" style:justify-single-word="false"/>
      <style:text-properties fo:font-variant="normal" fo:text-transform="none" fo:language="en" fo:country="US" fo:font-style="normal" fo:font-weight="normal" officeooo:rsid="007fd5f1" officeooo:paragraph-rsid="007fd5f1" style:font-weight-asian="normal" style:font-weight-complex="normal"/>
    </style:style>
    <style:style style:name="P407" style:family="paragraph" style:parent-style-name="Standard">
      <style:paragraph-properties fo:text-align="justify" style:justify-single-word="false"/>
      <style:text-properties officeooo:rsid="0076f4ad" officeooo:paragraph-rsid="0076f4ad"/>
    </style:style>
    <style:style style:name="P408" style:family="paragraph" style:parent-style-name="Standard">
      <style:paragraph-properties fo:text-align="justify" style:justify-single-word="false"/>
      <style:text-properties officeooo:rsid="0084c65f" officeooo:paragraph-rsid="0084c65f"/>
    </style:style>
    <style:style style:name="P409" style:family="paragraph" style:parent-style-name="Standard">
      <style:paragraph-properties fo:text-align="justify" style:justify-single-word="false"/>
      <style:text-properties officeooo:rsid="008bc0b6" officeooo:paragraph-rsid="008bc0b6"/>
    </style:style>
    <style:style style:name="P410" style:family="paragraph" style:parent-style-name="Standard">
      <style:paragraph-properties fo:text-align="justify" style:justify-single-word="false"/>
      <style:text-properties officeooo:rsid="008cdd51" officeooo:paragraph-rsid="008cdd51"/>
    </style:style>
    <style:style style:name="P411" style:family="paragraph" style:parent-style-name="Standard">
      <style:paragraph-properties fo:text-align="justify" style:justify-single-word="false"/>
      <style:text-properties officeooo:rsid="00941852" officeooo:paragraph-rsid="0095d86f"/>
    </style:style>
    <style:style style:name="P412" style:family="paragraph" style:parent-style-name="Standard">
      <style:paragraph-properties fo:text-align="justify" style:justify-single-word="false"/>
      <style:text-properties officeooo:rsid="009722f5" officeooo:paragraph-rsid="009722f5"/>
    </style:style>
    <style:style style:name="P413" style:family="paragraph" style:parent-style-name="Standard">
      <style:paragraph-properties fo:text-align="justify" style:justify-single-word="false"/>
      <style:text-properties officeooo:rsid="0097923c" officeooo:paragraph-rsid="0098b9f7"/>
    </style:style>
    <style:style style:name="P414" style:family="paragraph" style:parent-style-name="Standard">
      <style:paragraph-properties fo:text-align="justify" style:justify-single-word="false"/>
      <style:text-properties officeooo:rsid="00a163d6" officeooo:paragraph-rsid="00a163d6"/>
    </style:style>
    <style:style style:name="P415" style:family="paragraph" style:parent-style-name="Standard">
      <style:paragraph-properties fo:text-align="justify" style:justify-single-word="false"/>
      <style:text-properties officeooo:rsid="00a35180" officeooo:paragraph-rsid="00a35180"/>
    </style:style>
    <style:style style:name="P416" style:family="paragraph" style:parent-style-name="Standard">
      <style:paragraph-properties fo:text-align="justify" style:justify-single-word="false"/>
      <style:text-properties officeooo:rsid="00a35180" officeooo:paragraph-rsid="00a3a31b"/>
    </style:style>
    <style:style style:name="P417" style:family="paragraph" style:parent-style-name="Standard">
      <style:text-properties officeooo:rsid="00a0cd0c" officeooo:paragraph-rsid="00a308a2"/>
    </style:style>
    <style:style style:name="P418" style:family="paragraph" style:parent-style-name="Standard">
      <style:paragraph-properties fo:text-align="justify" style:justify-single-word="false"/>
      <style:text-properties fo:font-weight="normal" officeooo:rsid="00aeafc5" officeooo:paragraph-rsid="00aeafc5" fo:background-color="transparent" style:font-weight-asian="normal" style:font-weight-complex="normal"/>
    </style:style>
    <style:style style:name="P419" style:family="paragraph" style:parent-style-name="Standard">
      <style:paragraph-properties fo:text-align="justify" style:justify-single-word="false"/>
      <style:text-properties fo:font-weight="normal" officeooo:rsid="00afe365" officeooo:paragraph-rsid="00afe365" fo:background-color="transparent" style:font-weight-asian="normal" style:font-weight-complex="normal"/>
    </style:style>
    <style:style style:name="P420" style:family="paragraph" style:parent-style-name="Standard">
      <style:paragraph-properties fo:text-align="justify" style:justify-single-word="false"/>
      <style:text-properties fo:font-weight="normal" officeooo:rsid="00a35180" officeooo:paragraph-rsid="00b10bd0" fo:background-color="transparent" style:font-weight-asian="normal" style:font-weight-complex="normal"/>
    </style:style>
    <style:style style:name="P421" style:family="paragraph" style:parent-style-name="Standard">
      <style:paragraph-properties fo:text-align="justify" style:justify-single-word="false"/>
      <style:text-properties fo:font-weight="normal" officeooo:rsid="00a35180" officeooo:paragraph-rsid="00b99ad6" fo:background-color="transparent" style:font-weight-asian="normal" style:font-weight-complex="normal"/>
    </style:style>
    <style:style style:name="P422" style:family="paragraph" style:parent-style-name="Standard">
      <style:paragraph-properties fo:text-align="justify" style:justify-single-word="false"/>
      <style:text-properties fo:font-weight="normal" officeooo:rsid="00a35180" officeooo:paragraph-rsid="00bb1702" fo:background-color="transparent" style:font-weight-asian="normal" style:font-weight-complex="normal"/>
    </style:style>
    <style:style style:name="P423" style:family="paragraph" style:parent-style-name="Standard">
      <style:paragraph-properties fo:text-align="justify" style:justify-single-word="false"/>
      <style:text-properties fo:font-weight="normal" officeooo:rsid="00a35180" officeooo:paragraph-rsid="00bcb5c8" fo:background-color="transparent" style:font-weight-asian="normal" style:font-weight-complex="normal"/>
    </style:style>
    <style:style style:name="P424" style:family="paragraph" style:parent-style-name="Standard">
      <style:paragraph-properties fo:text-align="justify" style:justify-single-word="false"/>
      <style:text-properties fo:font-weight="normal" officeooo:rsid="00b99ad6" officeooo:paragraph-rsid="00b99ad6" fo:background-color="transparent" style:font-weight-asian="normal" style:font-weight-complex="normal"/>
    </style:style>
    <style:style style:name="P425" style:family="paragraph" style:parent-style-name="Standard">
      <style:paragraph-properties fo:text-align="justify" style:justify-single-word="false"/>
      <style:text-properties fo:font-weight="normal" officeooo:rsid="00b99ad6" officeooo:paragraph-rsid="00bb1702" fo:background-color="transparent" style:font-weight-asian="normal" style:font-weight-complex="normal"/>
    </style:style>
    <style:style style:name="P426" style:family="paragraph" style:parent-style-name="Standard">
      <style:paragraph-properties fo:text-align="justify" style:justify-single-word="false"/>
      <style:text-properties fo:font-weight="normal" officeooo:rsid="00b99ad6" officeooo:paragraph-rsid="00bcb5c8" fo:background-color="transparent" style:font-weight-asian="normal" style:font-weight-complex="normal"/>
    </style:style>
    <style:style style:name="P427" style:family="paragraph" style:parent-style-name="Standard">
      <style:paragraph-properties fo:text-align="justify" style:justify-single-word="false"/>
      <style:text-properties fo:font-weight="normal" officeooo:rsid="00b99ad6" officeooo:paragraph-rsid="00beb66f" fo:background-color="transparent" style:font-weight-asian="normal" style:font-weight-complex="normal"/>
    </style:style>
    <style:style style:name="P428" style:family="paragraph" style:parent-style-name="Standard">
      <style:paragraph-properties fo:text-align="justify" style:justify-single-word="false"/>
      <style:text-properties fo:font-weight="normal" officeooo:rsid="00b99ad6" officeooo:paragraph-rsid="00c10b65" fo:background-color="transparent" style:font-weight-asian="normal" style:font-weight-complex="normal"/>
    </style:style>
    <style:style style:name="P429" style:family="paragraph" style:parent-style-name="Standard">
      <style:paragraph-properties fo:text-align="justify" style:justify-single-word="false"/>
      <style:text-properties fo:font-weight="normal" officeooo:rsid="00b99ad6" officeooo:paragraph-rsid="00c27479" fo:background-color="transparent" style:font-weight-asian="normal" style:font-weight-complex="normal"/>
    </style:style>
    <style:style style:name="P430" style:family="paragraph" style:parent-style-name="Standard">
      <style:paragraph-properties fo:text-align="justify" style:justify-single-word="false"/>
      <style:text-properties fo:font-weight="normal" officeooo:rsid="001d06ad" officeooo:paragraph-rsid="00b99ad6" fo:background-color="transparent" style:font-weight-asian="normal" style:font-weight-complex="normal"/>
    </style:style>
    <style:style style:name="P431" style:family="paragraph" style:parent-style-name="Standard">
      <style:paragraph-properties fo:text-align="justify" style:justify-single-word="false"/>
      <style:text-properties fo:font-weight="normal" officeooo:rsid="001d06ad" officeooo:paragraph-rsid="00bb1702" fo:background-color="transparent" style:font-weight-asian="normal" style:font-weight-complex="normal"/>
    </style:style>
    <style:style style:name="P432" style:family="paragraph" style:parent-style-name="Standard">
      <style:paragraph-properties fo:text-align="justify" style:justify-single-word="false"/>
      <style:text-properties fo:font-weight="normal" officeooo:rsid="001d06ad" officeooo:paragraph-rsid="00bcb5c8" fo:background-color="transparent" style:font-weight-asian="normal" style:font-weight-complex="normal"/>
    </style:style>
    <style:style style:name="P433" style:family="paragraph" style:parent-style-name="Standard">
      <style:paragraph-properties fo:text-align="justify" style:justify-single-word="false"/>
      <style:text-properties fo:font-weight="normal" officeooo:rsid="001d06ad" officeooo:paragraph-rsid="00beb66f" fo:background-color="transparent" style:font-weight-asian="normal" style:font-weight-complex="normal"/>
    </style:style>
    <style:style style:name="P434" style:family="paragraph" style:parent-style-name="Standard">
      <style:paragraph-properties fo:text-align="justify" style:justify-single-word="false"/>
      <style:text-properties fo:font-weight="normal" officeooo:rsid="001d06ad" officeooo:paragraph-rsid="00c10b65" fo:background-color="transparent" style:font-weight-asian="normal" style:font-weight-complex="normal"/>
    </style:style>
    <style:style style:name="P435" style:family="paragraph" style:parent-style-name="Standard">
      <style:paragraph-properties fo:text-align="justify" style:justify-single-word="false"/>
      <style:text-properties fo:font-weight="normal" officeooo:rsid="001d06ad" officeooo:paragraph-rsid="00c27479" fo:background-color="transparent" style:font-weight-asian="normal" style:font-weight-complex="normal"/>
    </style:style>
    <style:style style:name="P436" style:family="paragraph" style:parent-style-name="Standard">
      <style:paragraph-properties fo:text-align="justify" style:justify-single-word="false"/>
      <style:text-properties fo:font-weight="normal" officeooo:rsid="00bb1702" officeooo:paragraph-rsid="00bb1702" fo:background-color="transparent" style:font-weight-asian="normal" style:font-weight-complex="normal"/>
    </style:style>
    <style:style style:name="P437" style:family="paragraph" style:parent-style-name="Standard">
      <style:paragraph-properties fo:text-align="justify" style:justify-single-word="false"/>
      <style:text-properties fo:font-weight="normal" officeooo:rsid="00bcb5c8" officeooo:paragraph-rsid="00bcb5c8" fo:background-color="transparent" style:font-weight-asian="normal" style:font-weight-complex="normal"/>
    </style:style>
    <style:style style:name="P438" style:family="paragraph" style:parent-style-name="Standard">
      <style:paragraph-properties fo:text-align="justify" style:justify-single-word="false"/>
      <style:text-properties fo:font-weight="normal" officeooo:rsid="00bd8488" officeooo:paragraph-rsid="00bd8488" fo:background-color="transparent" style:font-weight-asian="normal" style:font-weight-complex="normal"/>
    </style:style>
    <style:style style:name="P439" style:family="paragraph" style:parent-style-name="Standard">
      <style:paragraph-properties fo:text-align="justify" style:justify-single-word="false"/>
      <style:text-properties fo:font-weight="normal" officeooo:rsid="00bfbdee" officeooo:paragraph-rsid="00bfbdee" fo:background-color="transparent" style:font-weight-asian="normal" style:font-weight-complex="normal"/>
    </style:style>
    <style:style style:name="P440" style:family="paragraph" style:parent-style-name="Standard">
      <style:paragraph-properties fo:text-align="justify" style:justify-single-word="false"/>
      <style:text-properties fo:font-weight="normal" officeooo:rsid="001da88a" officeooo:paragraph-rsid="00c10b65" fo:background-color="transparent" style:font-weight-asian="normal" style:font-weight-complex="normal"/>
    </style:style>
    <style:style style:name="P441" style:family="paragraph" style:parent-style-name="Standard">
      <style:paragraph-properties fo:text-align="justify" style:justify-single-word="false"/>
      <style:text-properties fo:font-weight="normal" officeooo:rsid="001da88a" officeooo:paragraph-rsid="00c27479" fo:background-color="transparent" style:font-weight-asian="normal" style:font-weight-complex="normal"/>
    </style:style>
    <style:style style:name="P442" style:family="paragraph" style:parent-style-name="Standard">
      <style:paragraph-properties fo:text-align="justify" style:justify-single-word="false"/>
      <style:text-properties fo:font-weight="normal" officeooo:rsid="00c36fd6" officeooo:paragraph-rsid="00c36fd6" fo:background-color="transparent" style:font-weight-asian="normal" style:font-weight-complex="normal"/>
    </style:style>
    <style:style style:name="P443" style:family="paragraph" style:parent-style-name="Standard">
      <style:paragraph-properties fo:text-align="justify" style:justify-single-word="false"/>
      <style:text-properties fo:font-weight="normal" officeooo:rsid="00c601f6" officeooo:paragraph-rsid="00c601f6" fo:background-color="transparent" style:font-weight-asian="normal" style:font-weight-complex="normal"/>
    </style:style>
    <style:style style:name="P444" style:family="paragraph" style:parent-style-name="Standard">
      <style:paragraph-properties fo:text-align="justify" style:justify-single-word="false"/>
      <style:text-properties fo:font-weight="normal" officeooo:rsid="00c65b21" officeooo:paragraph-rsid="00c65b21" fo:background-color="transparent" style:font-weight-asian="normal" style:font-weight-complex="normal"/>
    </style:style>
    <style:style style:name="P445" style:family="paragraph" style:parent-style-name="Standard">
      <style:paragraph-properties fo:text-align="justify" style:justify-single-word="false"/>
      <style:text-properties fo:font-weight="normal" officeooo:rsid="00c70a66" officeooo:paragraph-rsid="00c65b21" fo:background-color="transparent" style:font-weight-asian="normal" style:font-weight-complex="normal"/>
    </style:style>
    <style:style style:name="P446" style:family="paragraph" style:parent-style-name="Standard">
      <style:paragraph-properties fo:text-align="justify" style:justify-single-word="false"/>
      <style:text-properties fo:language="en" fo:country="US" fo:font-weight="normal" officeooo:rsid="00bd8488" officeooo:paragraph-rsid="00beb66f" fo:background-color="transparent" style:font-weight-asian="normal" style:font-weight-complex="normal"/>
    </style:style>
    <style:style style:name="P447" style:family="paragraph" style:parent-style-name="Standard">
      <style:paragraph-properties fo:text-align="justify" style:justify-single-word="false"/>
      <style:text-properties fo:language="en" fo:country="US" fo:font-weight="normal" officeooo:rsid="00bfbdee" officeooo:paragraph-rsid="00bfbdee" fo:background-color="transparent" style:font-weight-asian="normal" style:font-weight-complex="normal"/>
    </style:style>
    <style:style style:name="T1" style:family="text">
      <style:text-properties officeooo:rsid="001da88a"/>
    </style:style>
    <style:style style:name="T2" style:family="text">
      <style:text-properties officeooo:rsid="001ee1bf"/>
    </style:style>
    <style:style style:name="T3" style:family="text">
      <style:text-properties fo:font-weight="bold" officeooo:rsid="003b7c73" style:font-weight-asian="bold" style:font-weight-complex="bold"/>
    </style:style>
    <style:style style:name="T4" style:family="text">
      <style:text-properties fo:font-weight="bold" officeooo:rsid="003ac84d" style:font-weight-asian="bold" style:font-weight-complex="bold"/>
    </style:style>
    <style:style style:name="T5" style:family="text">
      <style:text-properties fo:font-weight="bold" officeooo:rsid="0042384d" style:font-weight-asian="bold" style:font-weight-complex="bold"/>
    </style:style>
    <style:style style:name="T6" style:family="text">
      <style:text-properties fo:font-weight="bold" officeooo:rsid="001da88a" style:font-weight-asian="bold" style:font-weight-complex="bold"/>
    </style:style>
    <style:style style:name="T7" style:family="text">
      <style:text-properties fo:font-weight="bold" officeooo:rsid="004064fb" style:font-weight-asian="bold" style:font-weight-complex="bold"/>
    </style:style>
    <style:style style:name="T8" style:family="text">
      <style:text-properties fo:font-weight="bold" officeooo:rsid="0057feb4" style:font-weight-asian="bold" style:font-weight-complex="bold"/>
    </style:style>
    <style:style style:name="T9" style:family="text">
      <style:text-properties fo:font-weight="bold" officeooo:rsid="0057fd32" style:font-weight-asian="bold" style:font-weight-complex="bold"/>
    </style:style>
    <style:style style:name="T10" style:family="text">
      <style:text-properties fo:font-weight="bold" officeooo:rsid="0054874a" style:font-weight-asian="bold" style:font-weight-complex="bold"/>
    </style:style>
    <style:style style:name="T11" style:family="text">
      <style:text-properties fo:font-weight="bold" officeooo:rsid="0075307f" style:font-weight-asian="bold" style:font-weight-complex="bold"/>
    </style:style>
    <style:style style:name="T12" style:family="text">
      <style:text-properties fo:font-weight="bold" officeooo:rsid="0071db65" style:font-weight-asian="bold" style:font-weight-complex="bold"/>
    </style:style>
    <style:style style:name="T13" style:family="text">
      <style:text-properties fo:font-weight="bold" officeooo:rsid="0076f4ad" style:font-weight-asian="bold" style:font-weight-complex="bold"/>
    </style:style>
    <style:style style:name="T14" style:family="text">
      <style:text-properties fo:font-weight="bold" officeooo:rsid="009c8bed" style:font-weight-asian="bold" style:font-weight-complex="bold"/>
    </style:style>
    <style:style style:name="T15" style:family="text">
      <style:text-properties fo:font-weight="bold" officeooo:rsid="0097923c" fo:background-color="transparent" loext:char-shading-value="0" style:font-weight-asian="bold" style:font-weight-complex="bold"/>
    </style:style>
    <style:style style:name="T16" style:family="text">
      <style:text-properties fo:font-weight="bold" officeooo:rsid="00967370" fo:background-color="transparent" loext:char-shading-value="0" style:font-weight-asian="bold" style:font-weight-complex="bold"/>
    </style:style>
    <style:style style:name="T17" style:family="text">
      <style:text-properties fo:font-weight="bold" officeooo:rsid="00c10b65" fo:background-color="transparent" loext:char-shading-value="0" style:font-weight-asian="bold" style:font-weight-complex="bold"/>
    </style:style>
    <style:style style:name="T18" style:family="text">
      <style:text-properties fo:font-weight="bold" officeooo:rsid="00bfbdee" fo:background-color="transparent" loext:char-shading-value="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e1bf" style:font-weight-asian="normal" style:font-weight-complex="normal"/>
    </style:style>
    <style:style style:name="T21" style:family="text">
      <style:text-properties fo:font-weight="normal" officeooo:rsid="0020fb8b" style:font-weight-asian="normal" style:font-weight-complex="normal"/>
    </style:style>
    <style:style style:name="T22" style:family="text">
      <style:text-properties fo:font-weight="normal" officeooo:rsid="001da88a" style:font-weight-asian="normal" style:font-weight-complex="normal"/>
    </style:style>
    <style:style style:name="T23" style:family="text">
      <style:text-properties fo:font-weight="normal" officeooo:rsid="00222263" style:font-weight-asian="normal" style:font-weight-complex="normal"/>
    </style:style>
    <style:style style:name="T24" style:family="text">
      <style:text-properties fo:font-weight="normal" officeooo:rsid="0022f4b2" style:font-weight-asian="normal" style:font-weight-complex="normal"/>
    </style:style>
    <style:style style:name="T25" style:family="text">
      <style:text-properties fo:font-weight="normal" officeooo:rsid="00249d52" style:font-weight-asian="normal" style:font-weight-complex="normal"/>
    </style:style>
    <style:style style:name="T26" style:family="text">
      <style:text-properties fo:font-weight="normal" officeooo:rsid="0024f347" style:font-weight-asian="normal" style:font-weight-complex="normal"/>
    </style:style>
    <style:style style:name="T27" style:family="text">
      <style:text-properties fo:font-weight="normal" officeooo:rsid="00264f07" style:font-weight-asian="normal" style:font-weight-complex="normal"/>
    </style:style>
    <style:style style:name="T28" style:family="text">
      <style:text-properties fo:font-weight="normal" officeooo:rsid="002984e7" style:font-weight-asian="normal" style:font-weight-complex="normal"/>
    </style:style>
    <style:style style:name="T29" style:family="text">
      <style:text-properties fo:font-weight="normal" officeooo:rsid="002baee4" style:font-weight-asian="normal" style:font-weight-complex="normal"/>
    </style:style>
    <style:style style:name="T30" style:family="text">
      <style:text-properties fo:font-weight="normal" officeooo:rsid="002e9cba" style:font-weight-asian="normal" style:font-weight-complex="normal"/>
    </style:style>
    <style:style style:name="T31" style:family="text">
      <style:text-properties fo:font-weight="normal" officeooo:rsid="0031e902" style:font-weight-asian="normal" style:font-weight-complex="normal"/>
    </style:style>
    <style:style style:name="T32" style:family="text">
      <style:text-properties fo:font-weight="normal" officeooo:rsid="0033bf05" style:font-weight-asian="normal" style:font-weight-complex="normal"/>
    </style:style>
    <style:style style:name="T33" style:family="text">
      <style:text-properties fo:font-weight="normal" officeooo:rsid="00370294" style:font-weight-asian="normal" style:font-weight-complex="normal"/>
    </style:style>
    <style:style style:name="T34" style:family="text">
      <style:text-properties fo:font-weight="normal" officeooo:rsid="00377b4b" style:font-weight-asian="normal" style:font-weight-complex="normal"/>
    </style:style>
    <style:style style:name="T35" style:family="text">
      <style:text-properties fo:font-weight="normal" officeooo:rsid="003ac84d" style:font-weight-asian="normal" style:font-weight-complex="normal"/>
    </style:style>
    <style:style style:name="T36" style:family="text">
      <style:text-properties fo:font-weight="normal" officeooo:rsid="003b683a" style:font-weight-asian="normal" style:font-weight-complex="normal"/>
    </style:style>
    <style:style style:name="T37" style:family="text">
      <style:text-properties fo:font-weight="normal" officeooo:rsid="003b7c73" style:font-weight-asian="normal" style:font-weight-complex="normal"/>
    </style:style>
    <style:style style:name="T38" style:family="text">
      <style:text-properties fo:font-weight="normal" officeooo:rsid="004064fb" style:font-weight-asian="normal" style:font-weight-complex="normal"/>
    </style:style>
    <style:style style:name="T39" style:family="text">
      <style:text-properties fo:font-weight="normal" officeooo:rsid="00408637" style:font-weight-asian="normal" style:font-weight-complex="normal"/>
    </style:style>
    <style:style style:name="T40" style:family="text">
      <style:text-properties fo:font-weight="normal" officeooo:rsid="0053eca2" style:font-weight-asian="normal" style:font-weight-complex="normal"/>
    </style:style>
    <style:style style:name="T41" style:family="text">
      <style:text-properties fo:font-weight="normal" officeooo:rsid="005277bf" style:font-weight-asian="normal" style:font-weight-complex="normal"/>
    </style:style>
    <style:style style:name="T42" style:family="text">
      <style:text-properties fo:font-weight="normal" officeooo:rsid="0057fd32" style:font-weight-asian="normal" style:font-weight-complex="normal"/>
    </style:style>
    <style:style style:name="T43" style:family="text">
      <style:text-properties fo:font-weight="normal" officeooo:rsid="0057feb4" style:font-weight-asian="normal" style:font-weight-complex="normal"/>
    </style:style>
    <style:style style:name="T44" style:family="text">
      <style:text-properties fo:font-weight="normal" officeooo:rsid="006193a8" style:font-weight-asian="normal" style:font-weight-complex="normal"/>
    </style:style>
    <style:style style:name="T45" style:family="text">
      <style:text-properties fo:font-weight="normal" officeooo:rsid="00623921" style:font-weight-asian="normal" style:font-weight-complex="normal"/>
    </style:style>
    <style:style style:name="T46" style:family="text">
      <style:text-properties fo:font-weight="normal" officeooo:rsid="0063a3ea" style:font-weight-asian="normal" style:font-weight-complex="normal"/>
    </style:style>
    <style:style style:name="T47" style:family="text">
      <style:text-properties fo:font-weight="normal" officeooo:rsid="00658b9e" style:font-weight-asian="normal" style:font-weight-complex="normal"/>
    </style:style>
    <style:style style:name="T48" style:family="text">
      <style:text-properties fo:font-weight="normal" officeooo:rsid="0066a8d8" style:font-weight-asian="normal" style:font-weight-complex="normal"/>
    </style:style>
    <style:style style:name="T49" style:family="text">
      <style:text-properties fo:font-weight="normal" officeooo:rsid="00670307" style:font-weight-asian="normal" style:font-weight-complex="normal"/>
    </style:style>
    <style:style style:name="T50" style:family="text">
      <style:text-properties fo:font-weight="normal" officeooo:rsid="0067d9bd" style:font-weight-asian="normal" style:font-weight-complex="normal"/>
    </style:style>
    <style:style style:name="T51" style:family="text">
      <style:text-properties fo:font-weight="normal" officeooo:rsid="00684d84" style:font-weight-asian="normal" style:font-weight-complex="normal"/>
    </style:style>
    <style:style style:name="T52" style:family="text">
      <style:text-properties fo:font-weight="normal" officeooo:rsid="006a866a" style:font-weight-asian="normal" style:font-weight-complex="normal"/>
    </style:style>
    <style:style style:name="T53" style:family="text">
      <style:text-properties fo:font-weight="normal" officeooo:rsid="006bf44d" style:font-weight-asian="normal" style:font-weight-complex="normal"/>
    </style:style>
    <style:style style:name="T54" style:family="text">
      <style:text-properties fo:font-weight="normal" officeooo:rsid="006f46ff" style:font-weight-asian="normal" style:font-weight-complex="normal"/>
    </style:style>
    <style:style style:name="T55" style:family="text">
      <style:text-properties fo:font-weight="normal" officeooo:rsid="0070c276" style:font-weight-asian="normal" style:font-weight-complex="normal"/>
    </style:style>
    <style:style style:name="T56" style:family="text">
      <style:text-properties fo:font-weight="normal" officeooo:rsid="0071a918" style:font-weight-asian="normal" style:font-weight-complex="normal"/>
    </style:style>
    <style:style style:name="T57" style:family="text">
      <style:text-properties fo:font-weight="normal" officeooo:rsid="007466ea" style:font-weight-asian="normal" style:font-weight-complex="normal"/>
    </style:style>
    <style:style style:name="T58" style:family="text">
      <style:text-properties fo:font-weight="normal" officeooo:rsid="0075307f" style:font-weight-asian="normal" style:font-weight-complex="normal"/>
    </style:style>
    <style:style style:name="T59" style:family="text">
      <style:text-properties fo:font-weight="normal" officeooo:rsid="00762255" style:font-weight-asian="normal" style:font-weight-complex="normal"/>
    </style:style>
    <style:style style:name="T60" style:family="text">
      <style:text-properties fo:font-weight="normal" officeooo:rsid="0076f4ad" style:font-weight-asian="normal" style:font-weight-complex="normal"/>
    </style:style>
    <style:style style:name="T61" style:family="text">
      <style:text-properties fo:font-weight="normal" officeooo:rsid="0071db65" style:font-weight-asian="normal" style:font-weight-complex="normal"/>
    </style:style>
    <style:style style:name="T62" style:family="text">
      <style:text-properties fo:font-weight="normal" officeooo:rsid="0078afb6" style:font-weight-asian="normal" style:font-weight-complex="normal"/>
    </style:style>
    <style:style style:name="T63" style:family="text">
      <style:text-properties fo:font-weight="normal" officeooo:rsid="007a6b3f" style:font-weight-asian="normal" style:font-weight-complex="normal"/>
    </style:style>
    <style:style style:name="T64" style:family="text">
      <style:text-properties fo:font-weight="normal" officeooo:rsid="007bfbfd" style:font-weight-asian="normal" style:font-weight-complex="normal"/>
    </style:style>
    <style:style style:name="T65" style:family="text">
      <style:text-properties fo:font-weight="normal" officeooo:rsid="007df4d8" style:font-weight-asian="normal" style:font-weight-complex="normal"/>
    </style:style>
    <style:style style:name="T66" style:family="text">
      <style:text-properties fo:font-weight="normal" officeooo:rsid="0082866f" style:font-weight-asian="normal" style:font-weight-complex="normal"/>
    </style:style>
    <style:style style:name="T67" style:family="text">
      <style:text-properties fo:font-weight="normal" officeooo:rsid="0082f707" style:font-weight-asian="normal" style:font-weight-complex="normal"/>
    </style:style>
    <style:style style:name="T68" style:family="text">
      <style:text-properties fo:font-weight="normal" officeooo:rsid="0084c65f" style:font-weight-asian="normal" style:font-weight-complex="normal"/>
    </style:style>
    <style:style style:name="T69" style:family="text">
      <style:text-properties fo:font-weight="normal" officeooo:rsid="009c8bed" style:font-weight-asian="normal" style:font-weight-complex="normal"/>
    </style:style>
    <style:style style:name="T70" style:family="text">
      <style:text-properties fo:font-weight="normal" officeooo:rsid="0089a402" style:font-weight-asian="normal" style:font-weight-complex="normal"/>
    </style:style>
    <style:style style:name="T71" style:family="text">
      <style:text-properties fo:font-weight="normal" officeooo:rsid="00a0cd0c" style:font-weight-asian="normal" style:font-weight-complex="normal"/>
    </style:style>
    <style:style style:name="T72" style:family="text">
      <style:text-properties fo:font-weight="normal" officeooo:rsid="001d06ad" style:font-weight-asian="normal" style:font-weight-complex="normal"/>
    </style:style>
    <style:style style:name="T73" style:family="text">
      <style:text-properties fo:font-weight="normal" officeooo:rsid="00aa97bb" style:font-weight-asian="normal" style:font-weight-complex="normal"/>
    </style:style>
    <style:style style:name="T74" style:family="text">
      <style:text-properties fo:font-weight="normal" officeooo:rsid="00ad52c7" style:font-weight-asian="normal" style:font-weight-complex="normal"/>
    </style:style>
    <style:style style:name="T75" style:family="text">
      <style:text-properties fo:font-weight="normal" officeooo:rsid="00aeafc5" style:font-weight-asian="normal" style:font-weight-complex="normal"/>
    </style:style>
    <style:style style:name="T76" style:family="text">
      <style:text-properties fo:font-weight="normal" officeooo:rsid="00b10bd0" style:font-weight-asian="normal" style:font-weight-complex="normal"/>
    </style:style>
    <style:style style:name="T77" style:family="text">
      <style:text-properties fo:font-weight="normal" officeooo:rsid="00b99ad6" style:font-weight-asian="normal" style:font-weight-complex="normal"/>
    </style:style>
    <style:style style:name="T78" style:family="text">
      <style:text-properties fo:font-weight="normal" officeooo:rsid="00bb1702" style:font-weight-asian="normal" style:font-weight-complex="normal"/>
    </style:style>
    <style:style style:name="T79" style:family="text">
      <style:text-properties fo:font-weight="normal" officeooo:rsid="00bcb5c8" style:font-weight-asian="normal" style:font-weight-complex="normal"/>
    </style:style>
    <style:style style:name="T80" style:family="text">
      <style:text-properties fo:font-weight="normal" officeooo:rsid="00beb66f" style:font-weight-asian="normal" style:font-weight-complex="normal"/>
    </style:style>
    <style:style style:name="T81" style:family="text">
      <style:text-properties fo:font-weight="normal" officeooo:rsid="00c10b65" style:font-weight-asian="normal" style:font-weight-complex="normal"/>
    </style:style>
    <style:style style:name="T82" style:family="text">
      <style:text-properties fo:font-weight="normal" officeooo:rsid="00c27479" style:font-weight-asian="normal" style:font-weight-complex="normal"/>
    </style:style>
    <style:style style:name="T83" style:family="text">
      <style:text-properties fo:font-weight="normal" officeooo:rsid="00c65b21" style:font-weight-asian="normal" style:font-weight-complex="normal"/>
    </style:style>
    <style:style style:name="T84" style:family="text">
      <style:text-properties fo:font-weight="normal" officeooo:rsid="00c70a66" style:font-weight-asian="normal" style:font-weight-complex="normal"/>
    </style:style>
    <style:style style:name="T85" style:family="text">
      <style:text-properties fo:font-weight="normal" officeooo:rsid="00c8081c" style:font-weight-asian="normal" style:font-weight-complex="normal"/>
    </style:style>
    <style:style style:name="T86" style:family="text">
      <style:text-properties fo:font-weight="normal" fo:background-color="transparent" loext:char-shading-value="0" style:font-weight-asian="normal" style:font-weight-complex="normal"/>
    </style:style>
    <style:style style:name="T87" style:family="text">
      <style:text-properties fo:font-weight="normal" officeooo:rsid="001d06ad" fo:background-color="transparent" loext:char-shading-value="0" style:font-weight-asian="normal" style:font-weight-complex="normal"/>
    </style:style>
    <style:style style:name="T88" style:family="text">
      <style:text-properties fo:font-weight="normal" officeooo:rsid="0089a402" fo:background-color="transparent" loext:char-shading-value="0" style:font-weight-asian="normal" style:font-weight-complex="normal"/>
    </style:style>
    <style:style style:name="T89" style:family="text">
      <style:text-properties fo:font-weight="normal" officeooo:rsid="006f46ff" fo:background-color="transparent" loext:char-shading-value="0" style:font-weight-asian="normal" style:font-weight-complex="normal"/>
    </style:style>
    <style:style style:name="T90" style:family="text">
      <style:text-properties fo:font-weight="normal" officeooo:rsid="008cdd51" fo:background-color="transparent" loext:char-shading-value="0" style:font-weight-asian="normal" style:font-weight-complex="normal"/>
    </style:style>
    <style:style style:name="T91" style:family="text">
      <style:text-properties fo:font-weight="normal" officeooo:rsid="008f078b" fo:background-color="transparent" loext:char-shading-value="0" style:font-weight-asian="normal" style:font-weight-complex="normal"/>
    </style:style>
    <style:style style:name="T92" style:family="text">
      <style:text-properties fo:font-weight="normal" officeooo:rsid="0091ee80" fo:background-color="transparent" loext:char-shading-value="0" style:font-weight-asian="normal" style:font-weight-complex="normal"/>
    </style:style>
    <style:style style:name="T93" style:family="text">
      <style:text-properties fo:font-weight="normal" officeooo:rsid="00927519" fo:background-color="transparent" loext:char-shading-value="0" style:font-weight-asian="normal" style:font-weight-complex="normal"/>
    </style:style>
    <style:style style:name="T94" style:family="text">
      <style:text-properties fo:font-weight="normal" officeooo:rsid="0095d86f" fo:background-color="transparent" loext:char-shading-value="0" style:font-weight-asian="normal" style:font-weight-complex="normal"/>
    </style:style>
    <style:style style:name="T95" style:family="text">
      <style:text-properties fo:font-weight="normal" officeooo:rsid="00a308a2" fo:background-color="transparent" loext:char-shading-value="0" style:font-weight-asian="normal" style:font-weight-complex="normal"/>
    </style:style>
    <style:style style:name="T96" style:family="text">
      <style:text-properties fo:font-weight="normal" officeooo:rsid="001da88a" fo:background-color="transparent" loext:char-shading-value="0" style:font-weight-asian="normal" style:font-weight-complex="normal"/>
    </style:style>
    <style:style style:name="T97" style:family="text">
      <style:text-properties fo:font-weight="normal" officeooo:rsid="00a0cd0c" fo:background-color="transparent" loext:char-shading-value="0" style:font-weight-asian="normal" style:font-weight-complex="normal"/>
    </style:style>
    <style:style style:name="T98" style:family="text">
      <style:text-properties fo:font-weight="normal" officeooo:rsid="00a3a31b" fo:background-color="transparent" loext:char-shading-value="0" style:font-weight-asian="normal" style:font-weight-complex="normal"/>
    </style:style>
    <style:style style:name="T99" style:family="text">
      <style:text-properties fo:font-weight="normal" officeooo:rsid="00a54851" fo:background-color="transparent" loext:char-shading-value="0" style:font-weight-asian="normal" style:font-weight-complex="normal"/>
    </style:style>
    <style:style style:name="T100" style:family="text">
      <style:text-properties fo:font-weight="normal" officeooo:rsid="00a6e2d9" fo:background-color="transparent" loext:char-shading-value="0" style:font-weight-asian="normal" style:font-weight-complex="normal"/>
    </style:style>
    <style:style style:name="T101" style:family="text">
      <style:text-properties fo:font-weight="normal" officeooo:rsid="00a6e722" fo:background-color="transparent" loext:char-shading-value="0" style:font-weight-asian="normal" style:font-weight-complex="normal"/>
    </style:style>
    <style:style style:name="T102" style:family="text">
      <style:text-properties fo:font-weight="normal" officeooo:rsid="00a964d6" fo:background-color="transparent" loext:char-shading-value="0" style:font-weight-asian="normal" style:font-weight-complex="normal"/>
    </style:style>
    <style:style style:name="T103" style:family="text">
      <style:text-properties fo:font-weight="normal" officeooo:rsid="00a89c55" fo:background-color="transparent" loext:char-shading-value="0" style:font-weight-asian="normal" style:font-weight-complex="normal"/>
    </style:style>
    <style:style style:name="T104" style:family="text">
      <style:text-properties fo:font-weight="normal" officeooo:rsid="00aa97bb" fo:background-color="transparent" loext:char-shading-value="0" style:font-weight-asian="normal" style:font-weight-complex="normal"/>
    </style:style>
    <style:style style:name="T105" style:family="text">
      <style:text-properties fo:font-weight="normal" officeooo:rsid="00b61db8" fo:background-color="transparent" loext:char-shading-value="0" style:font-weight-asian="normal" style:font-weight-complex="normal"/>
    </style:style>
    <style:style style:name="T106" style:family="text">
      <style:text-properties fo:font-weight="normal" officeooo:rsid="00b40c13" fo:background-color="transparent" loext:char-shading-value="0" style:font-weight-asian="normal" style:font-weight-complex="normal"/>
    </style:style>
    <style:style style:name="T107" style:family="text">
      <style:text-properties fo:font-weight="normal" officeooo:rsid="00b99ad6" fo:background-color="transparent" loext:char-shading-value="0" style:font-weight-asian="normal" style:font-weight-complex="normal"/>
    </style:style>
    <style:style style:name="T108" style:family="text">
      <style:text-properties fo:font-weight="normal" officeooo:rsid="00bb1702" fo:background-color="transparent" loext:char-shading-value="0" style:font-weight-asian="normal" style:font-weight-complex="normal"/>
    </style:style>
    <style:style style:name="T109" style:family="text">
      <style:text-properties fo:font-weight="normal" officeooo:rsid="00bcb5c8" fo:background-color="transparent" loext:char-shading-value="0" style:font-weight-asian="normal" style:font-weight-complex="normal"/>
    </style:style>
    <style:style style:name="T110" style:family="text">
      <style:text-properties fo:font-weight="normal" officeooo:rsid="00bd8488" fo:background-color="transparent" loext:char-shading-value="0" style:font-weight-asian="normal" style:font-weight-complex="normal"/>
    </style:style>
    <style:style style:name="T111" style:family="text">
      <style:text-properties fo:font-weight="normal" officeooo:rsid="00bfbdee" fo:background-color="transparent" loext:char-shading-value="0" style:font-weight-asian="normal" style:font-weight-complex="normal"/>
    </style:style>
    <style:style style:name="T112" style:family="text">
      <style:text-properties fo:font-weight="normal" officeooo:rsid="00c10b65" fo:background-color="transparent" loext:char-shading-value="0" style:font-weight-asian="normal" style:font-weight-complex="normal"/>
    </style:style>
    <style:style style:name="T113" style:family="text">
      <style:text-properties fo:font-weight="normal" officeooo:rsid="00c36fd6" fo:background-color="transparent" loext:char-shading-value="0" style:font-weight-asian="normal" style:font-weight-complex="normal"/>
    </style:style>
    <style:style style:name="T114" style:family="text">
      <style:text-properties fo:font-weight="normal" officeooo:rsid="00c70a66" fo:background-color="transparent" loext:char-shading-value="0" style:font-weight-asian="normal" style:font-weight-complex="normal"/>
    </style:style>
    <style:style style:name="T115" style:family="text">
      <style:text-properties fo:font-weight="normal" officeooo:rsid="00c72e1a" fo:background-color="transparent" loext:char-shading-value="0" style:font-weight-asian="normal" style:font-weight-complex="normal"/>
    </style:style>
    <style:style style:name="T116" style:family="text">
      <style:text-properties officeooo:rsid="0020fb8b"/>
    </style:style>
    <style:style style:name="T117" style:family="text">
      <style:text-properties officeooo:rsid="00222263"/>
    </style:style>
    <style:style style:name="T118" style:family="text">
      <style:text-properties fo:language="en" fo:country="US"/>
    </style:style>
    <style:style style:name="T119" style:family="text">
      <style:text-properties fo:language="en" fo:country="US" fo:font-weight="normal" style:font-weight-asian="normal" style:font-weight-complex="normal"/>
    </style:style>
    <style:style style:name="T120" style:family="text">
      <style:text-properties fo:language="en" fo:country="US" fo:font-weight="normal" officeooo:rsid="0024f347" style:font-weight-asian="normal" style:font-weight-complex="normal"/>
    </style:style>
    <style:style style:name="T121" style:family="text">
      <style:text-properties fo:language="en" fo:country="US" fo:font-weight="normal" officeooo:rsid="0027c97a" style:font-weight-asian="normal" style:font-weight-complex="normal"/>
    </style:style>
    <style:style style:name="T122" style:family="text">
      <style:text-properties fo:language="en" fo:country="US" fo:font-weight="normal" officeooo:rsid="002984e7" style:font-weight-asian="normal" style:font-weight-complex="normal"/>
    </style:style>
    <style:style style:name="T123" style:family="text">
      <style:text-properties fo:language="en" fo:country="US" fo:font-weight="normal" officeooo:rsid="002aa159" style:font-weight-asian="normal" style:font-weight-complex="normal"/>
    </style:style>
    <style:style style:name="T124" style:family="text">
      <style:text-properties fo:language="en" fo:country="US" fo:font-weight="normal" officeooo:rsid="002baee4" style:font-weight-asian="normal" style:font-weight-complex="normal"/>
    </style:style>
    <style:style style:name="T125" style:family="text">
      <style:text-properties fo:language="en" fo:country="US" fo:font-weight="normal" officeooo:rsid="0033bf05" style:font-weight-asian="normal" style:font-weight-complex="normal"/>
    </style:style>
    <style:style style:name="T126" style:family="text">
      <style:text-properties fo:language="en" fo:country="US" fo:font-weight="normal" officeooo:rsid="0035b87c" style:font-weight-asian="normal" style:font-weight-complex="normal"/>
    </style:style>
    <style:style style:name="T127" style:family="text">
      <style:text-properties fo:language="en" fo:country="US" fo:font-weight="normal" officeooo:rsid="00370294" style:font-weight-asian="normal" style:font-weight-complex="normal"/>
    </style:style>
    <style:style style:name="T128" style:family="text">
      <style:text-properties fo:language="en" fo:country="US" fo:font-weight="normal" officeooo:rsid="00377b4b" style:font-weight-asian="normal" style:font-weight-complex="normal"/>
    </style:style>
    <style:style style:name="T129" style:family="text">
      <style:text-properties fo:language="en" fo:country="US" fo:font-weight="normal" officeooo:rsid="003937ac" style:font-weight-asian="normal" style:font-weight-complex="normal"/>
    </style:style>
    <style:style style:name="T130" style:family="text">
      <style:text-properties fo:language="en" fo:country="US" fo:font-weight="normal" officeooo:rsid="003ac84d" style:font-weight-asian="normal" style:font-weight-complex="normal"/>
    </style:style>
    <style:style style:name="T131" style:family="text">
      <style:text-properties fo:language="en" fo:country="US" fo:font-weight="normal" officeooo:rsid="003b683a" style:font-weight-asian="normal" style:font-weight-complex="normal"/>
    </style:style>
    <style:style style:name="T132" style:family="text">
      <style:text-properties fo:language="en" fo:country="US" fo:font-weight="normal" officeooo:rsid="004064fb" style:font-weight-asian="normal" style:font-weight-complex="normal"/>
    </style:style>
    <style:style style:name="T133" style:family="text">
      <style:text-properties fo:language="en" fo:country="US" fo:font-weight="normal" officeooo:rsid="00408637" style:font-weight-asian="normal" style:font-weight-complex="normal"/>
    </style:style>
    <style:style style:name="T134" style:family="text">
      <style:text-properties fo:language="en" fo:country="US" fo:font-weight="normal" officeooo:rsid="0046f0a5" style:font-weight-asian="normal" style:font-weight-complex="normal"/>
    </style:style>
    <style:style style:name="T135" style:family="text">
      <style:text-properties fo:language="en" fo:country="US" fo:font-weight="normal" officeooo:rsid="004792af" style:font-weight-asian="normal" style:font-weight-complex="normal"/>
    </style:style>
    <style:style style:name="T136" style:family="text">
      <style:text-properties fo:language="en" fo:country="US" fo:font-weight="normal" officeooo:rsid="004878be" style:font-weight-asian="normal" style:font-weight-complex="normal"/>
    </style:style>
    <style:style style:name="T137" style:family="text">
      <style:text-properties fo:language="en" fo:country="US" fo:font-weight="normal" officeooo:rsid="0049fc2b" style:font-weight-asian="normal" style:font-weight-complex="normal"/>
    </style:style>
    <style:style style:name="T138" style:family="text">
      <style:text-properties fo:language="en" fo:country="US" fo:font-weight="normal" officeooo:rsid="004ca496" style:font-weight-asian="normal" style:font-weight-complex="normal"/>
    </style:style>
    <style:style style:name="T139" style:family="text">
      <style:text-properties fo:language="en" fo:country="US" fo:font-weight="normal" officeooo:rsid="006bf44d" style:font-weight-asian="normal" style:font-weight-complex="normal"/>
    </style:style>
    <style:style style:name="T140" style:family="text">
      <style:text-properties fo:language="en" fo:country="US" fo:font-weight="normal" officeooo:rsid="006c2ffb" style:font-weight-asian="normal" style:font-weight-complex="normal"/>
    </style:style>
    <style:style style:name="T141" style:family="text">
      <style:text-properties fo:language="en" fo:country="US" fo:font-weight="normal" officeooo:rsid="006a866a" style:font-weight-asian="normal" style:font-weight-complex="normal"/>
    </style:style>
    <style:style style:name="T142" style:family="text">
      <style:text-properties fo:language="en" fo:country="US" fo:font-weight="normal" officeooo:rsid="006dca4b" style:font-weight-asian="normal" style:font-weight-complex="normal"/>
    </style:style>
    <style:style style:name="T143" style:family="text">
      <style:text-properties fo:language="en" fo:country="US" fo:font-weight="normal" officeooo:rsid="007df4d8" style:font-weight-asian="normal" style:font-weight-complex="normal"/>
    </style:style>
    <style:style style:name="T144" style:family="text">
      <style:text-properties fo:language="en" fo:country="US" fo:font-weight="normal" officeooo:rsid="007a6b3f" style:font-weight-asian="normal" style:font-weight-complex="normal"/>
    </style:style>
    <style:style style:name="T145" style:family="text">
      <style:text-properties fo:language="en" fo:country="US" fo:font-weight="normal" officeooo:rsid="0082866f" style:font-weight-asian="normal" style:font-weight-complex="normal"/>
    </style:style>
    <style:style style:name="T146" style:family="text">
      <style:text-properties fo:language="en" fo:country="US" fo:font-weight="normal" officeooo:rsid="0082f707" style:font-weight-asian="normal" style:font-weight-complex="normal"/>
    </style:style>
    <style:style style:name="T147" style:family="text">
      <style:text-properties fo:language="en" fo:country="US" fo:font-weight="normal" officeooo:rsid="00834a60" style:font-weight-asian="normal" style:font-weight-complex="normal"/>
    </style:style>
    <style:style style:name="T148" style:family="text">
      <style:text-properties fo:language="en" fo:country="US" fo:font-weight="normal" officeooo:rsid="00865239" style:font-weight-asian="normal" style:font-weight-complex="normal"/>
    </style:style>
    <style:style style:name="T149" style:family="text">
      <style:text-properties fo:language="en" fo:country="US" fo:font-weight="normal" fo:background-color="transparent" loext:char-shading-value="0" style:font-weight-asian="normal" style:font-weight-complex="normal"/>
    </style:style>
    <style:style style:name="T150" style:family="text">
      <style:text-properties fo:language="en" fo:country="US" fo:font-weight="normal" officeooo:rsid="006f46ff" fo:background-color="transparent" loext:char-shading-value="0" style:font-weight-asian="normal" style:font-weight-complex="normal"/>
    </style:style>
    <style:style style:name="T151" style:family="text">
      <style:text-properties fo:language="en" fo:country="US" fo:font-weight="normal" officeooo:rsid="008a5ebf" fo:background-color="transparent" loext:char-shading-value="0" style:font-weight-asian="normal" style:font-weight-complex="normal"/>
    </style:style>
    <style:style style:name="T152" style:family="text">
      <style:text-properties fo:language="en" fo:country="US" fo:font-weight="normal" officeooo:rsid="0089a402" fo:background-color="transparent" loext:char-shading-value="0" style:font-weight-asian="normal" style:font-weight-complex="normal"/>
    </style:style>
    <style:style style:name="T153" style:family="text">
      <style:text-properties fo:language="en" fo:country="US" fo:font-weight="normal" officeooo:rsid="008bc0b6" fo:background-color="transparent" loext:char-shading-value="0" style:font-weight-asian="normal" style:font-weight-complex="normal"/>
    </style:style>
    <style:style style:name="T154" style:family="text">
      <style:text-properties fo:language="en" fo:country="US" fo:font-weight="normal" officeooo:rsid="008cd11c" fo:background-color="transparent" loext:char-shading-value="0" style:font-weight-asian="normal" style:font-weight-complex="normal"/>
    </style:style>
    <style:style style:name="T155" style:family="text">
      <style:text-properties fo:language="en" fo:country="US" fo:font-weight="normal" officeooo:rsid="008cdd51" fo:background-color="transparent" loext:char-shading-value="0" style:font-weight-asian="normal" style:font-weight-complex="normal"/>
    </style:style>
    <style:style style:name="T156" style:family="text">
      <style:text-properties fo:language="en" fo:country="US" fo:font-weight="normal" officeooo:rsid="008e75c0" fo:background-color="transparent" loext:char-shading-value="0" style:font-weight-asian="normal" style:font-weight-complex="normal"/>
    </style:style>
    <style:style style:name="T157" style:family="text">
      <style:text-properties fo:language="en" fo:country="US" fo:font-weight="normal" officeooo:rsid="008f078b" fo:background-color="transparent" loext:char-shading-value="0" style:font-weight-asian="normal" style:font-weight-complex="normal"/>
    </style:style>
    <style:style style:name="T158" style:family="text">
      <style:text-properties fo:language="en" fo:country="US" fo:font-weight="normal" officeooo:rsid="00902b12" fo:background-color="transparent" loext:char-shading-value="0" style:font-weight-asian="normal" style:font-weight-complex="normal"/>
    </style:style>
    <style:style style:name="T159" style:family="text">
      <style:text-properties fo:language="en" fo:country="US" fo:font-weight="normal" officeooo:rsid="00927519" fo:background-color="transparent" loext:char-shading-value="0" style:font-weight-asian="normal" style:font-weight-complex="normal"/>
    </style:style>
    <style:style style:name="T160" style:family="text">
      <style:text-properties fo:language="en" fo:country="US" fo:font-weight="normal" officeooo:rsid="00941852" fo:background-color="transparent" loext:char-shading-value="0" style:font-weight-asian="normal" style:font-weight-complex="normal"/>
    </style:style>
    <style:style style:name="T161" style:family="text">
      <style:text-properties fo:language="en" fo:country="US" fo:font-weight="normal" officeooo:rsid="0095d86f" fo:background-color="transparent" loext:char-shading-value="0" style:font-weight-asian="normal" style:font-weight-complex="normal"/>
    </style:style>
    <style:style style:name="T162" style:family="text">
      <style:text-properties fo:language="en" fo:country="US" fo:font-weight="normal" officeooo:rsid="0095f066" fo:background-color="transparent" loext:char-shading-value="0" style:font-weight-asian="normal" style:font-weight-complex="normal"/>
    </style:style>
    <style:style style:name="T163" style:family="text">
      <style:text-properties fo:language="en" fo:country="US" fo:font-weight="normal" officeooo:rsid="00967370" fo:background-color="transparent" loext:char-shading-value="0" style:font-weight-asian="normal" style:font-weight-complex="normal"/>
    </style:style>
    <style:style style:name="T164" style:family="text">
      <style:text-properties fo:language="en" fo:country="US" fo:font-weight="normal" officeooo:rsid="0098b9f7" fo:background-color="transparent" loext:char-shading-value="0" style:font-weight-asian="normal" style:font-weight-complex="normal"/>
    </style:style>
    <style:style style:name="T165" style:family="text">
      <style:text-properties fo:language="en" fo:country="US" fo:font-weight="normal" officeooo:rsid="00bfbdee" fo:background-color="transparent" loext:char-shading-value="0" style:font-weight-asian="normal" style:font-weight-complex="normal"/>
    </style:style>
    <style:style style:name="T166" style:family="text">
      <style:text-properties fo:language="en" fo:country="US" officeooo:rsid="002984e7"/>
    </style:style>
    <style:style style:name="T167" style:family="text">
      <style:text-properties fo:language="en" fo:country="US" officeooo:rsid="003937ac"/>
    </style:style>
    <style:style style:name="T168" style:family="text">
      <style:text-properties fo:language="en" fo:country="US" officeooo:rsid="004bca03"/>
    </style:style>
    <style:style style:name="T169" style:family="text">
      <style:text-properties fo:language="en" fo:country="US" officeooo:rsid="004ca496"/>
    </style:style>
    <style:style style:name="T170" style:family="text">
      <style:text-properties fo:language="en" fo:country="US" officeooo:rsid="004d230e"/>
    </style:style>
    <style:style style:name="T171" style:family="text">
      <style:text-properties fo:language="en" fo:country="US" officeooo:rsid="005dfdb2"/>
    </style:style>
    <style:style style:name="T172" style:family="text">
      <style:text-properties officeooo:rsid="00264f07"/>
    </style:style>
    <style:style style:name="T173" style:family="text">
      <style:text-properties officeooo:rsid="002984e7"/>
    </style:style>
    <style:style style:name="T174" style:family="text">
      <style:text-properties officeooo:rsid="002e9cba"/>
    </style:style>
    <style:style style:name="T175" style:family="text">
      <style:text-properties officeooo:rsid="0033bf05"/>
    </style:style>
    <style:style style:name="T176" style:family="text">
      <style:text-properties officeooo:rsid="0035b87c"/>
    </style:style>
    <style:style style:name="T177" style:family="text">
      <style:text-properties officeooo:rsid="00377b4b"/>
    </style:style>
    <style:style style:name="T178" style:family="text">
      <style:text-properties officeooo:rsid="003b683a"/>
    </style:style>
    <style:style style:name="T179" style:family="text">
      <style:text-properties officeooo:rsid="004064fb"/>
    </style:style>
    <style:style style:name="T180" style:family="text">
      <style:text-properties officeooo:rsid="0042384d"/>
    </style:style>
    <style:style style:name="T181" style:family="text">
      <style:text-properties officeooo:rsid="004532c7"/>
    </style:style>
    <style:style style:name="T182" style:family="text">
      <style:text-properties officeooo:rsid="0046f0a5"/>
    </style:style>
    <style:style style:name="T183" style:family="text">
      <style:text-properties officeooo:rsid="0047a262"/>
    </style:style>
    <style:style style:name="T184" style:family="text">
      <style:text-properties officeooo:rsid="0049c61a"/>
    </style:style>
    <style:style style:name="T185" style:family="text">
      <style:text-properties officeooo:rsid="004bb39a"/>
    </style:style>
    <style:style style:name="T186" style:family="text">
      <style:text-properties officeooo:rsid="004bca03"/>
    </style:style>
    <style:style style:name="T187" style:family="text">
      <style:text-properties officeooo:rsid="004ca496"/>
    </style:style>
    <style:style style:name="T188" style:family="text">
      <style:text-properties officeooo:rsid="004d230e"/>
    </style:style>
    <style:style style:name="T189" style:family="text">
      <style:text-properties officeooo:rsid="004e77c2"/>
    </style:style>
    <style:style style:name="T190" style:family="text">
      <style:text-properties officeooo:rsid="004f592b"/>
    </style:style>
    <style:style style:name="T191" style:family="text">
      <style:text-properties officeooo:rsid="00502f0e"/>
    </style:style>
    <style:style style:name="T192" style:family="text">
      <style:text-properties officeooo:rsid="005277bf"/>
    </style:style>
    <style:style style:name="T193" style:family="text">
      <style:text-properties officeooo:rsid="0053eca2"/>
    </style:style>
    <style:style style:name="T194" style:family="text">
      <style:text-properties fo:font-variant="normal" fo:text-transform="none"/>
    </style:style>
    <style:style style:name="T195" style:family="text">
      <style:text-properties fo:font-variant="normal" fo:text-transform="none" fo:font-style="normal"/>
    </style:style>
    <style:style style:name="T196" style:family="text">
      <style:text-properties fo:font-variant="normal" fo:text-transform="none" fo:font-style="normal" fo:font-weight="normal" style:font-weight-asian="normal" style:font-weight-complex="normal"/>
    </style:style>
    <style:style style:name="T197" style:family="text">
      <style:text-properties fo:font-variant="normal" fo:text-transform="none" fo:font-style="normal" fo:font-weight="normal" officeooo:rsid="0054874a" style:font-weight-asian="normal" style:font-weight-complex="normal"/>
    </style:style>
    <style:style style:name="T198" style:family="text">
      <style:text-properties fo:font-variant="normal" fo:text-transform="none" fo:font-style="normal" fo:font-weight="normal" officeooo:rsid="0053eca2" style:font-weight-asian="normal" style:font-weight-complex="normal"/>
    </style:style>
    <style:style style:name="T199" style:family="text">
      <style:text-properties fo:font-variant="normal" fo:text-transform="none" fo:font-style="normal" fo:font-weight="normal" officeooo:rsid="00563dc1" style:font-weight-asian="normal" style:font-weight-complex="normal"/>
    </style:style>
    <style:style style:name="T200" style:family="text">
      <style:text-properties fo:font-variant="normal" fo:text-transform="none" fo:font-style="normal" officeooo:rsid="00563dc1"/>
    </style:style>
    <style:style style:name="T201" style:family="text">
      <style:text-properties fo:font-variant="normal" fo:text-transform="none" fo:language="en" fo:country="US" fo:font-style="normal" fo:font-weight="normal" style:font-weight-asian="normal" style:font-weight-complex="normal"/>
    </style:style>
    <style:style style:name="T202" style:family="text">
      <style:text-properties fo:font-variant="normal" fo:text-transform="none" fo:language="en" fo:country="US" fo:font-style="normal" fo:font-weight="normal" officeooo:rsid="007df4d8" style:font-weight-asian="normal" style:font-weight-complex="normal"/>
    </style:style>
    <style:style style:name="T203" style:family="text">
      <style:text-properties fo:font-variant="normal" fo:text-transform="none" fo:language="en" fo:country="US" fo:font-style="normal" fo:font-weight="normal" officeooo:rsid="007fd5f1" style:font-weight-asian="normal" style:font-weight-complex="normal"/>
    </style:style>
    <style:style style:name="T204" style:family="text">
      <style:text-properties officeooo:rsid="0054874a"/>
    </style:style>
    <style:style style:name="T205" style:family="text">
      <style:text-properties officeooo:rsid="0057fd32"/>
    </style:style>
    <style:style style:name="T206" style:family="text">
      <style:text-properties officeooo:rsid="0057feb4"/>
    </style:style>
    <style:style style:name="T207" style:family="text">
      <style:text-properties officeooo:rsid="0059f405"/>
    </style:style>
    <style:style style:name="T208" style:family="text">
      <style:text-properties officeooo:rsid="005b6b19"/>
    </style:style>
    <style:style style:name="T209" style:family="text">
      <style:text-properties officeooo:rsid="005c0428"/>
    </style:style>
    <style:style style:name="T210" style:family="text">
      <style:text-properties officeooo:rsid="005c335d"/>
    </style:style>
    <style:style style:name="T211" style:family="text">
      <style:text-properties officeooo:rsid="005ceda7"/>
    </style:style>
    <style:style style:name="T212" style:family="text">
      <style:text-properties officeooo:rsid="006193a8"/>
    </style:style>
    <style:style style:name="T213" style:family="text">
      <style:text-properties officeooo:rsid="00623921"/>
    </style:style>
    <style:style style:name="T214" style:family="text">
      <style:text-properties officeooo:rsid="00670307"/>
    </style:style>
    <style:style style:name="T215" style:family="text">
      <style:text-properties officeooo:rsid="00699f16"/>
    </style:style>
    <style:style style:name="T216" style:family="text">
      <style:text-properties officeooo:rsid="0070c276"/>
    </style:style>
    <style:style style:name="T217" style:family="text">
      <style:text-properties officeooo:rsid="0071db65"/>
    </style:style>
    <style:style style:name="T218" style:family="text">
      <style:text-properties officeooo:rsid="0076f4ad"/>
    </style:style>
    <style:style style:name="T219" style:family="text">
      <style:text-properties officeooo:rsid="007df4d8"/>
    </style:style>
    <style:style style:name="T220" style:family="text">
      <style:text-properties officeooo:rsid="0082866f"/>
    </style:style>
    <style:style style:name="T221" style:family="text">
      <style:text-properties officeooo:rsid="0082f707"/>
    </style:style>
    <style:style style:name="T222" style:family="text">
      <style:text-properties officeooo:rsid="00876dd1"/>
    </style:style>
    <style:style style:name="T223" style:family="text">
      <style:text-properties officeooo:rsid="0089a402"/>
    </style:style>
    <style:style style:name="T224" style:family="text">
      <style:text-properties fo:background-color="transparent" loext:char-shading-value="0"/>
    </style:style>
    <style:style style:name="T225" style:family="text">
      <style:text-properties officeooo:rsid="001da88a" fo:background-color="transparent" loext:char-shading-value="0"/>
    </style:style>
    <style:style style:name="T226" style:family="text">
      <style:text-properties officeooo:rsid="005277bf" fo:background-color="transparent" loext:char-shading-value="0"/>
    </style:style>
    <style:style style:name="T227" style:family="text">
      <style:text-properties officeooo:rsid="0089a402" fo:background-color="transparent" loext:char-shading-value="0"/>
    </style:style>
    <style:style style:name="T228" style:family="text">
      <style:text-properties officeooo:rsid="008b07de" fo:background-color="transparent" loext:char-shading-value="0"/>
    </style:style>
    <style:style style:name="T229" style:family="text">
      <style:text-properties officeooo:rsid="008cdd51" fo:background-color="transparent" loext:char-shading-value="0"/>
    </style:style>
    <style:style style:name="T230" style:family="text">
      <style:text-properties officeooo:rsid="00902b12" fo:background-color="transparent" loext:char-shading-value="0"/>
    </style:style>
    <style:style style:name="T231" style:family="text">
      <style:text-properties officeooo:rsid="00927519" fo:background-color="transparent" loext:char-shading-value="0"/>
    </style:style>
    <style:style style:name="T232" style:family="text">
      <style:text-properties officeooo:rsid="0095d86f"/>
    </style:style>
    <style:style style:name="T233" style:family="text">
      <style:text-properties officeooo:rsid="00967370"/>
    </style:style>
    <style:style style:name="T234" style:family="text">
      <style:text-properties officeooo:rsid="009722f5"/>
    </style:style>
    <style:style style:name="T235" style:family="text">
      <style:text-properties officeooo:rsid="0097923c"/>
    </style:style>
    <style:style style:name="T236" style:family="text">
      <style:text-properties officeooo:rsid="009baa8e"/>
    </style:style>
    <style:style style:name="T237" style:family="text">
      <style:text-properties officeooo:rsid="00a06324"/>
    </style:style>
    <style:style style:name="T238" style:family="text">
      <style:text-properties officeooo:rsid="00a0cd0c"/>
    </style:style>
    <style:style style:name="T239" style:family="text">
      <style:text-properties officeooo:rsid="00a163d6"/>
    </style:style>
    <style:style style:name="T240" style:family="text">
      <style:text-properties officeooo:rsid="00a308a2"/>
    </style:style>
    <style:style style:name="T241" style:family="text">
      <style:text-properties officeooo:rsid="00b40c13"/>
    </style:style>
    <style:style style:name="T242" style:family="text">
      <style:text-properties officeooo:rsid="00b5bee7"/>
    </style:style>
    <style:style style:name="T243" style:family="text">
      <style:text-properties officeooo:rsid="00b7db9f"/>
    </style:style>
    <style:style style:name="T244" style:family="text">
      <style:text-properties officeooo:rsid="001d06ad"/>
    </style:style>
    <style:style style:name="T245" style:family="text">
      <style:text-properties officeooo:rsid="00beb66f"/>
    </style:style>
    <style:style style:name="T246" style:family="text">
      <style:text-properties officeooo:rsid="00bfbdee"/>
    </style:style>
    <style:style style:name="T247" style:family="text">
      <style:text-properties officeooo:rsid="00c27479"/>
    </style:style>
    <style:style style:name="T248" style:family="text">
      <style:text-properties officeooo:rsid="00c9ffe2"/>
    </style:style>
    <style:style style:name="T249" style:family="text">
      <style:text-properties officeooo:rsid="00d3f0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Questionare</text:p>
      <text:p text:style-name="P1"/>
      <text:p text:style-name="P264">Chapter 1</text:p>
      <text:p text:style-name="P1"/>
      <text:p text:style-name="P10">International business</text:p>
      <text:p text:style-name="P1"/>
      <text:p text:style-name="P6">According to the book International Business: The Challenges of Globalization (2020) by Wild, John J, and Kenneth L Wild the term international business refers to</text:p>
      <text:p text:style-name="P6"/>
      <text:p text:style-name="P7">Any commercial transaction of goods and services that crosses the borders of two or more countries in the global economy</text:p>
      <text:p text:style-name="P7"/>
      <text:p text:style-name="P7">The study of the<text:span text:style-name="T19"> internationalization process of multinational global enterprises and the economic and financial globalization</text:span></text:p>
      <text:p text:style-name="P91"/>
      <text:p text:style-name="P92">All the activities related to international business markets <text:span text:style-name="T2">and the identification of relevant business global opportunities</text:span></text:p>
      <text:p text:style-name="P92"/>
      <text:p text:style-name="P109">Checkout Chapter 1 page 30 in the book I<text:span text:style-name="T1">nternational Business: The Challenges of Globalization (2020) </text:span></text:p>
      <text:p text:style-name="P92"/>
      <text:p text:style-name="P12">Multinational corporation</text:p>
      <text:p text:style-name="P12"/>
      <text:p text:style-name="P92">According to the book International Business: The Challenges of Globalization (2020) by Wild, John J, and Kenneth L Wild <text:span text:style-name="T2">a multinational corporation is</text:span></text:p>
      <text:p text:style-name="P92"/>
      <text:p text:style-name="P109">A business that has direct investments abroad in multiples countries and that is a key player in international business because of its revenues and jobs it creates</text:p>
      <text:p text:style-name="P109"/>
      <text:p text:style-name="P109">A corporate organization that owns or controls production of goods or services in at least two different continents and their worldwide activities are centrally controlled</text:p>
      <text:p text:style-name="P109"/>
      <text:p text:style-name="P265"><text:span text:style-name="T20">An enterprise operating in </text:span><text:span text:style-name="T21">one </text:span><text:span text:style-name="T20">countr</text:span><text:span text:style-name="T21">y</text:span><text:span text:style-name="T20"> but managed from </text:span><text:span text:style-name="T21">several countries that derives the majority of its revenue from operations and production outside of its home country</text:span></text:p>
      <text:p text:style-name="P109"/>
      <text:p text:style-name="P109">Checkout Chapter 1 page 30 in the book I<text:span text:style-name="T1">nternational Business: The Challenges of Globalization (2020) </text:span></text:p>
      <text:p text:style-name="P109"/>
      <text:p text:style-name="P15">Global born company</text:p>
      <text:p text:style-name="P15"/>
      <text:p text:style-name="P266"><text:span text:style-name="T22">According to the book International Business: The Challenges of Globalization (2020) by Wild, John J, and Kenneth L Wild </text:span><text:span text:style-name="T21">a global born company refers to</text:span></text:p>
      <text:p text:style-name="P167"/>
      <text:p text:style-name="P167">An enterprise that adopts a global perspective and engages in international business from or near its inception where tends to be innovative and knowledge based</text:p>
      <text:p text:style-name="P167"/>
      <text:p text:style-name="P167">A company generally made up by entrepreneurs and characterized as a small business who obtains financial resources from joint global ventures arrangements</text:p>
      <text:p text:style-name="P167"/>
      <text:p text:style-name="P167"><text:soft-page-break/>An infant company which in its early stages of consolidation experiences relative difficulty or is incapable <text:s/>of competing with established competitors around the globe</text:p>
      <text:p text:style-name="P167"/>
      <text:p text:style-name="P110"><text:span text:style-name="T116">Checkout Chapter 1 page 3</text:span><text:span text:style-name="T117">2</text:span><text:span text:style-name="T116"> in the book I</text:span><text:span text:style-name="T1">nternational Business: The Challenges of Globalization (2020)</text:span></text:p>
      <text:p text:style-name="P110"/>
      <text:p text:style-name="P17">Key to global success</text:p>
      <text:p text:style-name="P16"/>
      <text:p text:style-name="P267"><text:span text:style-name="T22">According to the book International Business: The Challenges of Globalization (2020) by Wild, John J, and Kenneth L Wild </text:span><text:span text:style-name="T23">the keys to global success are related to</text:span></text:p>
      <text:p text:style-name="P168"/>
      <text:p text:style-name="P168">Monitor global markets, communicate effectively, know the costumer, market effectively and have global awareness</text:p>
      <text:p text:style-name="P168"/>
      <text:p text:style-name="P168">Build a global vision, stay update in innovation , identify relevant opportunities in the global economy and be flexible</text:p>
      <text:p text:style-name="P168"/>
      <text:p text:style-name="P168">Have and open mind, tolerate the cultural differences, understand the global perspective of businesses and by efficient </text:p>
      <text:p text:style-name="P168"/>
      <text:p text:style-name="P110"><text:span text:style-name="T116">Checkout Chapter 1 page 3</text:span><text:span text:style-name="T117">2</text:span><text:span text:style-name="T116"> in the book I</text:span><text:span text:style-name="T1">nternational Business: The Challenges of Globalization (2020)</text:span></text:p>
      <text:p text:style-name="P168"/>
      <text:p text:style-name="P17">Globalization</text:p>
      <text:p text:style-name="P16"/>
      <text:p text:style-name="P267"><text:span text:style-name="T22">According to the book International Business: The Challenges of Globalization (2020) by Wild, John J, and Kenneth L Wild </text:span><text:span text:style-name="T24">globalization is define as</text:span></text:p>
      <text:p text:style-name="P169"/>
      <text:p text:style-name="P170">A trend toward greater technological, cultural, political and economical interdependence among economies and national institutions characterized by denationalization</text:p>
      <text:p text:style-name="P170"/>
      <text:p text:style-name="P170">A process of interaction and integration among individuals, enterprises, governments and regions around the globe which is consider as a form of capitalist expansion</text:p>
      <text:p text:style-name="P170"/>
      <text:p text:style-name="P170">A natural consequence of the opening up of the global economy and the result of increasing cultural global exchange, political international integration and trade between nations</text:p>
      <text:p text:style-name="P170"><text:s/></text:p>
      <text:p text:style-name="P110"><text:span text:style-name="T116">Checkout Chapter 1 page</text:span><text:span text:style-name="T249">s</text:span><text:span text:style-name="T116"> 3</text:span><text:span text:style-name="T117">3-</text:span><text:span text:style-name="T249">34</text:span><text:span text:style-name="T116"> in the book I</text:span><text:span text:style-name="T1">nternational Business: The Challenges of Globalization (2020)</text:span></text:p>
      <text:p text:style-name="P110"/>
      <text:p text:style-name="P18">First age of globalization </text:p>
      <text:p text:style-name="P18"/>
      <text:p text:style-name="P268"><text:span text:style-name="T22">According to the book International Business: The Challenges of Globalization (2020) by Wild, John J, and Kenneth L Wild </text:span><text:span text:style-name="T25">the first age of globalization corresponds to</text:span></text:p>
      <text:p text:style-name="P171"/>
      <text:p text:style-name="P339"><text:span text:style-name="T24">T</text:span><text:span text:style-name="T19">he end of the 19th century and the beginnings of the 20th century where labor was highly mobile, trade and capital flowed more freely and where conventional modes of transportation evolved</text:span></text:p>
      <text:p text:style-name="P176"/>
      <text:p text:style-name="P176"><text:soft-page-break/>The end of the Second World War where global trade was able to recover and trade barriers decreased progressively with the entry into force of the General Agreement on Tariffs and Trade (GATT)</text:p>
      <text:p text:style-name="P176"/>
      <text:p text:style-name="P268"><text:span text:style-name="T25">The </text:span><text:span text:style-name="T26">fall of the Berlin Wall, the dissolution of the Soviet Union that integrates the eastern and western economies and the development of the </text:span><text:span text:style-name="T32">i</text:span><text:span text:style-name="T120">nformation and communications technologies (ICT)</text:span></text:p>
      <text:p text:style-name="P171"><text:s/></text:p>
      <text:p text:style-name="P111"><text:span text:style-name="T116">Checkout Chapter 1 page 3</text:span><text:span text:style-name="T117">3</text:span><text:span text:style-name="T116"> in the book I</text:span><text:span text:style-name="T1">nternational Business: The Challenges of Globalization (2020)</text:span></text:p>
      <text:p text:style-name="P111"/>
      <text:p text:style-name="P22">Globalization of markets</text:p>
      <text:p text:style-name="P19"/>
      <text:p text:style-name="P269"><text:span text:style-name="T22">According to the book International Business: The Challenges of Globalization (2020) by Wild, John J, and Kenneth L Wild </text:span><text:span text:style-name="T27">the globalization of markets refers to</text:span></text:p>
      <text:p text:style-name="P172"/>
      <text:p text:style-name="P390"><text:span text:style-name="T120">T</text:span><text:span text:style-name="T119">he convergence of buyer preferences around the globe which benefits companies through standardizing market activities, creating opportunities abroad and decreasing sales variability for international products</text:span></text:p>
      <text:p text:style-name="P344"/>
      <text:p text:style-name="P344">The process of adjusting the marketing strategies of a company to adapt to the conditions of other countries that entails the full process of planning, creating, positioning, and promoting products in the global economy</text:p>
      <text:p text:style-name="P344"/>
      <text:p text:style-name="P270"><text:span text:style-name="T121">The strategy where </text:span><text:span text:style-name="T119">a single product is sold according to a single standard marketing program </text:span><text:span text:style-name="T122">to reduce costs and </text:span><text:span text:style-name="T166">adapt it later for local needs</text:span><text:span text:style-name="T122"> in the context of a global economy with the objective of facilitating the operations of the enterprise</text:span></text:p>
      <text:p text:style-name="P172"><text:s/></text:p>
      <text:p text:style-name="P112"><text:span text:style-name="T116">Checkout Chapter 1 page 3</text:span><text:span text:style-name="T172">4</text:span><text:span text:style-name="T116"> in the book I</text:span><text:span text:style-name="T1">nternational Business: The Challenges of Globalization (2020)</text:span></text:p>
      <text:p text:style-name="P112"/>
      <text:p text:style-name="P23">Globalization of <text:span text:style-name="T173">production</text:span></text:p>
      <text:p text:style-name="P20"/>
      <text:p text:style-name="P271"><text:span text:style-name="T22">According to the book International Business: The Challenges of Globalization (2020) by Wild, John J, and Kenneth L Wild </text:span><text:span text:style-name="T27">the globalization of </text:span><text:span text:style-name="T28">production</text:span><text:span text:style-name="T27"> refers to</text:span></text:p>
      <text:p text:style-name="P173"/>
      <text:p text:style-name="P345">The allocation of production activities to locations abroad where companies can reduce costs and maximize the quality of the products they offer</text:p>
      <text:p text:style-name="P345"/>
      <text:p text:style-name="P271"><text:span text:style-name="T123">D</text:span><text:span text:style-name="T122">esigning and </text:span><text:span text:style-name="T123">managing</text:span><text:span text:style-name="T122"> the process of production and redesigning business operations </text:span><text:span text:style-name="T123">of products in the context of international operations and the global economy</text:span></text:p>
      <text:p text:style-name="P346"/>
      <text:p text:style-name="P271"><text:span text:style-name="T123">The specialization and diversification of manufacturing decisions </text:span><text:span text:style-name="T124">and the adoption of production management strategies using a global perspective to trade goods </text:span></text:p>
      <text:p text:style-name="P173"><text:s/></text:p>
      <text:p text:style-name="P113"><text:span text:style-name="T116">Checkout Chapter 1 page 3</text:span><text:span text:style-name="T173">5</text:span><text:span text:style-name="T116"> in the book I</text:span><text:span text:style-name="T1">nternational Business: The Challenges of Globalization (2020)</text:span></text:p>
      <text:p text:style-name="P113"/>
      <text:p text:style-name="P113"/>
      <text:p text:style-name="P113"/>
      <text:p text:style-name="P110"/>
      <text:p text:style-name="P24"><text:soft-page-break/>Major flaw in GATT</text:p>
      <text:p text:style-name="P21"/>
      <text:p text:style-name="P272"><text:span text:style-name="T22">According to the book International Business: The Challenges of Globalization (2020) by Wild, John J, and Kenneth L Wild </text:span><text:span text:style-name="T29">the major flaw in the </text:span><text:span text:style-name="T25">General Agreement on Tariffs and Trade (GATT) </text:span><text:span text:style-name="T29">was that</text:span></text:p>
      <text:p text:style-name="P174"/>
      <text:p text:style-name="P391"><text:span text:style-name="T24">I</text:span><text:span text:style-name="T19">t was an agreement that lacked the power to enforce world trade rules between countries around the globe</text:span></text:p>
      <text:p text:style-name="P177"/>
      <text:p text:style-name="P177">It was not necessary taking into account the creation and consolidation of the World Trade Organization (WTO)</text:p>
      <text:p text:style-name="P177"/>
      <text:p text:style-name="P178">It was outdated because it had not been revised since 1947, where it did not reflect the changes of international trade</text:p>
      <text:p text:style-name="P175"/>
      <text:p text:style-name="P114"><text:span text:style-name="T116">Checkout Chapter 1 page 3</text:span><text:span text:style-name="T173">5</text:span><text:span text:style-name="T116"> in the book I</text:span><text:span text:style-name="T1">nternational Business: The Challenges of Globalization (2020)</text:span></text:p>
      <text:p text:style-name="P24"/>
      <text:p text:style-name="P25">World Bank and International Monetary Fund</text:p>
      <text:p text:style-name="P25"/>
      <text:p text:style-name="P25"><text:span text:style-name="T22">According to the book International Business: The Challenges of Globalization (2020) by Wild, John J, and Kenneth L Wild </text:span><text:span text:style-name="T29">the </text:span><text:span text:style-name="T19">World Bank and the International Monetary Fund are</text:span></text:p>
      <text:p text:style-name="P179"/>
      <text:p text:style-name="P179">Agencies created to provide financial aid to developing countries and enforce the rules of the international monetary system</text:p>
      <text:p text:style-name="P179"/>
      <text:p text:style-name="P273"><text:span text:style-name="T30">Agencies created to enforce the rules of trade and </text:span><text:span text:style-name="T19">and </text:span><text:span text:style-name="T30">the </text:span><text:span text:style-name="T19">implementation of modern customs systems and procedures </text:span><text:span text:style-name="T30">around the globe</text:span></text:p>
      <text:p text:style-name="P179"/>
      <text:p text:style-name="P179">Agencies created to achieve international cooperation and be a center for harmonizing the actions related to the international financial system</text:p>
      <text:p text:style-name="P179"/>
      <text:p text:style-name="P115"><text:span text:style-name="T116">Checkout Chapter 1 page 3</text:span><text:span text:style-name="T174">7</text:span><text:span text:style-name="T116"> in the book I</text:span><text:span text:style-name="T1">nternational Business: The Challenges of Globalization (2020)</text:span></text:p>
      <text:p text:style-name="P115"/>
      <text:p text:style-name="P27">Gross Domestic Product (GDP)</text:p>
      <text:p text:style-name="P27"/>
      <text:p text:style-name="P26"><text:span text:style-name="T22">According to the book International Business: The Challenges of Globalization (2020) by Wild, John J, and Kenneth L Wild </text:span><text:span text:style-name="T31">the Gross Domestic Product (GDP) refers to</text:span></text:p>
      <text:p text:style-name="P180"/>
      <text:p text:style-name="P180">The value of all goods and services produced by a domestic economy in a specific period</text:p>
      <text:p text:style-name="P180"/>
      <text:p text:style-name="P28"><text:span text:style-name="T19">The nation’s income generated from exports, imports </text:span><text:span text:style-name="T32">and the international operations of its companies</text:span></text:p>
      <text:p text:style-name="P182"/>
      <text:p text:style-name="P28"><text:span text:style-name="T32">The internal final production like commodities offered by a specific territory to the rest of the world <text:s/></text:span><text:span text:style-name="T19"><text:s text:c="2"/></text:span></text:p>
      <text:p text:style-name="P181"/>
      <text:p text:style-name="P116"><text:span text:style-name="T116">Checkout Chapter 1 page 3</text:span><text:span text:style-name="T175">8</text:span><text:span text:style-name="T116"> in the book I</text:span><text:span text:style-name="T1">nternational Business: The Challenges of Globalization (2020)</text:span></text:p>
      <text:p text:style-name="P116"/>
      <text:p text:style-name="P116"/>
      <text:p text:style-name="P116"><text:soft-page-break/></text:p>
      <text:p text:style-name="P29">Elements of Technological Innovation related to Globalization</text:p>
      <text:p text:style-name="P116"/>
      <text:p text:style-name="P274"><text:span text:style-name="T22">According to the book International Business: The Challenges of Globalization (2020) by Wild, John J, and Kenneth L Wild </text:span><text:span text:style-name="T31">the </text:span><text:span text:style-name="T32">elements that play</text:span><text:span text:style-name="T33">ed</text:span><text:span text:style-name="T32"> a role in fostering globalization related to technology </text:span><text:span text:style-name="T33">were</text:span></text:p>
      <text:p text:style-name="P182"/>
      <text:p text:style-name="P274"><text:span text:style-name="T32">The developments regarding </text:span><text:span text:style-name="T26">the </text:span><text:span text:style-name="T32">i</text:span><text:span text:style-name="T120">nformation and communications technologies (ICT) </text:span><text:span text:style-name="T125">and the advancements in transportation </text:span><text:span text:style-name="T126">technologies </text:span><text:span text:style-name="T125">like global positioning systems</text:span></text:p>
      <text:p text:style-name="P347"/>
      <text:p text:style-name="P348">The reduction of costs in the transportation sector and the market penetration of cellphones in conjunction with internet that allowed people to communicate around the world</text:p>
      <text:p text:style-name="P348"/>
      <text:p text:style-name="P275"><text:span text:style-name="T126">The sustained increase in demand for computers worldwide and </text:span><text:span text:style-name="T127">the </text:span><text:span text:style-name="T126">access to low-cost software </text:span><text:span text:style-name="T127">that allowed the rapid expansion and development </text:span><text:span text:style-name="T128">of </text:span><text:span text:style-name="T33">mobile application</text:span><text:span text:style-name="T127">s</text:span></text:p>
      <text:p text:style-name="P182"/>
      <text:p text:style-name="P116"><text:span text:style-name="T116">Checkout Chapter 1 page 3</text:span><text:span text:style-name="T176">9</text:span><text:span text:style-name="T116"> in the book I</text:span><text:span text:style-name="T1">nternational Business: The Challenges of Globalization (2020)</text:span></text:p>
      <text:p text:style-name="P116"/>
      <text:p text:style-name="P29">KOF Index</text:p>
      <text:p text:style-name="P117"/>
      <text:p text:style-name="P276"><text:span text:style-name="T22">According to the book International Business: The Challenges of Globalization (2020) by Wild, John J, and Kenneth L Wild </text:span><text:span text:style-name="T34">the KOF index refers to</text:span></text:p>
      <text:p text:style-name="P183"/>
      <text:p text:style-name="P276"><text:span text:style-name="T127">A </text:span><text:span text:style-name="T128">measure created by the KOF Swiss Economic Institute to explore </text:span><text:span text:style-name="T129">the ec</text:span><text:span text:style-name="T119">onomic, social and political dimensions of </text:span><text:span text:style-name="T129">globalization</text:span></text:p>
      <text:p text:style-name="P349"/>
      <text:p text:style-name="P152"><text:span text:style-name="T167">An indicator to measure the barriers and obstacles of international trade around the world created by the </text:span><text:span text:style-name="T118">Maastricht University</text:span></text:p>
      <text:p text:style-name="P350"/>
      <text:p text:style-name="P154"><text:span text:style-name="T167">A</text:span><text:span text:style-name="T118">n economic variable created by the Foreign Policy magazine to describe the behavior of globalization in relation to trade and technology </text:span></text:p>
      <text:p text:style-name="P183"/>
      <text:p text:style-name="P117"><text:span text:style-name="T116">Checkout Chapter 1 page </text:span><text:span text:style-name="T177">42</text:span><text:span text:style-name="T116"> in the book I</text:span><text:span text:style-name="T1">nternational Business: The Challenges of Globalization (2020)</text:span></text:p>
      <text:p text:style-name="P117"/>
      <text:p text:style-name="P30">Job and wages debate</text:p>
      <text:p text:style-name="P118"/>
      <text:p text:style-name="P277"><text:span text:style-name="T22">According to the book International Business: The Challenges of Globalization (2020) by Wild, John J, and Kenneth L Wild </text:span><text:span text:style-name="T35">the conclusion about the job and wages </text:span><text:span text:style-name="T37">debate </text:span><text:span text:style-name="T35">is </text:span><text:span text:style-name="T36">that</text:span></text:p>
      <text:p text:style-name="P189"/>
      <text:p text:style-name="P352">Globalization eliminates jobs but creates also jobs in other sector of the economy and generates greater benefit<text:span text:style-name="T191">s </text:span>at the national level</text:p>
      <text:p text:style-name="P184"/>
      <text:p text:style-name="P278"><text:span text:style-name="T129">G</text:span><text:span text:style-name="T130">lobalization eliminates jobs in develop countries, </text:span><text:span text:style-name="T131">lower wages in develop countries and exploit workers in developing countries</text:span></text:p>
      <text:p text:style-name="P351"/>
      <text:p text:style-name="P351">Globalization increases wealth ad efficiency in all nations and generates labor market flexibility in developed nations </text:p>
      <text:p text:style-name="P184"><text:soft-page-break/></text:p>
      <text:p text:style-name="P118"><text:span text:style-name="T116">Checkout Chapter 1 page </text:span><text:span text:style-name="T177">4</text:span><text:span text:style-name="T178">4</text:span><text:span text:style-name="T116"> in the book I</text:span><text:span text:style-name="T1">nternational Business: The Challenges of Globalization (2020)</text:span></text:p>
      <text:p text:style-name="P118"/>
      <text:p text:style-name="P279"><text:span text:style-name="T3">Inequality</text:span><text:span text:style-name="T4"> debate</text:span></text:p>
      <text:p text:style-name="P119"/>
      <text:p text:style-name="P279"><text:span text:style-name="T22">According to the book International Business: The Challenges of Globalization (2020) by Wild, John J, and Kenneth L Wild </text:span><text:span text:style-name="T35">the conclusion about the </text:span><text:span text:style-name="T37">income</text:span><text:span text:style-name="T35"> </text:span><text:span text:style-name="T37">inequality debate </text:span><text:span text:style-name="T35">is </text:span><text:span text:style-name="T36">that</text:span></text:p>
      <text:p text:style-name="P190"/>
      <text:p text:style-name="P353">Globalization increases the incomes of poor people within nations, fosters economic growth for economies that integrate into the global economy, and has decreased global inequality</text:p>
      <text:p text:style-name="P353"/>
      <text:p text:style-name="P353">Globalization doesn’t boost the incomes of poor people within nations, but fosters economic growth for economies that integrate into the global economy, and doesn’t affect global inequality</text:p>
      <text:p text:style-name="P353"/>
      <text:p text:style-name="P353">Globalization boosts income of poor people within nations, however doesn’t foster economic growth for economies that <text:s/>integrates to the global economy and increase global inequality</text:p>
      <text:p text:style-name="P185"/>
      <text:p text:style-name="P119"><text:span text:style-name="T116">Checkout Chapter 1 page </text:span><text:span text:style-name="T177">4</text:span><text:span text:style-name="T178">4</text:span><text:span text:style-name="T116"> in the book I</text:span><text:span text:style-name="T1">nternational Business: The Challenges of Globalization (2020)</text:span></text:p>
      <text:p text:style-name="P118"/>
      <text:p text:style-name="P220">Chapter <text:span text:style-name="T179">5</text:span></text:p>
      <text:p text:style-name="P186"/>
      <text:p text:style-name="P11">International <text:span text:style-name="T179">trade</text:span></text:p>
      <text:p text:style-name="P2"/>
      <text:p text:style-name="P280"><text:span text:style-name="T1">According to the book International Business: The Challenges of Globalization (2020) by Wild, John J, and Kenneth L Wild the </text:span><text:span text:style-name="T179">value of trade can be measure as</text:span></text:p>
      <text:p text:style-name="P93"/>
      <text:p text:style-name="P155">The sum of exports and imports divided by the Gross Domestic Product and multiply by 100 where it can be equal to, less than o greater that 100%</text:p>
      <text:p text:style-name="P155"/>
      <text:p text:style-name="P281"><text:span text:style-name="T132">The </text:span><text:span text:style-name="T133">difference</text:span><text:span text:style-name="T132"> between exports and imports</text:span><text:span text:style-name="T38"> </text:span><text:span text:style-name="T39">as a share of <text:s/></text:span><text:span text:style-name="T38">Gross Domestic Product and multiply by 100 </text:span><text:span text:style-name="T39">where its maximum value is </text:span><text:span text:style-name="T38">100%</text:span></text:p>
      <text:p text:style-name="P191"/>
      <text:p text:style-name="P281"><text:span text:style-name="T132">The </text:span><text:span text:style-name="T133">multiplication </text:span><text:span text:style-name="T132">between exports and imports</text:span><text:span text:style-name="T38"> </text:span><text:span text:style-name="T39">as a share of <text:s/></text:span><text:span text:style-name="T38">Gross Domestic Product and multiply by 100 </text:span><text:span text:style-name="T39">where its minimum value is </text:span><text:span text:style-name="T38">100%</text:span></text:p>
      <text:p text:style-name="P93"/>
      <text:p text:style-name="P120">Checkout Chapter <text:span text:style-name="T179">5</text:span> page <text:span text:style-name="T179">156</text:span> in the book I<text:span text:style-name="T1">nternational Business: The Challenges of Globalization (2020)</text:span></text:p>
      <text:p text:style-name="P120"/>
      <text:p text:style-name="P392"><text:span text:style-name="T5">Benefits of international</text:span><text:span text:style-name="T6"> </text:span><text:span text:style-name="T7">trade</text:span></text:p>
      <text:p text:style-name="P3"/>
      <text:p text:style-name="P282"><text:span text:style-name="T1">According to the book International Business: The Challenges of Globalization (2020) by Wild, John J, and Kenneth L Wild </text:span><text:span text:style-name="T180">the benefits of international trade </text:span><text:span text:style-name="T181">are</text:span></text:p>
      <text:p text:style-name="P94"/>
      <text:p text:style-name="P393"><text:span text:style-name="T38">A</text:span><text:span text:style-name="T19">n increase in the choice of goods and services and an engine for job creation in the export sector</text:span></text:p>
      <text:p text:style-name="P192"/>
      <text:p text:style-name="P354">Improving the efficiency of markets by making markets more contestable and generating more consumption</text:p>
      <text:p text:style-name="P354"><text:soft-page-break/>Generating welfare gains by increasing innovation and technology transfers from other countries</text:p>
      <text:p text:style-name="P94"/>
      <text:p text:style-name="P121">Checkout Chapter <text:span text:style-name="T179">5</text:span> page <text:span text:style-name="T179">156</text:span> in the book I<text:span text:style-name="T1">nternational Business: The Challenges of Globalization (2020)</text:span></text:p>
      <text:p text:style-name="P121"/>
      <text:p text:style-name="P31"><text:span text:style-name="T179">V</text:span>olume of international trade</text:p>
      <text:p text:style-name="P4"/>
      <text:p text:style-name="P283"><text:span text:style-name="T1">According to the book International Business: The Challenges of Globalization (2020) by Wild, John J, and Kenneth L Wild </text:span><text:span text:style-name="T180">the </text:span><text:span text:style-name="T182">volume of international trade </text:span><text:span text:style-name="T134">and the world output behaves such that</text:span></text:p>
      <text:p text:style-name="P355"/>
      <text:p text:style-name="P394"><text:span text:style-name="T134">T</text:span><text:span text:style-name="T119">he volume of trade grows faster than world output and these variables are positively related</text:span></text:p>
      <text:p text:style-name="P356"/>
      <text:p text:style-name="P394"><text:span text:style-name="T134">T</text:span><text:span text:style-name="T119">he volume of trade grows slower than world output and these variables are negatively related</text:span></text:p>
      <text:p text:style-name="P356"/>
      <text:p text:style-name="P284"><text:span text:style-name="T134">T</text:span><text:span text:style-name="T135">he volume of trade grows at the same rate as world output and these variables are not related</text:span></text:p>
      <text:p text:style-name="P95"/>
      <text:p text:style-name="P122">Checkout Chapter <text:span text:style-name="T179">5</text:span> page <text:span text:style-name="T179">156</text:span> in the book I<text:span text:style-name="T1">nternational Business: The Challenges of Globalization (2020)</text:span></text:p>
      <text:p text:style-name="P122"/>
      <text:p text:style-name="P32">Mercantilism</text:p>
      <text:p text:style-name="P5"/>
      <text:p text:style-name="P285"><text:span text:style-name="T1">According to the book International Business: The Challenges of Globalization (2020) by Wild, John J, and Kenneth L Wild </text:span><text:span text:style-name="T183">the three pillars of mercantilism are</text:span></text:p>
      <text:p text:style-name="P357"/>
      <text:p text:style-name="P395"><text:span text:style-name="T135">W</text:span><text:span text:style-name="T119">ealth in a nation is related to a positive trade surplus, government protects domestic industries and colonialism is used to obtain raw materials</text:span></text:p>
      <text:p text:style-name="P359"/>
      <text:p text:style-name="P395"><text:span text:style-name="T135">W</text:span><text:span text:style-name="T119">ealth in a nation is related to a negative trade deficit, government subsidies </text:span><text:span text:style-name="T136">imports and colonialism is used to control strategic resources</text:span></text:p>
      <text:p text:style-name="P360"/>
      <text:p text:style-name="P396"><text:span text:style-name="T135">W</text:span><text:span text:style-name="T136">ealth in a nation is related to a neutral balance of trade, government protects the national industries and colonialism </text:span><text:span text:style-name="T138">must </text:span><text:span text:style-name="T136">foster imports</text:span></text:p>
      <text:p text:style-name="P96"/>
      <text:p text:style-name="P123">Checkout Chapter <text:span text:style-name="T179">5</text:span> page <text:span text:style-name="T179">1</text:span><text:span text:style-name="T183">61</text:span> in the book I<text:span text:style-name="T1">nternational Business: The Challenges of Globalization (2020)</text:span></text:p>
      <text:p text:style-name="P182"/>
      <text:p text:style-name="P33">Absolute and comparative advantage</text:p>
      <text:p text:style-name="P193"/>
      <text:p text:style-name="P286"><text:span text:style-name="T1">According to the book International Business: The Challenges of Globalization (2020) by Wild, John J, and Kenneth L Wild </text:span><text:span text:style-name="T184"><text:s/>the concepts of absolute and comparative advantage can be used to conclude that</text:span></text:p>
      <text:p text:style-name="P358"/>
      <text:p text:style-name="P398"><text:span text:style-name="T136">It is not possible that a country doesn’t have a comparative advantage </text:span><text:span text:style-name="T137">in some good but it is possible that the country doesn’t have an absolute advantage</text:span></text:p>
      <text:p text:style-name="P361"/>
      <text:p text:style-name="P397"><text:span text:style-name="T136">I</text:span><text:span text:style-name="T119">f a country doesn’t have and absolute advantage in the production of any good then doesn’t exist a benefit to trade with this country</text:span></text:p>
      <text:p text:style-name="P362"/>
      <text:p text:style-name="P363">A country can simultaneously have an absolute and comparative advantage in all goods relative to all countries in a global economy</text:p>
      <text:p text:style-name="P97"><text:soft-page-break/></text:p>
      <text:p text:style-name="P124"><text:span text:style-name="T19">Checkout Chapter </text:span><text:span text:style-name="T179">5</text:span><text:span text:style-name="T19"> page</text:span><text:span text:style-name="T184">s</text:span><text:span text:style-name="T19"> </text:span><text:span text:style-name="T179">1</text:span><text:span text:style-name="T183">6</text:span><text:span text:style-name="T184">3-166</text:span><text:span text:style-name="T19"> in the book I</text:span><text:span text:style-name="T1">nternational Business: The Challenges of Globalization (2020)</text:span></text:p>
      <text:p text:style-name="P193"/>
      <text:p text:style-name="P34">Factor proportions theory</text:p>
      <text:p text:style-name="P194"/>
      <text:p text:style-name="P287"><text:span text:style-name="T1">According to the book International Business: The Challenges of Globalization (2020) by Wild, John J, and Kenneth L Wild </text:span><text:span text:style-name="T185">the relation between the factors proportions theory and the theory of comparative advantage is that</text:span></text:p>
      <text:p text:style-name="P287"/>
      <text:p text:style-name="P288"><text:span text:style-name="T185">The factors proportions theory </text:span><text:span text:style-name="T186">differs</text:span><text:span text:style-name="T185"> </text:span><text:span text:style-name="T186">from </text:span><text:span text:style-name="T185">the theory of comparative advantage </text:span><text:span text:style-name="T186">because it is base</text:span><text:span text:style-name="T187">d</text:span><text:span text:style-name="T186"> on </text:span><text:span text:style-name="T118">the abundance of </text:span><text:span text:style-name="T168">factors of production</text:span></text:p>
      <text:p text:style-name="P287"/>
      <text:p text:style-name="P399">The factors proportions theory is an extension of the theory of comparative advantage which includes the capital as an input <text:span text:style-name="T187">in addition to labor</text:span></text:p>
      <text:p text:style-name="P287"/>
      <text:p text:style-name="P288"><text:span text:style-name="T185">The factors proportions theory </text:span><text:span text:style-name="T186">negates the </text:span><text:span text:style-name="T185">theory of comparative advantage </text:span><text:span text:style-name="T186">and supports the concept of absolute advantage </text:span><text:span text:style-name="T187">in relation to trade</text:span><text:span text:style-name="T186"> </text:span></text:p>
      <text:p text:style-name="P98"/>
      <text:p text:style-name="P125">Checkout Chapter <text:span text:style-name="T179">5</text:span> page <text:span text:style-name="T179">1</text:span><text:span text:style-name="T183">6</text:span><text:span text:style-name="T185">7</text:span> in the book I<text:span text:style-name="T1">nternational Business: The Challenges of Globalization (2020)</text:span></text:p>
      <text:p text:style-name="P125"/>
      <text:p text:style-name="P35">Leontief paradox</text:p>
      <text:p text:style-name="P195"/>
      <text:p text:style-name="P289"><text:span text:style-name="T1">According to the book International Business: The Challenges of Globalization (2020) by Wild, John J, and Kenneth L Wild </text:span><text:span text:style-name="T187">the Leontief paradox refers to</text:span></text:p>
      <text:p text:style-name="P289"/>
      <text:p text:style-name="P290"><text:span text:style-name="T169">A study by Wassily Leontief showing that United States had an abundance of capital but exports </text:span><text:span text:style-name="T170">labor-intensive products contradicting the factor proportions theory</text:span></text:p>
      <text:p text:style-name="P289"/>
      <text:p text:style-name="P343">A study by Wassily Leontief demonstrating that the theory of comparative advantage didn’t apply to the United States economy in relation to other countries of the global economy</text:p>
      <text:p text:style-name="P343"/>
      <text:p text:style-name="P343">A study by Wassily Leontief showing that although United States had an absolute advantage in the production of certain goods it didn’t exports those goods</text:p>
      <text:p text:style-name="P99"/>
      <text:p text:style-name="P126">Checkout Chapter <text:span text:style-name="T179">5</text:span> page <text:span text:style-name="T179">1</text:span><text:span text:style-name="T183">6</text:span><text:span text:style-name="T185">7</text:span> in the book I<text:span text:style-name="T1">nternational Business: The Challenges of Globalization (2020)</text:span></text:p>
      <text:p text:style-name="P125"/>
      <text:p text:style-name="P35">New trade theory</text:p>
      <text:p text:style-name="P35"/>
      <text:p text:style-name="P290"><text:span text:style-name="T1">According to the book International Business: The Challenges of Globalization (2020) by Wild, John J, and Kenneth L Wild </text:span><text:span text:style-name="T187">the </text:span><text:span text:style-name="T189">first-mover advantage in the context of new theory establishes that</text:span></text:p>
      <text:p text:style-name="P290"/>
      <text:p text:style-name="P387">A company that enters a market first, in the context of international trade, can create barriers to entry for other companies</text:p>
      <text:p text:style-name="P340"/>
      <text:p text:style-name="P340">A company that is a pioneer in its industry is more likely to be more innovative <text:span text:style-name="T189">and efficient </text:span>in <text:span text:style-name="T189">the </text:span>international markets</text:p>
      <text:p text:style-name="P100"><text:soft-page-break/>A company that manages to position itself in international markets is necessarily a leader in the local market and becomes a monopoly</text:p>
      <text:p text:style-name="P100"/>
      <text:p text:style-name="P127">Checkout Chapter <text:span text:style-name="T179">5</text:span> page <text:span text:style-name="T179">1</text:span><text:span text:style-name="T185">7</text:span><text:span text:style-name="T188">0</text:span> in the book I<text:span text:style-name="T1">nternational Business: The Challenges of Globalization (2020)</text:span></text:p>
      <text:p text:style-name="P127"/>
      <text:p text:style-name="P36">National competitive advantage</text:p>
      <text:p text:style-name="P156"/>
      <text:p text:style-name="P156"><text:span text:style-name="T1">According to the book International Business: The Challenges of Globalization (2020) by Wild, John J, and Kenneth L Wild </text:span><text:span text:style-name="T187">the </text:span>main objective of the national competitive advantage theory is to</text:p>
      <text:p text:style-name="P156"/>
      <text:p text:style-name="P156">Explain why certain countries <text:span text:style-name="T190">are more competitive in the production of certain goods and services</text:span></text:p>
      <text:p text:style-name="P156"/>
      <text:p text:style-name="P166">Explain trading patterns of imports and exports that are presented within and between regions</text:p>
      <text:p text:style-name="P166"/>
      <text:p text:style-name="P166">Explain the relation between market structures and the level of innovation in the global economy</text:p>
      <text:p text:style-name="P156"/>
      <text:p text:style-name="P128">Checkout Chapter <text:span text:style-name="T179">5</text:span> page <text:span text:style-name="T179">1</text:span><text:span text:style-name="T185">7</text:span><text:span text:style-name="T189">1</text:span> in the book I<text:span text:style-name="T1">nternational Business: The Challenges of Globalization (2020)</text:span></text:p>
      <text:p text:style-name="P128"/>
      <text:p text:style-name="P221">Chapter <text:span text:style-name="T192">9</text:span></text:p>
      <text:p text:style-name="P187"/>
      <text:p text:style-name="P37">Financial markets</text:p>
      <text:p text:style-name="P37"/>
      <text:p text:style-name="P157"><text:span text:style-name="T1">According to the book International Business: The Challenges of Globalization (2020) by Wild, John J, and Kenneth L Wild </text:span><text:span text:style-name="T187">the </text:span><text:span text:style-name="T192">financial markets are essential to the international business because</text:span></text:p>
      <text:p text:style-name="P157"/>
      <text:p text:style-name="P196">They allocate money from organizations and economies with excess funds to those with shortages and allow companies to exchange one currency for another</text:p>
      <text:p text:style-name="P196"/>
      <text:p text:style-name="P291"><text:span text:style-name="T40">T</text:span><text:span text:style-name="T41">hey play a major role in the economic growth of </text:span><text:span text:style-name="T40">a</text:span><text:span text:style-name="T41"> country </text:span>act<text:span text:style-name="T193">ing</text:span> as an intermediary between savers and investors <text:span text:style-name="T193">to allocate goods and services in an efficient way</text:span></text:p>
      <text:p text:style-name="P196"/>
      <text:p text:style-name="P197">They serve as a mechanism to <text:span text:style-name="T195">deploy capital</text:span><text:span text:style-name="T194"> or money</text:span><text:span text:style-name="T195"> to its most efficient use enabling <text:s/>savers from across the world to invest their money in distant emerging economies</text:span></text:p>
      <text:p text:style-name="P404"/>
      <text:p text:style-name="P129">Checkout Chapter <text:span text:style-name="T192">9</text:span> page <text:span text:style-name="T192">248</text:span> in the book I<text:span text:style-name="T1">nternational Business: The Challenges of Globalization (2020)</text:span></text:p>
      <text:p text:style-name="P188"/>
      <text:p text:style-name="P38">Capital market</text:p>
      <text:p text:style-name="P38"/>
      <text:p text:style-name="P158"><text:span text:style-name="T1">According to the book International Business: The Challenges of Globalization (2020) by Wild, John J, and Kenneth L Wild </text:span><text:span text:style-name="T204">a capital market es define as</text:span></text:p>
      <text:p text:style-name="P158"/>
      <text:p text:style-name="P198">A system that allocates financial resources in the form of dept and equity according to their most efficient uses</text:p>
      <text:p text:style-name="P198"/>
      <text:p text:style-name="P198">A financial market in which long-term debt or equity are bought and sold in an international environment</text:p>
      <text:p text:style-name="P198"><text:soft-page-break/></text:p>
      <text:p text:style-name="P292"><text:span text:style-name="T197">A </text:span><text:span text:style-name="T198">market for long-term </text:span><text:span text:style-name="T197">securities</text:span><text:span text:style-name="T198">, including the </text:span><text:span text:style-name="T197">stock </text:span><text:span text:style-name="T198">and </text:span><text:span text:style-name="T197">bond marke</text:span><text:span text:style-name="T199">t</text:span><text:span text:style-name="T197">, </text:span><text:span text:style-name="T195">where buyers and sellers engage in </text:span><text:span text:style-name="T200">international </text:span><text:span text:style-name="T195">trade </text:span></text:p>
      <text:p text:style-name="P405"/>
      <text:p text:style-name="P130">Checkout Chapter <text:span text:style-name="T192">9</text:span> page <text:span text:style-name="T192">24</text:span><text:span text:style-name="T204">9</text:span> in the book I<text:span text:style-name="T1">nternational Business: The Challenges of Globalization (2020)</text:span></text:p>
      <text:p text:style-name="P101"/>
      <text:p text:style-name="P39"><text:span text:style-name="T205">Purposes of the international c</text:span>apital market</text:p>
      <text:p text:style-name="P39"/>
      <text:p text:style-name="P159"><text:span text:style-name="T1">According to the book International Business: The Challenges of Globalization (2020) by Wild, John J, and Kenneth L Wild </text:span><text:span text:style-name="T205">the purposes of the international capital market are</text:span></text:p>
      <text:p text:style-name="P159"/>
      <text:p text:style-name="P199">To expand the money supply, reduce the cost for borrowers and mitigate the risk for lenders by spreading their investments on a diversify number of debt and equity instruments </text:p>
      <text:p text:style-name="P200"/>
      <text:p text:style-name="P293"><text:span text:style-name="T42">To promote economic efficiency in the international markets by allowing <text:s/>individuals to invest in physical capital goods, which will be used to help increase their income </text:span><text:span text:style-name="T43">in the long term</text:span></text:p>
      <text:p text:style-name="P159"/>
      <text:p text:style-name="P293"><text:span text:style-name="T43">To </text:span>help countries to effectively <text:span text:style-name="T206">reduce</text:span> the gap between household savings and productive investment opportunities in the real economy <text:span text:style-name="T206">by allocating debt and equity in an efficient way</text:span></text:p>
      <text:p text:style-name="P293"/>
      <text:p text:style-name="P131">Checkout Chapter <text:span text:style-name="T192">9</text:span> page <text:span text:style-name="T192">24</text:span><text:span text:style-name="T204">9</text:span> in the book I<text:span text:style-name="T1">nternational Business: The Challenges of Globalization (2020)</text:span></text:p>
      <text:p text:style-name="P293"/>
      <text:p text:style-name="P293"><text:span text:style-name="T8">Forces expanding the</text:span><text:span text:style-name="T9"> </text:span><text:span text:style-name="T8">international </text:span><text:span text:style-name="T9">c</text:span><text:span text:style-name="T10">apital market</text:span></text:p>
      <text:p text:style-name="P109"/>
      <text:p text:style-name="P160"><text:span text:style-name="T1">According to the book International Business: The Challenges of Globalization (2020) by Wild, John J, and Kenneth L Wild </text:span><text:span text:style-name="T205">the </text:span><text:span text:style-name="T206">forces that expanded the international market were</text:span></text:p>
      <text:p text:style-name="P293"/>
      <text:p text:style-name="P294"><text:span text:style-name="T206">The </text:span><text:span text:style-name="T207">evolution</text:span><text:span text:style-name="T206"> of information technology like electronic trading, </text:span><text:span text:style-name="T207">deregulation of national capital markets and the development of innovative financial instruments</text:span></text:p>
      <text:p text:style-name="P294"/>
      <text:p text:style-name="P294">The accelerated financial deepening <text:span text:style-name="T207">in the developing countries, innovation in telecommunications and </text:span><text:span text:style-name="T208">the introduction of international financial agreements around the world</text:span></text:p>
      <text:p text:style-name="P294"/>
      <text:p text:style-name="P295">The development of financial instruments, as well as new financial technologies, <text:span text:style-name="T209">markets and </text:span>institutions in the world financial centers around the globe</text:p>
      <text:p text:style-name="P293"/>
      <text:p text:style-name="P131">Checkout Chapter <text:span text:style-name="T192">9</text:span> page <text:span text:style-name="T192">2</text:span><text:span text:style-name="T206">50</text:span> in the book I<text:span text:style-name="T1">nternational Business: The Challenges of Globalization (2020)</text:span></text:p>
      <text:p text:style-name="P109"/>
      <text:p text:style-name="P40"><text:span text:style-name="T204">W</text:span>orld financial centers</text:p>
      <text:p text:style-name="P40"/>
      <text:p text:style-name="P161"><text:span text:style-name="T1">According to the book International Business: The Challenges of Globalization (2020) by Wild, John J, and Kenneth L Wild </text:span><text:span text:style-name="T210">an offshore financial center is a</text:span></text:p>
      <text:p text:style-name="P296"/>
      <text:p text:style-name="P401"><text:span text:style-name="T211">A t</text:span>erritory whose financial sector is characterized by few regulations and low taxation which can by categorized as operational or booking centers</text:p>
      <text:p text:style-name="P401"><text:soft-page-break/>A jurisdiction that provides financial services to nonresidents in a domestic economy with low regulation but with a high level taxation for financial instruments</text:p>
      <text:p text:style-name="P400"/>
      <text:p text:style-name="P297"><text:span text:style-name="T211">A country where </text:span>multinational corporations find attractive for establishing subsidiaries <text:span text:style-name="T211">because </text:span><text:span text:style-name="T118">there is a deep </text:span><text:span text:style-name="T171">and adequate </text:span><text:span text:style-name="T118">development of the financial </text:span><text:span text:style-name="T171">local </text:span><text:span text:style-name="T118">market</text:span></text:p>
      <text:p text:style-name="P296"/>
      <text:p text:style-name="P132">Checkout Chapter <text:span text:style-name="T192">9</text:span> page <text:span text:style-name="T192">2</text:span><text:span text:style-name="T206">5</text:span><text:span text:style-name="T210">1</text:span> in the book I<text:span text:style-name="T1">nternational Business: The Challenges of Globalization (2020)</text:span></text:p>
      <text:p text:style-name="P132"/>
      <text:p text:style-name="P41">International capital market components</text:p>
      <text:p text:style-name="P41"/>
      <text:p text:style-name="P162"><text:span text:style-name="T1">According to the book International Business: The Challenges of Globalization (2020) by Wild, John J, and Kenneth L Wild </text:span><text:span text:style-name="T212">the components of the international capital market are</text:span></text:p>
      <text:p text:style-name="P162"/>
      <text:p text:style-name="P201">The <text:span text:style-name="T213">market of domestic currencies that are banked outside the countries of origin, the market of stocks bought and sold outside the domestic territory issuer and the market of bonds sold by issuing organizations out side their own countries</text:span></text:p>
      <text:p text:style-name="P201"/>
      <text:p text:style-name="P298"><text:span text:style-name="T44">The forex market </text:span><text:span text:style-name="T45">where </text:span><text:span text:style-name="T44">participants exchange and speculate on currencie</text:span><text:span text:style-name="T45">s, the international derivatives market where futures and contracts are trade and the international monetary system regulated by the International Monetary Fund</text:span></text:p>
      <text:p text:style-name="P202"/>
      <text:p text:style-name="P299"><text:span text:style-name="T45">The international trade of </text:span><text:span text:style-name="T46">products</text:span><text:span text:style-name="T45"> controlled by the World Customs Organization, </text:span><text:span text:style-name="T46">the real estate international market in which land and buildings are trade around the world and the international currency market where currencies are sell </text:span><text:span text:style-name="T45"><text:s/></text:span></text:p>
      <text:p text:style-name="P162"/>
      <text:p text:style-name="P133">Checkout Chapter <text:span text:style-name="T192">9</text:span> page <text:span text:style-name="T192">2</text:span><text:span text:style-name="T206">5</text:span><text:span text:style-name="T212">2</text:span> in the book I<text:span text:style-name="T1">nternational Business: The Challenges of Globalization (2020)</text:span></text:p>
      <text:p text:style-name="P162"/>
      <text:p text:style-name="P46">Eurobond</text:p>
      <text:p text:style-name="P42"/>
      <text:p text:style-name="P300"><text:span text:style-name="T22">According to the book International Business: The Challenges of Globalization (2020) by Wild, John J, and Kenneth L Wild </text:span><text:span text:style-name="T47">an Eurobond is</text:span></text:p>
      <text:p text:style-name="P203"/>
      <text:p text:style-name="P402"><text:span text:style-name="T45">A </text:span><text:span text:style-name="T19">bond issued outside a domestic economy in a currency not native to the economy where it is issued</text:span></text:p>
      <text:p text:style-name="P204"/>
      <text:p text:style-name="P204">A international financial instrument issued in euros by governments belonging to the European Union </text:p>
      <text:p text:style-name="P204"/>
      <text:p text:style-name="P300"><text:span text:style-name="T47">A collateral </text:span><text:span text:style-name="T48">that is exchanged</text:span><text:span text:style-name="T47"> in the eurozone </text:span><text:span text:style-name="T48">whose main purpose is to protect the interests of the lender</text:span></text:p>
      <text:p text:style-name="P163"/>
      <text:p text:style-name="P134">Checkout Chapter <text:span text:style-name="T192">9</text:span> page <text:span text:style-name="T192">2</text:span><text:span text:style-name="T206">5</text:span><text:span text:style-name="T212">2</text:span> in the book I<text:span text:style-name="T1">nternational Business: The Challenges of Globalization (2020)</text:span></text:p>
      <text:p text:style-name="P162"/>
      <text:p text:style-name="P47">Foreign exchange market</text:p>
      <text:p text:style-name="P43"/>
      <text:p text:style-name="P301"><text:span text:style-name="T22">According to the book International Business: The Challenges of Globalization (2020) by Wild, John J, and Kenneth L Wild </text:span><text:span text:style-name="T49">the foreign exchange market refers to</text:span></text:p>
      <text:p text:style-name="P205"/>
      <text:p text:style-name="P403"><text:soft-page-break/><text:span text:style-name="T48">A </text:span><text:span text:style-name="T19">market in which different currencies are bought and </text:span><text:span text:style-name="T51">also </text:span><text:span text:style-name="T19">sold where there exchange rates are determined</text:span></text:p>
      <text:p text:style-name="P207"/>
      <text:p text:style-name="P302"><text:span text:style-name="T50">A source of funding to </text:span><text:span text:style-name="T19">raise the appropriate type of capital that best fits </text:span><text:span text:style-name="T50">the </text:span><text:span text:style-name="T19">needs </text:span><text:span text:style-name="T50">of a multinational company</text:span></text:p>
      <text:p text:style-name="P207"/>
      <text:p text:style-name="P364">A means by which individuals access the international market to buy products using other foreign currencies</text:p>
      <text:p text:style-name="P164"/>
      <text:p text:style-name="P135">Checkout Chapter <text:span text:style-name="T192">9</text:span> page <text:span text:style-name="T192">2</text:span><text:span text:style-name="T206">5</text:span><text:span text:style-name="T214">4</text:span> in the book I<text:span text:style-name="T1">nternational Business: The Challenges of Globalization (2020)</text:span></text:p>
      <text:p text:style-name="P162"/>
      <text:p text:style-name="P48"><text:span text:style-name="T215">Functions of the f</text:span>oreign exchange market</text:p>
      <text:p text:style-name="P44"/>
      <text:p text:style-name="P303"><text:span text:style-name="T22">According to the book International Business: The Challenges of Globalization (2020) by Wild, John J, and Kenneth L Wild </text:span><text:span text:style-name="T53">some</text:span><text:span text:style-name="T49"> </text:span><text:span text:style-name="T53">of the </text:span><text:span text:style-name="T52">functions of the f</text:span><text:span text:style-name="T49">oreign exchange market </text:span><text:span text:style-name="T52">are</text:span></text:p>
      <text:p text:style-name="P206"/>
      <text:p text:style-name="P341"><text:span text:style-name="T50">T</text:span><text:span text:style-name="T52">o convert one currency into another </text:span><text:span text:style-name="T53">and </text:span><text:span text:style-name="T52">insure against potential losses </text:span><text:span text:style-name="T19">due to variability of exchange rates</text:span></text:p>
      <text:p text:style-name="P365"/>
      <text:p text:style-name="P304"><text:span text:style-name="T139">To </text:span><text:span text:style-name="T140">allocate in an efficient way the products around the globe and determine its prices in different currencies</text:span></text:p>
      <text:p text:style-name="P366"/>
      <text:p text:style-name="P304"><text:span text:style-name="T140">To allow borrowers and lenders access different currencies and establish the </text:span><text:span text:style-name="T142">fair</text:span><text:span text:style-name="T140"> level </text:span><text:span text:style-name="T142">of </text:span><text:span text:style-name="T140">exchange rates </text:span><text:span text:style-name="T141"><text:s text:c="2"/></text:span></text:p>
      <text:p text:style-name="P165"/>
      <text:p text:style-name="P136">Checkout Chapter <text:span text:style-name="T192">9</text:span> page <text:span text:style-name="T192">2</text:span><text:span text:style-name="T206">5</text:span><text:span text:style-name="T214">4</text:span> in the book I<text:span text:style-name="T1">nternational Business: The Challenges of Globalization (2020)</text:span></text:p>
      <text:p text:style-name="P41"/>
      <text:p text:style-name="P58"><text:span text:style-name="T236">Q</text:span>uoted currency <text:span text:style-name="T236">and </text:span>base currency</text:p>
      <text:p text:style-name="P45"/>
      <text:p text:style-name="P305"><text:span text:style-name="T22">According to the book International Business: The Challenges of Globalization (2020) by Wild, John J, and Kenneth L Wild </text:span><text:span text:style-name="T54">if the exchange rate between Colombian peso (COP) and USA Dollar (USD) is expressed as COP / USD then</text:span></text:p>
      <text:p text:style-name="P208"/>
      <text:p text:style-name="P208">The Colombian peso (COP) is the quoted currency and the USA Dollar (USD) is the base currency</text:p>
      <text:p text:style-name="P208"/>
      <text:p text:style-name="P305"><text:span text:style-name="T54">The Colombian peso (COP) is the </text:span><text:span text:style-name="T56">in</text:span><text:span text:style-name="T55">direct rate quote</text:span><text:span text:style-name="T54"> and the USA Dollar (USD) is the </text:span><text:span text:style-name="T55">direct rate quote</text:span></text:p>
      <text:p text:style-name="P209"/>
      <text:p text:style-name="P306"><text:span text:style-name="T54">The Colombian peso (COP) is the </text:span><text:span text:style-name="T55">currency</text:span><text:span text:style-name="T54"> </text:span><text:span text:style-name="T55">denominator </text:span><text:span text:style-name="T54">and the USA Dollar (USD) is the </text:span><text:span text:style-name="T55">currency numerator</text:span></text:p>
      <text:p text:style-name="P208"/>
      <text:p text:style-name="P137">Checkout Chapter <text:span text:style-name="T192">9</text:span> page <text:span text:style-name="T192">2</text:span><text:span text:style-name="T206">5</text:span><text:span text:style-name="T216">6</text:span> in the book I<text:span text:style-name="T1">nternational Business: The Challenges of Globalization (2020)</text:span></text:p>
      <text:p text:style-name="P137"/>
      <text:p text:style-name="P49">Spot rates</text:p>
      <text:p text:style-name="P49"/>
      <text:p text:style-name="P49"><text:span text:style-name="T22">According to the book International Business: The Challenges of Globalization (2020) by Wild, John J, and Kenneth L Wild </text:span><text:span text:style-name="T19">a spot rate is define as</text:span></text:p>
      <text:p text:style-name="P210"/>
      <text:p text:style-name="P216"><text:soft-page-break/>The exchange rate requiring delivery of the traded currency within two working days</text:p>
      <text:p text:style-name="P216"/>
      <text:p text:style-name="P307"><text:span text:style-name="T57">The exchange rate defined in an agreement </text:span><text:span text:style-name="T19">to purchase or sell a </text:span><text:span text:style-name="T57">currency at a future date <text:s/></text:span></text:p>
      <text:p text:style-name="P216"/>
      <text:p text:style-name="P307"><text:span text:style-name="T57">The exchange rate </text:span><text:span text:style-name="T19">determined by the market forces </text:span><text:span text:style-name="T57">without any government intervention</text:span></text:p>
      <text:p text:style-name="P102"/>
      <text:p text:style-name="P138"><text:span text:style-name="T22">Checkout Chapter </text:span><text:span text:style-name="T192">9</text:span><text:span text:style-name="T22"> page </text:span><text:span text:style-name="T192">2</text:span><text:span text:style-name="T206">5</text:span><text:span text:style-name="T217">9</text:span><text:span text:style-name="T22"> in the book I</text:span><text:span text:style-name="T1">nternational Business: The Challenges of Globalization (2020)</text:span></text:p>
      <text:p text:style-name="P41"/>
      <text:p text:style-name="P308"><text:span text:style-name="T11">Forward</text:span><text:span text:style-name="T12"> </text:span><text:span text:style-name="T14">exchanged </text:span><text:span text:style-name="T12">rates</text:span></text:p>
      <text:p text:style-name="P50"/>
      <text:p text:style-name="P308"><text:span text:style-name="T22">According to the book International Business: The Challenges of Globalization (2020) by Wild, John J, and Kenneth L Wild </text:span><text:span text:style-name="T61">a </text:span><text:span text:style-name="T60">forward</text:span><text:span text:style-name="T61"> </text:span><text:span text:style-name="T69">exchange rate </text:span><text:span text:style-name="T61">is define as</text:span></text:p>
      <text:p text:style-name="P211"/>
      <text:p text:style-name="P308"><text:span text:style-name="T57">The exchange rate </text:span><text:span text:style-name="T58">at which two parties agree to exchange currencies on a specified future date</text:span></text:p>
      <text:p text:style-name="P217"/>
      <text:p text:style-name="P309"><text:span text:style-name="T58">T</text:span><text:span text:style-name="T59">he exchange rate that is stable and </text:span><text:span text:style-name="T19">linked to another currency or asset to derive its value</text:span></text:p>
      <text:p text:style-name="P153"/>
      <text:p text:style-name="P309"><text:span text:style-name="T58">T</text:span><text:span text:style-name="T59">he exchange rate where its fluctuation is maintained by the central bank within a certain range</text:span></text:p>
      <text:p text:style-name="P103"/>
      <text:p text:style-name="P139"><text:span text:style-name="T1">Checkout Chapter </text:span><text:span text:style-name="T192">9</text:span><text:span text:style-name="T1"> page </text:span><text:span text:style-name="T192">2</text:span><text:span text:style-name="T206">5</text:span><text:span text:style-name="T217">9</text:span><text:span text:style-name="T1"> in the book International Business: The Challenges of Globalization (2020)</text:span></text:p>
      <text:p text:style-name="P40"/>
      <text:p text:style-name="P310"><text:span text:style-name="T11">Forward</text:span><text:span text:style-name="T12"> </text:span><text:span text:style-name="T13">contract</text:span></text:p>
      <text:p text:style-name="P51"/>
      <text:p text:style-name="P51"><text:span text:style-name="T22">According to the book International Business: The Challenges of Globalization (2020) by Wild, John J, and Kenneth L Wild </text:span><text:span text:style-name="T19">a </text:span><text:span text:style-name="T60">forward</text:span><text:span text:style-name="T19"> </text:span><text:span text:style-name="T60">exchange contract </text:span><text:span text:style-name="T19">is define as</text:span></text:p>
      <text:p text:style-name="P212"/>
      <text:p text:style-name="P407"><text:span text:style-name="T59">A </text:span><text:span text:style-name="T19">kind of derivative that requires the exchange of and agreed-on amount of a currency on a agreed-on date at a specified exchange rate</text:span></text:p>
      <text:p text:style-name="P218"/>
      <text:p text:style-name="P311"><text:span text:style-name="T60">A kind of swap </text:span><text:span text:style-name="T62">where an agreement is established to exchange a currency between 2 parties, <text:s/>employed to obtain loans at favorable interest rates</text:span></text:p>
      <text:p text:style-name="P219"/>
      <text:p text:style-name="P342"><text:span text:style-name="T63">A contract between 2 or more entities, which are legally linked, to exchange </text:span><text:span text:style-name="T64">different </text:span><text:span text:style-name="T63">currenc</text:span><text:span text:style-name="T64">ies</text:span><text:span text:style-name="T63"> for a specific asset where this asset is usually gold</text:span></text:p>
      <text:p text:style-name="P104"/>
      <text:p text:style-name="P140"><text:span text:style-name="T1">Checkout Chapter </text:span><text:span text:style-name="T192">9</text:span><text:span text:style-name="T1"> page </text:span><text:span text:style-name="T192">2</text:span><text:span text:style-name="T218">60</text:span><text:span text:style-name="T1"> in the book International Business: The Challenges of Globalization (2020)</text:span></text:p>
      <text:p text:style-name="P109"/>
      <text:p text:style-name="P55"><text:span text:style-name="T218">V</text:span>ehicle currency</text:p>
      <text:p text:style-name="P52"/>
      <text:p text:style-name="P52"><text:span text:style-name="T22">According to the book International Business: The Challenges of Globalization (2020) by Wild, John J, and Kenneth L Wild </text:span><text:span text:style-name="T65">a vehicle</text:span><text:span text:style-name="T60"> </text:span><text:span text:style-name="T65">currency </text:span><text:span text:style-name="T19">is define as</text:span></text:p>
      <text:p text:style-name="P213"/>
      <text:p text:style-name="P388"><text:span text:style-name="T63">A </text:span><text:span text:style-name="T19">currency used as an intermediary to convert funds between two other currencies</text:span></text:p>
      <text:p text:style-name="P367"/>
      <text:p text:style-name="P312"><text:span text:style-name="T143">A currency </text:span><text:span text:style-name="T196">that is accepted for trade </text:span><text:span text:style-name="T202">and is used as a </text:span><text:span text:style-name="T203">global medium of exchange</text:span></text:p>
      <text:p text:style-name="P406"/>
      <text:p text:style-name="P312"><text:soft-page-break/><text:span text:style-name="T203">A currency </text:span><text:span text:style-name="T201">that is held in significant quantities by central banks or other authorities</text:span></text:p>
      <text:p text:style-name="P105"/>
      <text:p text:style-name="P141"><text:span text:style-name="T1">Checkout Chapter </text:span><text:span text:style-name="T192">9</text:span><text:span text:style-name="T1"> page </text:span><text:span text:style-name="T192">2</text:span><text:span text:style-name="T218">6</text:span><text:span text:style-name="T219">1</text:span><text:span text:style-name="T1"> in the book International Business: The Challenges of Globalization (2020)</text:span></text:p>
      <text:p text:style-name="P141"/>
      <text:p text:style-name="P13">Interbank foreign exchange market</text:p>
      <text:p text:style-name="P90"/>
      <text:p text:style-name="P53"><text:span text:style-name="T22">According to the book International Business: The Challenges of Globalization (2020) by Wild, John J, and Kenneth L Wild </text:span><text:span text:style-name="T66">the </text:span><text:span text:style-name="T20">Interbank foreign exchange market </text:span><text:span text:style-name="T66">is</text:span></text:p>
      <text:p text:style-name="P214"/>
      <text:p text:style-name="P313"><text:span text:style-name="T144">A </text:span><text:span text:style-name="T145">market where world’s largest banks exchange currencies at a spot and forward rates around the globe </text:span></text:p>
      <text:p text:style-name="P368"/>
      <text:p text:style-name="P368">A market where central banks buy currencies under the supervision of the International Monetary Fund</text:p>
      <text:p text:style-name="P368"/>
      <text:p text:style-name="P368">A market where multinationals obtain significant quantities of currencies to trade in domestic economies</text:p>
      <text:p text:style-name="P106"/>
      <text:p text:style-name="P142"><text:span text:style-name="T1">Checkout Chapter </text:span><text:span text:style-name="T192">9</text:span><text:span text:style-name="T1"> page </text:span><text:span text:style-name="T192">2</text:span><text:span text:style-name="T218">6</text:span><text:span text:style-name="T220">2</text:span><text:span text:style-name="T1"> in the book International Business: The Challenges of Globalization (2020)</text:span></text:p>
      <text:p text:style-name="P142"/>
      <text:p text:style-name="P56">Countertrade</text:p>
      <text:p text:style-name="P108"/>
      <text:p text:style-name="P54"><text:span text:style-name="T22">According to the book International Business: The Challenges of Globalization (2020) by Wild, John J, and Kenneth L Wild </text:span><text:span text:style-name="T68">counter-trade</text:span><text:span text:style-name="T67"> is</text:span></text:p>
      <text:p text:style-name="P215"/>
      <text:p text:style-name="P314"><text:span text:style-name="T146">T</text:span><text:span text:style-name="T147">he practice of exchanging goods or services which are paid for, in whole or part, with other goods or services as opposed with currency</text:span></text:p>
      <text:p text:style-name="P369"/>
      <text:p text:style-name="P408"><text:span text:style-name="T147">T</text:span><text:span text:style-name="T119">he practice of restricting the trade of goods and services to control the exchange rates </text:span><text:span text:style-name="T148">in a domestic economy and applied by central banks</text:span></text:p>
      <text:p text:style-name="P370"/>
      <text:p text:style-name="P315"><text:span text:style-name="T148">The practice of using strategic trade policy </text:span><text:span text:style-name="T119">in order to affect the outcome of interactions between </text:span><text:span text:style-name="T148">the participants of the foreign exchange market</text:span></text:p>
      <text:p text:style-name="P107"/>
      <text:p text:style-name="P143"><text:span text:style-name="T1">Checkout Chapter </text:span><text:span text:style-name="T192">9</text:span><text:span text:style-name="T1"> page </text:span><text:span text:style-name="T192">2</text:span><text:span text:style-name="T218">6</text:span><text:span text:style-name="T221">4</text:span><text:span text:style-name="T1"> in the book International Business: The Challenges of Globalization (2020)</text:span></text:p>
      <text:p text:style-name="P143"/>
      <text:p text:style-name="P222">Chapter <text:span text:style-name="T222">10</text:span></text:p>
      <text:p text:style-name="P222"/>
      <text:p text:style-name="P59">Devaluation and revaluation</text:p>
      <text:p text:style-name="P222"/>
      <text:p text:style-name="P316"><text:span text:style-name="T87">According to the book International Business: The Challenges of Globalization (2020) by Wild, John J, and Kenneth L Wild </text:span><text:span text:style-name="T89">if the exchange rate between Colombian peso (COP) and USA Dollar (USD) is expressed as COP / USD then</text:span></text:p>
      <text:p text:style-name="P238"/>
      <text:p text:style-name="P389"><text:span text:style-name="T86">If the exchange rate increases then the Colombian peso (COP) devalues with respect to the </text:span><text:span text:style-name="T89"><text:s/>USA Dollar (USD)</text:span></text:p>
      <text:p text:style-name="P371"/>
      <text:p text:style-name="P371"><text:soft-page-break/>If the exchange rate increases then the Colombian peso (COP) revaluates with respect to the <text:s/>USA Dollar (USD)</text:p>
      <text:p text:style-name="P371"/>
      <text:p text:style-name="P317"><text:span text:style-name="T150">If the exchange rate </text:span><text:span text:style-name="T151">decreases</text:span><text:span text:style-name="T150"> then the Colombian peso (COP) </text:span><text:span text:style-name="T152">devalues</text:span><text:span text:style-name="T150"> with respect to the <text:s/>USA Dollar (USD)</text:span></text:p>
      <text:p text:style-name="P238"/>
      <text:p text:style-name="P144"><text:span text:style-name="T225">Checkout Chapter </text:span><text:span text:style-name="T227">10</text:span><text:span text:style-name="T225"> page </text:span><text:span text:style-name="T226">2</text:span><text:span text:style-name="T227">72</text:span><text:span text:style-name="T225"> in the book International Business: The Challenges of Globalization (2020)</text:span></text:p>
      <text:p text:style-name="P241"/>
      <text:p text:style-name="P59">Market efficient view</text:p>
      <text:p text:style-name="P223"/>
      <text:p text:style-name="P251">According to the book International Business: The Challenges of Globalization (2020) by Wild, John J, and Kenneth L Wild the market efficient view in the context of exchange rates refers to</text:p>
      <text:p text:style-name="P239"/>
      <text:p text:style-name="P409"><text:span text:style-name="T152">A </text:span><text:span text:style-name="T149">theory that states that prices of financial instruments reflect all publicly available information at any given time which means that forward exchange rates are accurate forecasts of future exchange rates</text:span></text:p>
      <text:p text:style-name="P372"/>
      <text:p text:style-name="P318"><text:span text:style-name="T153">A theory that states that prices of financial instruments are </text:span><text:span text:style-name="T149">influenced by past events </text:span><text:span text:style-name="T153">at any given time which means that lag spot exchange rates are accurate forecasts of future exchange rates </text:span></text:p>
      <text:p text:style-name="P372"/>
      <text:p text:style-name="P318"><text:span text:style-name="T153">A theory that states that prices of financial instruments are not influenced by future or past events at any given time which means that </text:span><text:span text:style-name="T154">real</text:span><text:span text:style-name="T153"> exchange rates are essentially random walks <text:s/></text:span></text:p>
      <text:p text:style-name="P239"/>
      <text:p text:style-name="P145"><text:span text:style-name="T225">Checkout Chapter </text:span><text:span text:style-name="T227">10</text:span><text:span text:style-name="T225"> page </text:span><text:span text:style-name="T226">2</text:span><text:span text:style-name="T227">7</text:span><text:span text:style-name="T228">3</text:span><text:span text:style-name="T225"> in the book International Business: The Challenges of Globalization (2020)</text:span></text:p>
      <text:p text:style-name="P242"/>
      <text:p text:style-name="P57"><text:span text:style-name="T225">F</text:span><text:span text:style-name="T224">undamental analysis</text:span></text:p>
      <text:p text:style-name="P247"/>
      <text:p text:style-name="P319"><text:span text:style-name="T87">According to the book International Business: The Challenges of Globalization (2020) by Wild, John J, and Kenneth L Wild </text:span><text:span text:style-name="T90">the fundamental analysis in the context of forecasting exchange rates refers to</text:span></text:p>
      <text:p text:style-name="P247"/>
      <text:p text:style-name="P410"><text:span text:style-name="T153">A </text:span><text:span text:style-name="T149">technique that uses statistical models based on fundamental economic indicators to forecast</text:span></text:p>
      <text:p text:style-name="P373"/>
      <text:p text:style-name="P410"><text:span text:style-name="T149">A technique that </text:span><text:span text:style-name="T156">usually </text:span><text:span text:style-name="T149">uses charts of past trends in currency prices an other factors to forecast</text:span></text:p>
      <text:p text:style-name="P373"/>
      <text:p text:style-name="P319"><text:span text:style-name="T155">A technique that uses the seasonal </text:span><text:span text:style-name="T156">and cyclical </text:span><text:span text:style-name="T155">movements of financial instruments </text:span><text:span text:style-name="T156">to forecast</text:span><text:span text:style-name="T155"> <text:s/></text:span></text:p>
      <text:p text:style-name="P240"/>
      <text:p text:style-name="P146"><text:span text:style-name="T225">Checkout Chapter </text:span><text:span text:style-name="T227">10</text:span><text:span text:style-name="T225"> page </text:span><text:span text:style-name="T226">2</text:span><text:span text:style-name="T227">7</text:span><text:span text:style-name="T229">4</text:span><text:span text:style-name="T225"> in the book International Business: The Challenges of Globalization (2020)</text:span></text:p>
      <text:p text:style-name="P247"/>
      <text:p text:style-name="P60">The law of one price</text:p>
      <text:p text:style-name="P248"/>
      <text:p text:style-name="P320"><text:span text:style-name="T87">According to the book International Business: The Challenges of Globalization (2020) by Wild, John J, and Kenneth L Wild </text:span><text:span text:style-name="T90">the </text:span><text:span text:style-name="T91">law of one price </text:span><text:span text:style-name="T90">refers to</text:span></text:p>
      <text:p text:style-name="P248"/>
      <text:p text:style-name="P374">A principle that establishes that an identical product must have an identical price in all countries when the price is expressed in a common currency</text:p>
      <text:p text:style-name="P374"/>
      <text:p text:style-name="P375"><text:soft-page-break/>A theory that postulates that exchange rates around the world tend to converge to a specific value based on the fundamentals of the global economy</text:p>
      <text:p text:style-name="P375"/>
      <text:p text:style-name="P376">An empirical regularity identified in relation to the prices of goods and services trade around the world where they tend to be equal to the real exchange rates</text:p>
      <text:p text:style-name="P375"/>
      <text:p text:style-name="P147"><text:span text:style-name="T225">Checkout Chapter </text:span><text:span text:style-name="T227">10</text:span><text:span text:style-name="T225"> page </text:span><text:span text:style-name="T226">2</text:span><text:span text:style-name="T227">7</text:span><text:span text:style-name="T230">5</text:span><text:span text:style-name="T225"> in the book International Business: The Challenges of Globalization (2020)</text:span></text:p>
      <text:p text:style-name="P243"/>
      <text:p text:style-name="P61">The Fisher effect</text:p>
      <text:p text:style-name="P249"/>
      <text:p text:style-name="P321"><text:span text:style-name="T87">According to the book International Business: The Challenges of Globalization (2020) by Wild, John J, and Kenneth L Wild </text:span><text:span text:style-name="T90">the </text:span><text:span text:style-name="T93">F</text:span><text:span text:style-name="T92">isher</text:span><text:span text:style-name="T91"> </text:span><text:span text:style-name="T92">effect </text:span><text:span text:style-name="T90">refers to</text:span></text:p>
      <text:p text:style-name="P249"/>
      <text:p text:style-name="P321"><text:span text:style-name="T157">A principle </text:span><text:span text:style-name="T159">that </text:span><text:span text:style-name="T160">relates inflation to interest rates where it is pointed out that nominal interest rate is the sum of the real interest rate and the expected rate of inflation over a specific period</text:span></text:p>
      <text:p text:style-name="P381"/>
      <text:p text:style-name="P382">A law where it is pointed out that the inflation rate that is equal to the price of the basket of goods at one location divided by the price of the basket of goods at a different location</text:p>
      <text:p text:style-name="P382"/>
      <text:p text:style-name="P322"><text:span text:style-name="T160">A postulate where it establishes that </text:span><text:span text:style-name="T149">a country should specialize in producing and exporting only those goods and services which it can produce more efficiently </text:span><text:span text:style-name="T161">at a lower opportunity cost</text:span></text:p>
      <text:p text:style-name="P377"/>
      <text:p text:style-name="P148"><text:span text:style-name="T225">Checkout Chapter </text:span><text:span text:style-name="T227">10</text:span><text:span text:style-name="T225"> page </text:span><text:span text:style-name="T226">2</text:span><text:span text:style-name="T227">7</text:span><text:span text:style-name="T231">8</text:span><text:span text:style-name="T225"> in the book International Business: The Challenges of Globalization (2020)</text:span></text:p>
      <text:p text:style-name="P244"/>
      <text:p text:style-name="P62"><text:span text:style-name="T225">The </text:span><text:span text:style-name="T232">international </text:span><text:span text:style-name="T225">Fisher effect</text:span></text:p>
      <text:p text:style-name="P229"/>
      <text:p text:style-name="P323"><text:span text:style-name="T87">According to the book International Business: The Challenges of Globalization (2020) by Wild, John J, and Kenneth L Wild </text:span><text:span text:style-name="T90">the </text:span><text:span text:style-name="T94">international </text:span><text:span text:style-name="T93">F</text:span><text:span text:style-name="T92">isher</text:span><text:span text:style-name="T91"> </text:span><text:span text:style-name="T92">effect </text:span><text:span text:style-name="T90">refers to</text:span></text:p>
      <text:p text:style-name="P250"/>
      <text:p text:style-name="P323"><text:span text:style-name="T157">A principle </text:span><text:span text:style-name="T161">which</text:span><text:span text:style-name="T159"> </text:span><text:span text:style-name="T160">establishes </text:span><text:span text:style-name="T161">that a difference in nominal interests rates supported by t</text:span><text:span text:style-name="T163">w</text:span><text:span text:style-name="T161">o countries’ currencies will cause an equal but opposite change in their spot exchange rates</text:span></text:p>
      <text:p text:style-name="P384"><text:s/></text:p>
      <text:p text:style-name="P411"><text:span text:style-name="T149">A law where it is pointed out that the inflation rate </text:span><text:span text:style-name="T161">of a domestic economy tend</text:span><text:span text:style-name="T162">s</text:span><text:span text:style-name="T161"> to converge to the level of exchange rate of the mayor international trade partner </text:span><text:span text:style-name="T162">of this economy</text:span></text:p>
      <text:p text:style-name="P383"/>
      <text:p text:style-name="P324"><text:span text:style-name="T160">A postulate </text:span><text:span text:style-name="T163">that</text:span><text:span text:style-name="T160"> it establishes that </text:span><text:span text:style-name="T149">a country should </text:span><text:span text:style-name="T162">maintain a fixed exchange rate system </text:span><text:span text:style-name="T163">through</text:span><text:span text:style-name="T162"> the gold standard to control a persistent increasing in prices of a domestic economy</text:span></text:p>
      <text:p text:style-name="P378"/>
      <text:p text:style-name="P233"><text:span text:style-name="T1">Checkout Chapter </text:span><text:span text:style-name="T223">10</text:span><text:span text:style-name="T1"> page </text:span><text:span text:style-name="T192">2</text:span><text:span text:style-name="T223">7</text:span><text:span text:style-name="T232">9</text:span><text:span text:style-name="T1"> in the book International Business: The Challenges of Globalization (2020)</text:span></text:p>
      <text:p text:style-name="P229"/>
      <text:p text:style-name="P245"/>
      <text:p text:style-name="P63">International monetary system</text:p>
      <text:p text:style-name="P230"/>
      <text:p text:style-name="P230">According to the book International Business: The Challenges of Globalization (2020) by Wild, John J, and Kenneth L Wild <text:span text:style-name="T233">is the international monetary system is</text:span></text:p>
      <text:p text:style-name="P230"/>
      <text:p text:style-name="P412"><text:soft-page-break/><text:span text:style-name="T158">A </text:span><text:span text:style-name="T149">collection of agreements and institutions that govern exchange rates around the globe</text:span></text:p>
      <text:p text:style-name="P385"/>
      <text:p text:style-name="P385">A systems in which nations link the value of their paper currencies to specific values of gold</text:p>
      <text:p text:style-name="P385"/>
      <text:p text:style-name="P385">A mechanism in which the exchange rate for converting one currency into another is fixed</text:p>
      <text:p text:style-name="P379"/>
      <text:p text:style-name="P234"><text:span text:style-name="T1">Checkout Chapter </text:span><text:span text:style-name="T223">10</text:span><text:span text:style-name="T1"> page </text:span><text:span text:style-name="T192">2</text:span><text:span text:style-name="T234">80</text:span><text:span text:style-name="T1"> in the book International Business: The Challenges of Globalization (2020)</text:span></text:p>
      <text:p text:style-name="P234"/>
      <text:p text:style-name="P325"><text:span text:style-name="T15">Managed float</text:span><text:span text:style-name="T16"> system</text:span></text:p>
      <text:p text:style-name="P64"/>
      <text:p text:style-name="P231">According to the book International Business: The Challenges of Globalization (2020) by Wild, John J, and Kenneth L Wild <text:span text:style-name="T235">a managed float system </text:span><text:span text:style-name="T233">is</text:span></text:p>
      <text:p text:style-name="P231"/>
      <text:p text:style-name="P413"><text:span text:style-name="T164">A e</text:span><text:span text:style-name="T149">xchange rate system in which currencies float </text:span><text:span text:style-name="T164">against one another, which governments intervening to stabilize their currencies at a particular target</text:span></text:p>
      <text:p text:style-name="P386"/>
      <text:p text:style-name="P413"><text:span text:style-name="T164">A e</text:span><text:span text:style-name="T149">xchange rate system </text:span><text:span text:style-name="T164">in which currencies float freely against one another, without governments intervening in the currency markets</text:span></text:p>
      <text:p text:style-name="P386"/>
      <text:p text:style-name="P413"><text:span text:style-name="T164">A <text:s/>e</text:span><text:span text:style-name="T149">xchange rate system </text:span><text:span text:style-name="T164">based on an explicit commitment to exchange domestic currency for a specified foreign currency at a fixed exchange rate </text:span><text:span text:style-name="T149"><text:s/></text:span></text:p>
      <text:p text:style-name="P380"/>
      <text:p text:style-name="P235"><text:span text:style-name="T1">Checkout Chapter </text:span><text:span text:style-name="T223">10</text:span><text:span text:style-name="T1"> page </text:span><text:span text:style-name="T192">2</text:span><text:span text:style-name="T234">8</text:span><text:span text:style-name="T235">4</text:span><text:span text:style-name="T1"> in the book International Business: The Challenges of Globalization (2020)</text:span></text:p>
      <text:p text:style-name="P150"/>
      <text:p text:style-name="P149"/>
      <text:p text:style-name="P224">Chapter <text:span text:style-name="T222">1</text:span><text:span text:style-name="T237">3</text:span></text:p>
      <text:p text:style-name="P224"/>
      <text:p text:style-name="P65">Entry mode</text:p>
      <text:p text:style-name="P225"/>
      <text:p text:style-name="P232">According to the book International Business: The Challenges of Globalization (2020) by Wild, John J, and Kenneth L Wild <text:span text:style-name="T235">a</text:span><text:span text:style-name="T238">n entry mode is define as</text:span></text:p>
      <text:p text:style-name="P151"><text:s/></text:p>
      <text:p text:style-name="P417">An institutional arrangement by which a company gets its products, technologies, human skills or other resources into a market</text:p>
      <text:p text:style-name="P8"/>
      <text:p text:style-name="P8"><text:span text:style-name="T239">A set of strategies adopted by multinationals for </text:span><text:span text:style-name="T238">organizing and conducting international business transactions such as contractual transfers</text:span></text:p>
      <text:p text:style-name="P8"/>
      <text:p text:style-name="P414">The best way to enter a new market <text:span text:style-name="T240">for a born global company such as contractual transfers, joint ventures </text:span>and wholly owned operations</text:p>
      <text:p text:style-name="P9"/>
      <text:p text:style-name="P236"><text:span text:style-name="T1">Checkout Chapter </text:span><text:span text:style-name="T223">1</text:span><text:span text:style-name="T238">3</text:span><text:span text:style-name="T1"> page </text:span><text:span text:style-name="T238">342</text:span><text:span text:style-name="T1"> in the book International Business: The Challenges of Globalization (2020)</text:span></text:p>
      <text:p text:style-name="P236"/>
      <text:p text:style-name="P236"/>
      <text:p text:style-name="P236"/>
      <text:p text:style-name="P236"/>
      <text:p text:style-name="P66"><text:soft-page-break/>Why companies exports?</text:p>
      <text:p text:style-name="P226"/>
      <text:p text:style-name="P326"><text:span text:style-name="T87">According to the book International Business: The Challenges of Globalization (2020) by Wild, John J, and Kenneth L Wild </text:span><text:span text:style-name="T95">companies exports to</text:span></text:p>
      <text:p text:style-name="P252"/>
      <text:p text:style-name="P415"><text:span text:style-name="T95">E</text:span><text:span text:style-name="T86">xpand total sales, diversify sales and gain international business experience</text:span></text:p>
      <text:p text:style-name="P254"/>
      <text:p text:style-name="P254">Sell the excess production and fix higher prices to consumers in other countries</text:p>
      <text:p text:style-name="P254"/>
      <text:p text:style-name="P254">Increase the competitiveness in all markets and smooth the business cycles</text:p>
      <text:p text:style-name="P254"/>
      <text:p text:style-name="P237"><text:span text:style-name="T1">Checkout Chapter </text:span><text:span text:style-name="T223">1</text:span><text:span text:style-name="T238">3</text:span><text:span text:style-name="T1"> page </text:span><text:span text:style-name="T238">342</text:span><text:span text:style-name="T1"> in the book International Business: The Challenges of Globalization (2020)</text:span></text:p>
      <text:p text:style-name="P254"/>
      <text:p text:style-name="P67">Developing an export strategy</text:p>
      <text:p text:style-name="P227"/>
      <text:p text:style-name="P327"><text:span text:style-name="T87">According to the book International Business: The Challenges of Globalization (2020) by Wild, John J, and Kenneth L Wild </text:span><text:span text:style-name="T98">to develop a export strategy a company should</text:span></text:p>
      <text:p text:style-name="P253"/>
      <text:p text:style-name="P327"><text:span text:style-name="T98">Identify a potential market, </text:span><text:span text:style-name="T99">determine if it is capable to satisfy the needs of the market</text:span><text:span text:style-name="T98">, initiate meetings </text:span><text:span text:style-name="T99">with potential local distributors</text:span><text:span text:style-name="T98"> and commit </text:span><text:span text:style-name="T99">human, financial and physical </text:span><text:span text:style-name="T98">resources </text:span></text:p>
      <text:p text:style-name="P256"/>
      <text:p text:style-name="P328"><text:span text:style-name="T98">L</text:span><text:span text:style-name="T99">ocate a stable country, identify </text:span><text:span text:style-name="T86">restrictions on international trade </text:span><text:span text:style-name="T100">like tariffs, import quotas an licenses and understand the rivals in the foreign ma</text:span><text:span text:style-name="T101">r</text:span><text:span text:style-name="T100">ket using competitive intelligence tools</text:span></text:p>
      <text:p text:style-name="P257"/>
      <text:p text:style-name="P329"><text:span text:style-name="T100">E</text:span><text:span text:style-name="T103">xplore possible trade agreements in force, </text:span><text:span text:style-name="T102">make a market research to collect information in order to use it in the decision-making process and allocate resources to establish contacts in the foreign market</text:span></text:p>
      <text:p text:style-name="P255"/>
      <text:p text:style-name="P416"><text:span text:style-name="T96">Checkout Chapter </text:span><text:span text:style-name="T88">1</text:span><text:span text:style-name="T97">3</text:span><text:span text:style-name="T96"> page </text:span><text:span text:style-name="T97">34</text:span><text:span text:style-name="T98">3</text:span><text:span text:style-name="T96"> in the book International Business: The Challenges of Globalization (2020)</text:span><text:span text:style-name="T86"> </text:span></text:p>
      <text:p text:style-name="P255"/>
      <text:p text:style-name="P68">Degree of export involvement</text:p>
      <text:p text:style-name="P68"/>
      <text:p text:style-name="P330"><text:span text:style-name="T87">According to the book International Business: The Challenges of Globalization (2020) by Wild, John J, and Kenneth L Wild </text:span><text:span text:style-name="T104">the possible degrees of export involvement for a company include</text:span></text:p>
      <text:p text:style-name="P246"/>
      <text:p text:style-name="P69"><text:span text:style-name="T22">D</text:span><text:span text:style-name="T19">irect </text:span><text:span text:style-name="T74">exporting through a sales representative or a distributor and indirect </text:span><text:span text:style-name="T75">exporting </text:span><text:span text:style-name="T74">through agents, export management companies </text:span><text:span text:style-name="T85">or</text:span><text:span text:style-name="T75"> export trading companies</text:span></text:p>
      <text:p text:style-name="P418"/>
      <text:p text:style-name="P418">Countertrade by selling products that are paid with other products and switch trading by selling to another company its obligation to make a purchase in a given country</text:p>
      <text:p text:style-name="P418"/>
      <text:p text:style-name="P419">Buyback by exporting industrial equipment in return for products produced by that equipment and offset by making a hard-currency purchase of a unspecified product from a country in the future </text:p>
      <text:p text:style-name="P246"/>
      <text:p text:style-name="P70"><text:span text:style-name="T22">Checkout Chapter </text:span><text:span text:style-name="T70">1</text:span><text:span text:style-name="T71">3</text:span><text:span text:style-name="T22"> page </text:span><text:span text:style-name="T71">34</text:span><text:span text:style-name="T73">4</text:span><text:span text:style-name="T22"> in the book International Business: The Challenges of Globalization (2020)</text:span><text:span text:style-name="T19"> </text:span></text:p>
      <text:p text:style-name="P68"/>
      <text:p text:style-name="P68"/>
      <text:p text:style-name="P78"><text:soft-page-break/>Export/import financing</text:p>
      <text:p text:style-name="P78"/>
      <text:p text:style-name="P78"><text:span text:style-name="T72">According to the book International Business: The Challenges of Globalization (2020) by Wild, John J, and Kenneth L Wild </text:span><text:span text:style-name="T19">some methods of export/import financing are</text:span></text:p>
      <text:p text:style-name="P258"/>
      <text:p text:style-name="P259">An advanced payment where an importer pays an exporter fo<text:span text:style-name="T243">r</text:span> merchandise before it is shipped and an open account where an exporter ships merchandise and later bills the importer for its value</text:p>
      <text:p text:style-name="P259"/>
      <text:p text:style-name="P260">A letter of credit where a bank act as an intermediary <text:span text:style-name="T242">by </text:span>accepting <text:span text:style-name="T248">all </text:span><text:span text:style-name="T241">the </text:span>financial risk and <text:span text:style-name="T241">documentary collection </text:span><text:span text:style-name="T242">where the importer’s bank issues a document to pay the exporter</text:span></text:p>
      <text:p text:style-name="P260"/>
      <text:p text:style-name="P331"><text:span text:style-name="T105">A bill of lading where the importer pay the exporter a specified sum of money at a specified time and a bill of exchange where a contract between the exporter and the shipper is established <text:s text:c="2"/></text:span><text:span text:style-name="T106"><text:s/></text:span></text:p>
      <text:p text:style-name="P68"/>
      <text:p text:style-name="P71"><text:span text:style-name="T22">Checkout Chapter </text:span><text:span text:style-name="T70">1</text:span><text:span text:style-name="T71">3</text:span><text:span text:style-name="T22"> page </text:span><text:span text:style-name="T71">34</text:span><text:span text:style-name="T76">7</text:span><text:span text:style-name="T22"> in the book International Business: The Challenges of Globalization (2020)</text:span><text:span text:style-name="T19"> </text:span></text:p>
      <text:p text:style-name="P420"/>
      <text:p text:style-name="P80">Licensing</text:p>
      <text:p text:style-name="P424"/>
      <text:p text:style-name="P79"><text:span text:style-name="T72">According to the book International Business: The Challenges of Globalization (2020) by Wild, John J, and Kenneth L Wild</text:span><text:span text:style-name="T77"> the contractual entry mode known as licensing refers to</text:span></text:p>
      <text:p text:style-name="P430"/>
      <text:p text:style-name="P81"><text:span text:style-name="T72">A </text:span><text:span text:style-name="T19">practice by which one company owning intangible property grants another company the right to use that property for a specified period of time</text:span></text:p>
      <text:p text:style-name="P436"/>
      <text:p text:style-name="P436">A practice by which companies use licensing agreements to exchange intangible property with one another usually for a complete business year</text:p>
      <text:p text:style-name="P436"/>
      <text:p text:style-name="P436">A practice by which one company supplies another company with intangible property and other assistance over an extended period of time <text:s/></text:p>
      <text:p text:style-name="P424"/>
      <text:p text:style-name="P72"><text:span text:style-name="T22">Checkout Chapter </text:span><text:span text:style-name="T70">1</text:span><text:span text:style-name="T71">3</text:span><text:span text:style-name="T22"> page </text:span><text:span text:style-name="T71">3</text:span><text:span text:style-name="T78">51</text:span><text:span text:style-name="T22"> in the book International Business: The Challenges of Globalization (2020)</text:span><text:span text:style-name="T19"> </text:span></text:p>
      <text:p text:style-name="P421"/>
      <text:p text:style-name="P81">Management contracts</text:p>
      <text:p text:style-name="P425"/>
      <text:p text:style-name="P332"><text:span text:style-name="T87">According to the book International Business: The Challenges of Globalization (2020) by Wild, John J, and Kenneth L Wild</text:span><text:span text:style-name="T107"> the contractual entry mode known as </text:span><text:span text:style-name="T108">management contract</text:span><text:span text:style-name="T107"> refers to</text:span></text:p>
      <text:p text:style-name="P431"/>
      <text:p text:style-name="P436">A practice by which one company supplies another company with managerial expertise for a specific period of time</text:p>
      <text:p text:style-name="P436"/>
      <text:p text:style-name="P436">A practice by which one company designs, constructs and tests a production facility for a client in another company</text:p>
      <text:p text:style-name="P436"/>
      <text:p text:style-name="P436">A practice where a company is created and jointly owned by two or more independent entities to achieve a common objective</text:p>
      <text:p text:style-name="P425"/>
      <text:p text:style-name="P73"><text:soft-page-break/><text:span text:style-name="T22">Checkout Chapter </text:span><text:span text:style-name="T70">1</text:span><text:span text:style-name="T71">3</text:span><text:span text:style-name="T22"> page </text:span><text:span text:style-name="T71">3</text:span><text:span text:style-name="T78">54</text:span><text:span text:style-name="T22"> in the book International Business: The Challenges of Globalization (2020)</text:span><text:span text:style-name="T19"> </text:span></text:p>
      <text:p text:style-name="P422"/>
      <text:p text:style-name="P82">Key strategic factors in selecting an entry mode</text:p>
      <text:p text:style-name="P426"/>
      <text:p text:style-name="P333"><text:span text:style-name="T87">According to the book International Business: The Challenges of Globalization (2020) by Wild, John J, and Kenneth L Wild</text:span><text:span text:style-name="T107"> </text:span><text:span text:style-name="T109">some key strategic factors in selecting an entry mode are</text:span></text:p>
      <text:p text:style-name="P432"/>
      <text:p text:style-name="P437">Political instability can cause companies to favor entry modes that limit investments and companies tend to first go abroad by exporting and to later select entry modes that require deeper involvement</text:p>
      <text:p text:style-name="P437"/>
      <text:p text:style-name="P333"><text:span text:style-name="T109">Managers that are less confident in their abilities in unfamiliar cultures must embrace investment entry </text:span><text:span text:style-name="T110">modes and avoid at all cost exporting and contractual modes that implies a greater risk <text:s text:c="3"/></text:span></text:p>
      <text:p text:style-name="P438"/>
      <text:p text:style-name="P446">Producing at home is desirable when production costs in a foreign market are high compared to a domestic economy and when shipping costs are low where an investment entry mode is advisable</text:p>
      <text:p text:style-name="P426"/>
      <text:p text:style-name="P74"><text:span text:style-name="T22">Checkout Chapter </text:span><text:span text:style-name="T70">1</text:span><text:span text:style-name="T71">3</text:span><text:span text:style-name="T22"> page </text:span><text:span text:style-name="T71">3</text:span><text:span text:style-name="T78">5</text:span><text:span text:style-name="T79">9</text:span><text:span text:style-name="T22"> in the book International Business: The Challenges of Globalization (2020)</text:span><text:span text:style-name="T19"> </text:span></text:p>
      <text:p text:style-name="P423"/>
      <text:p text:style-name="P228">Chapter <text:span text:style-name="T222">1</text:span><text:span text:style-name="T245">5</text:span></text:p>
      <text:p text:style-name="P427"/>
      <text:p text:style-name="P83"><text:span text:style-name="T244">C</text:span>apacity planning</text:p>
      <text:p text:style-name="P433"/>
      <text:p text:style-name="P334"><text:span text:style-name="T87">According to the book International Business: The Challenges of Globalization (2020) by Wild, John J, and Kenneth L Wild</text:span><text:span text:style-name="T107"> </text:span><text:span text:style-name="T111">the process of capacity planning refers to</text:span></text:p>
      <text:p text:style-name="P433"/>
      <text:p text:style-name="P439">Assessing a company’s ability to produce enough output to satisfy market demand</text:p>
      <text:p text:style-name="P439"/>
      <text:p text:style-name="P335"><text:span text:style-name="T111">Selecting the location for production facilities </text:span><text:span text:style-name="T119">to benefit</text:span><text:span text:style-name="T165"> from location economies</text:span></text:p>
      <text:p text:style-name="P447"/>
      <text:p text:style-name="P447">Acquiring the inputs to design new products necessary for a differentiation strategy</text:p>
      <text:p text:style-name="P427"/>
      <text:p text:style-name="P75"><text:span text:style-name="T22">Checkout Chapter </text:span><text:span text:style-name="T70">1</text:span><text:span text:style-name="T80">5</text:span><text:span text:style-name="T22"> page </text:span><text:span text:style-name="T81">388</text:span><text:span text:style-name="T22"> in the book International Business: The Challenges of Globalization (2020)</text:span></text:p>
      <text:p text:style-name="P440"/>
      <text:p text:style-name="P336"><text:span text:style-name="T17">Process</text:span><text:span text:style-name="T18"> planning</text:span></text:p>
      <text:p text:style-name="P434"/>
      <text:p text:style-name="P336"><text:span text:style-name="T87">According to the book International Business: The Challenges of Globalization (2020) by Wild, John J, and Kenneth L Wild</text:span><text:span text:style-name="T107"> </text:span><text:span text:style-name="T111">the process planning refers to</text:span></text:p>
      <text:p text:style-name="P434"/>
      <text:p text:style-name="P261">Deciding the process that a company will use to create its own production</text:p>
      <text:p text:style-name="P261"/>
      <text:p text:style-name="P261">Deciding the spatial arrangement of production within production facilities</text:p>
      <text:p text:style-name="P261"/>
      <text:p text:style-name="P261">Deciding whether production process will by standardized or adapted for markets</text:p>
      <text:p text:style-name="P428"/>
      <text:p text:style-name="P75"><text:span text:style-name="T22">Checkout Chapter </text:span><text:span text:style-name="T70">1</text:span><text:span text:style-name="T80">5</text:span><text:span text:style-name="T22"> page </text:span><text:span text:style-name="T81">390</text:span><text:span text:style-name="T22"> in the book International Business: The Challenges of Globalization (2020)</text:span></text:p>
      <text:p text:style-name="P84"><text:soft-page-break/><text:span text:style-name="T246">V</text:span>ertical integration</text:p>
      <text:p text:style-name="P434"/>
      <text:p text:style-name="P336"><text:span text:style-name="T87">According to the book International Business: The Challenges of Globalization (2020) by Wild, John J, and Kenneth L Wild</text:span><text:span text:style-name="T107"> </text:span><text:span text:style-name="T112">vertical integration</text:span><text:span text:style-name="T111"> refers to</text:span></text:p>
      <text:p text:style-name="P434"/>
      <text:p text:style-name="P262">The process by which a company extends its control over additional stages of production, either inputs or outputs</text:p>
      <text:p text:style-name="P262"/>
      <text:p text:style-name="P263">The process by which a company <text:span text:style-name="T247">decides </text:span>whether to make a <text:span text:style-name="T247">specific </text:span>component or to buy it fr<text:span text:style-name="T247">o</text:span>m another company</text:p>
      <text:p text:style-name="P263"/>
      <text:p text:style-name="P263">The process by which a company <text:span text:style-name="T247">buys from another company a product that is part of a company’s value-added activities</text:span> </text:p>
      <text:p text:style-name="P428"/>
      <text:p text:style-name="P76"><text:span text:style-name="T22">Checkout Chapter </text:span><text:span text:style-name="T70">1</text:span><text:span text:style-name="T80">5</text:span><text:span text:style-name="T22"> page </text:span><text:span text:style-name="T81">392</text:span><text:span text:style-name="T22"> in the book International Business: The Challenges of Globalization (2020)</text:span></text:p>
      <text:p text:style-name="P441"/>
      <text:p text:style-name="P85">Total quality management</text:p>
      <text:p text:style-name="P435"/>
      <text:p text:style-name="P337"><text:span text:style-name="T87">According to the book International Business: The Challenges of Globalization (2020) by Wild, John J, and Kenneth L Wild</text:span><text:span text:style-name="T107"> </text:span><text:span text:style-name="T113">the Total Quality Management refers to</text:span></text:p>
      <text:p text:style-name="P435"/>
      <text:p text:style-name="P86"><text:span text:style-name="T72">A </text:span><text:span text:style-name="T19">company wide commitment to meet or exceed customer expectations through continuous quality improvement efforts and processes</text:span></text:p>
      <text:p text:style-name="P442"/>
      <text:p text:style-name="P442">An international certification that companies get when they meet the highest possible quality standards in their respective industries</text:p>
      <text:p text:style-name="P442"/>
      <text:p text:style-name="P442">A production technique in which inventory is kept to a minimum and inputs to the production process arrive when they are needed</text:p>
      <text:p text:style-name="P429"/>
      <text:p text:style-name="P76"><text:span text:style-name="T22">Checkout Chapter </text:span><text:span text:style-name="T70">1</text:span><text:span text:style-name="T80">5</text:span><text:span text:style-name="T22"> page </text:span><text:span text:style-name="T81">39</text:span><text:span text:style-name="T82">5</text:span><text:span text:style-name="T22"> in the book International Business: The Challenges of Globalization (2020)</text:span></text:p>
      <text:p text:style-name="P441"/>
      <text:p text:style-name="P87"><text:span text:style-name="T1">P</text:span>otential ways to finance business operations</text:p>
      <text:p text:style-name="P443"/>
      <text:p text:style-name="P88"><text:span text:style-name="T72">According to the book International Business: The Challenges of Globalization (2020) by Wild, John J, and Kenneth L Wild</text:span><text:span text:style-name="T77"> </text:span><text:span text:style-name="T83">some possible ways to finance business operations of a company are</text:span></text:p>
      <text:p text:style-name="P444"/>
      <text:p text:style-name="P444">Revenue from ongoing operations of the company to help its expansion and financing obtained from investors who believe that the company will experience rapid growth and where they expect to receive equity in return</text:p>
      <text:p text:style-name="P444"/>
      <text:p text:style-name="P89"><text:span text:style-name="T19">Back-to-back loans where and external </text:span><text:span text:style-name="T84">international investor</text:span><text:span text:style-name="T19"> deposits </text:span><text:span text:style-name="T84">money in a host-country bank which then lends this money to the company and issuing equity to access pools of investors with external funds</text:span></text:p>
      <text:p text:style-name="P445"/>
      <text:p text:style-name="P338"><text:soft-page-break/><text:span text:style-name="T114">External funding through a swapping of debt or equity, charging royalties, licensing fees </text:span><text:span text:style-name="T115">and issuing depository receipts certificates that are trade in the domestic financial market and that represent a number of shares </text:span></text:p>
      <text:p text:style-name="P444"/>
      <text:p text:style-name="P77"><text:span text:style-name="T22">Checkout Chapter </text:span><text:span text:style-name="T70">1</text:span><text:span text:style-name="T80">5</text:span><text:span text:style-name="T22"> page </text:span><text:span text:style-name="T81">39</text:span><text:span text:style-name="T83">7</text:span><text:span text:style-name="T22"> in the book International Business: The Challenges of Globalization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6T20:03:39.697907947</meta:creation-date>
    <dc:date>2021-02-10T09:34:41.527464634</dc:date>
    <meta:editing-duration>PT20H9M25S</meta:editing-duration>
    <meta:editing-cycles>74</meta:editing-cycles>
    <meta:generator>LibreOffice/6.4.6.2$Linux_X86_64 LibreOffice_project/40$Build-2</meta:generator>
    <meta:document-statistic meta:table-count="0" meta:image-count="0" meta:object-count="0" meta:page-count="22" meta:paragraph-count="379" meta:word-count="6752" meta:character-count="43511" meta:non-whitespace-character-count="37064"/>
  </office:meta>
</office:document-meta>
</file>